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3" style:family="paragraph" style:parent-style-name="Preformatted_20_Text">
      <style:text-properties style:font-name="Liberation Sans" fo:font-size="12pt" fo:language="en" fo:country="US" fo:font-weight="bold" officeooo:rsid="000bb3fd" officeooo:paragraph-rsid="000bb3fd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officeooo:paragraph-rsid="000bb3fd"/>
    </style:style>
    <style:style style:name="P5" style:family="paragraph" style:parent-style-name="Preformatted_20_Text">
      <style:text-properties officeooo:rsid="002f5f3e" officeooo:paragraph-rsid="002f5f3e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7" style:family="paragraph" style:parent-style-name="Text_20_body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8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9" style:family="paragraph" style:parent-style-name="Text_20_body">
      <style:text-properties style:font-name="Liberation Serif" fo:font-size="12pt" fo:language="en" fo:country="US" officeooo:rsid="000d4ba2" officeooo:paragraph-rsid="00185b13" style:font-size-asian="10.5pt" style:font-size-complex="12pt"/>
    </style:style>
    <style:style style:name="P10" style:family="paragraph" style:parent-style-name="Text_20_body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1" style:family="paragraph" style:parent-style-name="Text_20_body">
      <style:text-properties style:font-name="Liberation Serif" fo:font-size="12pt" fo:language="en" fo:country="US" officeooo:rsid="00175daf" officeooo:paragraph-rsid="00175daf" style:font-size-asian="10.5pt" style:font-size-complex="12pt"/>
    </style:style>
    <style:style style:name="P12" style:family="paragraph" style:parent-style-name="Text_20_body">
      <style:text-properties style:font-name="Liberation Serif" fo:font-size="12pt" fo:language="en" fo:country="US" officeooo:rsid="00175daf" officeooo:paragraph-rsid="002c726e" style:font-size-asian="10.5pt" style:font-size-complex="12pt"/>
    </style:style>
    <style:style style:name="P13" style:family="paragraph" style:parent-style-name="Text_20_body">
      <style:text-properties style:font-name="Liberation Serif" fo:font-size="12pt" fo:language="en" fo:country="US" officeooo:rsid="0017aaa7" officeooo:paragraph-rsid="0017aaa7" style:font-size-asian="10.5pt" style:font-size-complex="12pt"/>
    </style:style>
    <style:style style:name="P14" style:family="paragraph" style:parent-style-name="Text_20_body">
      <style:text-properties style:font-name="Liberation Serif" fo:font-size="12pt" fo:language="en" fo:country="US" officeooo:rsid="00185b13" officeooo:paragraph-rsid="000d4ba2" style:font-size-asian="10.5pt" style:font-size-complex="12pt"/>
    </style:style>
    <style:style style:name="P15" style:family="paragraph" style:parent-style-name="Text_20_body">
      <style:text-properties style:font-name="Liberation Serif" fo:font-size="12pt" fo:language="en" fo:country="US" officeooo:rsid="00185b13" officeooo:paragraph-rsid="00185b13" style:font-size-asian="10.5pt" style:font-size-complex="12pt"/>
    </style:style>
    <style:style style:name="P16" style:family="paragraph" style:parent-style-name="Text_20_body">
      <style:text-properties style:font-name="Liberation Serif" fo:font-size="12pt" fo:language="en" fo:country="US" officeooo:rsid="0019f13b" officeooo:paragraph-rsid="0019f13b" style:font-size-asian="10.5pt" style:font-size-complex="12pt"/>
    </style:style>
    <style:style style:name="P17" style:family="paragraph" style:parent-style-name="Text_20_body">
      <style:text-properties style:font-name="Liberation Serif" fo:font-size="12pt" fo:language="en" fo:country="US" officeooo:rsid="001a2d30" officeooo:paragraph-rsid="001a2d30" style:font-size-asian="10.5pt" style:font-size-complex="12pt"/>
    </style:style>
    <style:style style:name="P18" style:family="paragraph" style:parent-style-name="Text_20_body">
      <style:text-properties style:font-name="Liberation Serif" fo:font-size="12pt" fo:language="en" fo:country="US" officeooo:rsid="001a911b" officeooo:paragraph-rsid="001b3fc4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en" fo:country="US" officeooo:rsid="001a911b" officeooo:paragraph-rsid="00457d4a" style:font-size-asian="10.5pt" style:font-size-complex="12pt"/>
    </style:style>
    <style:style style:name="P20" style:family="paragraph" style:parent-style-name="Text_20_body">
      <style:text-properties style:font-name="Liberation Serif" fo:font-size="12pt" fo:language="en" fo:country="US" officeooo:rsid="001a911b" officeooo:paragraph-rsid="004809e4" style:font-size-asian="10.5pt" style:font-size-complex="12pt"/>
    </style:style>
    <style:style style:name="P21" style:family="paragraph" style:parent-style-name="Text_20_body">
      <style:text-properties style:font-name="Liberation Serif" fo:font-size="12pt" fo:language="en" fo:country="US" officeooo:rsid="001d61c9" officeooo:paragraph-rsid="001ea74e" style:font-size-asian="10.5pt" style:font-size-complex="12pt"/>
    </style:style>
    <style:style style:name="P22" style:family="paragraph" style:parent-style-name="Text_20_body">
      <style:text-properties style:font-name="Liberation Serif" fo:font-size="12pt" fo:language="en" fo:country="US" officeooo:rsid="001ea74e" officeooo:paragraph-rsid="001ea74e" style:font-size-asian="10.5pt" style:font-size-complex="12pt"/>
    </style:style>
    <style:style style:name="P23" style:family="paragraph" style:parent-style-name="Text_20_body">
      <style:text-properties style:font-name="Liberation Serif" fo:font-size="12pt" fo:language="en" fo:country="US" officeooo:rsid="001f8c31" officeooo:paragraph-rsid="001f8c31" style:font-size-asian="10.5pt" style:font-size-complex="12pt"/>
    </style:style>
    <style:style style:name="P24" style:family="paragraph" style:parent-style-name="Text_20_body">
      <style:text-properties style:font-name="Liberation Serif" fo:font-size="12pt" fo:language="en" fo:country="US" officeooo:rsid="002033a2" officeooo:paragraph-rsid="002033a2" style:font-size-asian="10.5pt" style:font-size-complex="12pt"/>
    </style:style>
    <style:style style:name="P25" style:family="paragraph" style:parent-style-name="Text_20_body">
      <style:text-properties style:font-name="Liberation Serif" fo:font-size="12pt" fo:language="en" fo:country="US" officeooo:rsid="0024087b" officeooo:paragraph-rsid="0024087b" style:font-size-asian="10.5pt" style:font-size-complex="12pt"/>
    </style:style>
    <style:style style:name="P26" style:family="paragraph" style:parent-style-name="Text_20_body">
      <style:text-properties style:font-name="Liberation Serif" fo:font-size="12pt" fo:language="en" fo:country="US" officeooo:rsid="002c726e" officeooo:paragraph-rsid="002c726e" style:font-size-asian="10.5pt" style:font-size-complex="12pt"/>
    </style:style>
    <style:style style:name="P27" style:family="paragraph" style:parent-style-name="Text_20_body">
      <style:text-properties style:font-name="Liberation Serif" fo:font-size="12pt" fo:language="en" fo:country="US" officeooo:rsid="002df171" officeooo:paragraph-rsid="00437c2d" style:font-size-asian="10.5pt" style:font-size-complex="12pt"/>
    </style:style>
    <style:style style:name="P28" style:family="paragraph" style:parent-style-name="Text_20_body">
      <style:text-properties style:font-name="Liberation Serif" fo:font-size="12pt" fo:language="en" fo:country="US" officeooo:rsid="002f8511" officeooo:paragraph-rsid="002f8511" style:font-size-asian="10.5pt" style:font-size-complex="12pt"/>
    </style:style>
    <style:style style:name="P29" style:family="paragraph" style:parent-style-name="Text_20_body">
      <style:text-properties style:font-name="Liberation Serif" fo:font-size="12pt" fo:language="en" fo:country="US" officeooo:rsid="0030e72a" officeooo:paragraph-rsid="002f8511" style:font-size-asian="10.5pt" style:font-size-complex="12pt"/>
    </style:style>
    <style:style style:name="P30" style:family="paragraph" style:parent-style-name="Text_20_body">
      <style:text-properties style:font-name="Liberation Serif" fo:font-size="12pt" fo:language="en" fo:country="US" officeooo:rsid="0030e72a" officeooo:paragraph-rsid="0030e72a" style:font-size-asian="10.5pt" style:font-size-complex="12pt"/>
    </style:style>
    <style:style style:name="P31" style:family="paragraph" style:parent-style-name="Text_20_body">
      <style:text-properties style:font-name="Liberation Serif" fo:font-size="12pt" fo:language="en" fo:country="US" officeooo:rsid="00335974" officeooo:paragraph-rsid="00335974" style:font-size-asian="10.5pt" style:font-size-complex="12pt"/>
    </style:style>
    <style:style style:name="P32" style:family="paragraph" style:parent-style-name="Text_20_body">
      <style:text-properties style:font-name="Liberation Serif" fo:font-size="12pt" fo:language="en" fo:country="US" officeooo:rsid="00355572" officeooo:paragraph-rsid="00355572" style:font-size-asian="10.5pt" style:font-size-complex="12pt"/>
    </style:style>
    <style:style style:name="P33" style:family="paragraph" style:parent-style-name="Text_20_body">
      <style:text-properties style:font-name="Liberation Serif" fo:font-size="12pt" fo:language="en" fo:country="US" officeooo:rsid="003c81e7" officeooo:paragraph-rsid="003c81e7" style:font-size-asian="10.5pt" style:font-size-complex="12pt"/>
    </style:style>
    <style:style style:name="P34" style:family="paragraph" style:parent-style-name="Text_20_body">
      <style:text-properties style:font-name="Liberation Serif" fo:font-size="12pt" fo:language="en" fo:country="US" officeooo:rsid="003dcf60" officeooo:paragraph-rsid="003dcf60" style:font-size-asian="10.5pt" style:font-size-complex="12pt"/>
    </style:style>
    <style:style style:name="P35" style:family="paragraph" style:parent-style-name="Text_20_body">
      <style:text-properties style:font-name="Liberation Serif" fo:font-size="12pt" fo:language="en" fo:country="US" officeooo:rsid="003f810e" officeooo:paragraph-rsid="003f810e" style:font-size-asian="10.5pt" style:font-size-complex="12pt"/>
    </style:style>
    <style:style style:name="P36" style:family="paragraph" style:parent-style-name="Text_20_body">
      <style:text-properties style:font-name="Liberation Serif" fo:font-size="12pt" fo:language="en" fo:country="US" officeooo:rsid="00437c2d" officeooo:paragraph-rsid="00437c2d" style:font-size-asian="10.5pt" style:font-size-complex="12pt"/>
    </style:style>
    <style:style style:name="P37" style:family="paragraph" style:parent-style-name="Text_20_body">
      <style:text-properties style:font-name="Liberation Serif" fo:font-size="12pt" fo:language="en" fo:country="US" officeooo:rsid="00457d4a" officeooo:paragraph-rsid="00457d4a" style:font-size-asian="10.5pt" style:font-size-complex="12pt"/>
    </style:style>
    <style:style style:name="P38" style:family="paragraph" style:parent-style-name="Text_20_body">
      <style:text-properties style:font-name="Liberation Serif" fo:font-size="12pt" fo:language="en" fo:country="US" officeooo:rsid="0048bc71" officeooo:paragraph-rsid="0048bc71" style:font-size-asian="10.5pt" style:font-size-complex="12pt"/>
    </style:style>
    <style:style style:name="P39" style:family="paragraph" style:parent-style-name="Text_20_body">
      <style:text-properties style:font-name="Liberation Serif" fo:font-size="12pt" fo:language="en" fo:country="US" officeooo:rsid="004937d0" officeooo:paragraph-rsid="004937d0" style:font-size-asian="10.5pt" style:font-size-complex="12pt"/>
    </style:style>
    <style:style style:name="P40" style:family="paragraph" style:parent-style-name="Text_20_body">
      <style:text-properties style:font-name="Liberation Serif" fo:font-size="12pt" fo:language="en" fo:country="US" officeooo:rsid="004a9440" officeooo:paragraph-rsid="004a9440" style:font-size-asian="10.5pt" style:font-size-complex="12pt"/>
    </style:style>
    <style:style style:name="P41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42" style:family="paragraph" style:parent-style-name="Text_20_body">
      <style:text-properties style:font-name="Liberation Serif" fo:font-size="12pt" fo:language="en" fo:country="US" officeooo:rsid="004d8a84" officeooo:paragraph-rsid="000d4ba2" style:font-size-asian="10.5pt" style:font-size-complex="12pt"/>
    </style:style>
    <style:style style:name="P43" style:family="paragraph" style:parent-style-name="Text_20_body">
      <style:text-properties style:font-name="Liberation Serif" fo:font-size="12pt" fo:language="en" fo:country="US" officeooo:rsid="004e2385" officeooo:paragraph-rsid="004e2385" style:font-size-asian="10.5pt" style:font-size-complex="12pt"/>
    </style:style>
    <style:style style:name="P44" style:family="paragraph" style:parent-style-name="Text_20_body">
      <style:text-properties style:font-name="Liberation Serif" fo:font-size="12pt" fo:language="en" fo:country="US" officeooo:rsid="00502e17" officeooo:paragraph-rsid="00502e17" style:font-size-asian="10.5pt" style:font-size-complex="12pt"/>
    </style:style>
    <style:style style:name="P45" style:family="paragraph" style:parent-style-name="Text_20_body">
      <style:text-properties style:font-name="Liberation Serif" fo:font-size="12pt" fo:language="en" fo:country="US" officeooo:rsid="0050ab30" officeooo:paragraph-rsid="0050ab30" style:font-size-asian="10.5pt" style:font-size-complex="12pt"/>
    </style:style>
    <style:style style:name="P46" style:family="paragraph" style:parent-style-name="Text_20_body">
      <style:paragraph-properties fo:text-align="center" style:justify-single-word="false"/>
      <style:text-properties officeooo:paragraph-rsid="000bb3fd"/>
    </style:style>
    <style:style style:name="P47" style:family="paragraph" style:parent-style-name="Text_20_body">
      <style:text-properties officeooo:paragraph-rsid="000d4ba2"/>
    </style:style>
    <style:style style:name="P48" style:family="paragraph" style:parent-style-name="Text_20_body">
      <style:text-properties officeooo:rsid="019ddc74" officeooo:paragraph-rsid="000d4ba2"/>
    </style:style>
    <style:style style:name="P49" style:family="paragraph" style:parent-style-name="Text_20_body" style:list-style-name="L1">
      <style:text-properties officeooo:paragraph-rsid="000d4ba2"/>
    </style:style>
    <style:style style:name="P50" style:family="paragraph" style:parent-style-name="Text_20_body" style:list-style-name="L2">
      <style:text-properties officeooo:rsid="019ddc74" officeooo:paragraph-rsid="000d4ba2"/>
    </style:style>
    <style:style style:name="P51" style:family="paragraph" style:parent-style-name="Text_20_body" style:list-style-name="L2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52" style:family="paragraph" style:parent-style-name="Text_20_body" style:list-style-name="L2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53" style:family="paragraph" style:parent-style-name="Text_20_body">
      <style:text-properties style:font-name="Liberation Serif" fo:font-size="12pt" fo:language="en" fo:country="US" officeooo:rsid="00502e17" officeooo:paragraph-rsid="00529823" style:font-size-asian="10.5pt" style:font-size-complex="12pt"/>
    </style:style>
    <style:style style:name="P54" style:family="paragraph" style:parent-style-name="Text_20_body">
      <style:text-properties style:font-name="Liberation Serif" fo:font-size="12pt" fo:language="en" fo:country="US" officeooo:rsid="00502e17" officeooo:paragraph-rsid="0053310a" style:font-size-asian="10.5pt" style:font-size-complex="12pt"/>
    </style:style>
    <style:style style:name="P55" style:family="paragraph" style:parent-style-name="Text_20_body">
      <style:text-properties style:font-name="Liberation Serif" fo:font-size="12pt" fo:language="en" fo:country="US" officeooo:rsid="00502e17" officeooo:paragraph-rsid="00558cff" style:font-size-asian="10.5pt" style:font-size-complex="12pt"/>
    </style:style>
    <style:style style:name="P56" style:family="paragraph" style:parent-style-name="Text_20_body">
      <style:text-properties style:font-name="Liberation Serif" fo:font-size="12pt" fo:language="en" fo:country="US" officeooo:rsid="0050ab30" officeooo:paragraph-rsid="00529823" style:font-size-asian="10.5pt" style:font-size-complex="12pt"/>
    </style:style>
    <style:style style:name="P57" style:family="paragraph" style:parent-style-name="Text_20_body">
      <style:text-properties style:font-name="Liberation Serif" fo:font-size="12pt" fo:language="en" fo:country="US" officeooo:rsid="0050ab30" officeooo:paragraph-rsid="0053310a" style:font-size-asian="10.5pt" style:font-size-complex="12pt"/>
    </style:style>
    <style:style style:name="P58" style:family="paragraph" style:parent-style-name="Text_20_body">
      <style:text-properties style:font-name="Liberation Serif" fo:font-size="12pt" fo:language="en" fo:country="US" officeooo:rsid="0050ab30" officeooo:paragraph-rsid="00558cff" style:font-size-asian="10.5pt" style:font-size-complex="12pt"/>
    </style:style>
    <style:style style:name="P59" style:family="paragraph" style:parent-style-name="Text_20_body">
      <style:text-properties style:font-name="Liberation Serif" fo:font-size="12pt" fo:language="en" fo:country="US" officeooo:rsid="0056afd8" officeooo:paragraph-rsid="0056afd8" style:font-size-asian="10.5pt" style:font-size-complex="12pt"/>
    </style:style>
    <style:style style:name="P60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61" style:family="paragraph" style:parent-style-name="Text_20_body">
      <style:text-properties style:font-name="Liberation Serif" fo:font-size="12pt" fo:language="en" fo:country="US" officeooo:rsid="00687bfe" officeooo:paragraph-rsid="00687bfe" style:font-size-asian="10.5pt" style:font-size-complex="12pt"/>
    </style:style>
    <style:style style:name="P62" style:family="paragraph" style:parent-style-name="Text_20_body">
      <style:text-properties style:font-name="Liberation Serif" fo:font-size="12pt" fo:language="en" fo:country="US" officeooo:rsid="000d4ba2" officeooo:paragraph-rsid="00687bfe" style:font-size-asian="10.5pt" style:font-size-complex="12pt"/>
    </style:style>
    <style:style style:name="P63" style:family="paragraph" style:parent-style-name="Text_20_body">
      <style:text-properties style:font-name="Liberation Serif" fo:font-size="12pt" fo:language="en" fo:country="US" fo:font-weight="bold" officeooo:rsid="001ea74e" officeooo:paragraph-rsid="001ea74e" style:font-size-asian="10.5pt" style:font-weight-asian="bold" style:font-size-complex="12pt" style:font-weight-complex="bold"/>
    </style:style>
    <style:style style:name="P64" style:family="paragraph" style:parent-style-name="Text_20_body">
      <style:text-properties style:font-name="Liberation Serif" fo:font-size="12pt" fo:language="en" fo:country="US" fo:font-weight="normal" officeooo:rsid="001ea74e" officeooo:paragraph-rsid="001ea74e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style:font-name="Liberation Serif" fo:font-size="12pt" fo:language="en" fo:country="US" fo:font-weight="normal" officeooo:rsid="001f8c31" officeooo:paragraph-rsid="001f8c31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Serif" fo:font-size="12pt" fo:language="en" fo:country="US" fo:font-weight="normal" officeooo:rsid="002033a2" officeooo:paragraph-rsid="002033a2" style:font-size-asian="10.5pt" style:font-weight-asian="normal" style:font-size-complex="12pt" style:font-weight-complex="normal"/>
    </style:style>
    <style:style style:name="P67" style:family="paragraph" style:parent-style-name="Text_20_body">
      <style:text-properties style:font-name="Liberation Serif" fo:font-size="12pt" fo:language="en" fo:country="US" fo:font-weight="normal" officeooo:rsid="0024087b" officeooo:paragraph-rsid="0024087b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style:font-name="Liberation Serif" fo:font-size="12pt" fo:language="en" fo:country="US" fo:font-weight="normal" officeooo:rsid="00502e17" officeooo:paragraph-rsid="00502e17" style:font-size-asian="10.5pt" style:font-weight-asian="normal" style:font-size-complex="12pt" style:font-weight-complex="normal"/>
    </style:style>
    <style:style style:name="P69" style:family="paragraph" style:parent-style-name="Text_20_body">
      <style:text-properties style:font-name="Liberation Serif" fo:font-size="12pt" fo:language="en" fo:country="US" fo:font-weight="normal" officeooo:rsid="00502e17" officeooo:paragraph-rsid="00529823" style:font-size-asian="10.5pt" style:font-weight-asian="normal" style:font-size-complex="12pt" style:font-weight-complex="normal"/>
    </style:style>
    <style:style style:name="P70" style:family="paragraph" style:parent-style-name="Text_20_body">
      <style:text-properties style:font-name="Liberation Serif" fo:font-size="12pt" fo:language="en" fo:country="US" fo:font-weight="normal" officeooo:rsid="00502e17" officeooo:paragraph-rsid="0053310a" style:font-size-asian="10.5pt" style:font-weight-asian="normal" style:font-size-complex="12pt" style:font-weight-complex="normal"/>
    </style:style>
    <style:style style:name="P71" style:family="paragraph" style:parent-style-name="Text_20_body">
      <style:text-properties style:font-name="Liberation Serif" fo:font-size="12pt" fo:language="en" fo:country="US" fo:font-weight="normal" officeooo:rsid="00502e17" officeooo:paragraph-rsid="00558cff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style:font-name="Liberation Serif" fo:font-size="12pt" fo:language="en" fo:country="US" fo:font-weight="normal" officeooo:rsid="0050ab30" officeooo:paragraph-rsid="0050ab30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style:font-name="Liberation Serif" fo:font-size="12pt" fo:language="en" fo:country="US" fo:font-weight="normal" officeooo:rsid="0050ab30" officeooo:paragraph-rsid="00529823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75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76" style:family="paragraph" style:parent-style-name="Text_20_body">
      <style:text-properties style:font-name="Liberation Serif" fo:font-size="12pt" fo:language="en" fo:country="US" fo:font-style="normal" officeooo:rsid="0056afd8" officeooo:paragraph-rsid="0056afd8" style:font-size-asian="10.5pt" style:font-style-asian="normal" style:font-size-complex="12pt" style:font-style-complex="normal"/>
    </style:style>
    <style:style style:name="P77" style:family="paragraph" style:parent-style-name="Text_20_body">
      <style:text-properties style:font-name="Liberation Serif" fo:font-size="12pt" fo:language="en" fo:country="US" fo:font-style="normal" officeooo:rsid="0058761a" officeooo:paragraph-rsid="0058761a" style:font-size-asian="10.5pt" style:font-style-asian="normal" style:font-size-complex="12pt" style:font-style-complex="normal"/>
    </style:style>
    <style:style style:name="P78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0" style:family="paragraph" style:parent-style-name="Text_20_body">
      <style:paragraph-properties>
        <style:tab-stops/>
      </style:paragraph-properties>
    </style:style>
    <style:style style:name="P81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82" style:family="paragraph" style:parent-style-name="Preformatted_20_Text">
      <style:text-properties style:font-name="Liberation Serif" fo:font-size="12pt" fo:language="en" fo:country="US" officeooo:rsid="002f5f3e" officeooo:paragraph-rsid="002f5f3e" style:font-size-asian="10.5pt" style:font-size-complex="12pt"/>
    </style:style>
    <style:style style:name="P83" style:family="paragraph" style:parent-style-name="Heading_20_1">
      <style:text-properties officeooo:paragraph-rsid="000d4ba2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3">
      <style:text-properties officeooo:paragraph-rsid="001ea74e"/>
    </style:style>
    <style:style style:name="P86" style:family="paragraph" style:parent-style-name="Heading_20_3">
      <style:text-properties officeooo:paragraph-rsid="00529823"/>
    </style:style>
    <style:style style:name="P87" style:family="paragraph" style:parent-style-name="Heading_20_3">
      <style:text-properties officeooo:paragraph-rsid="0053310a"/>
    </style:style>
    <style:style style:name="P88" style:family="paragraph" style:parent-style-name="Heading_20_3">
      <style:text-properties officeooo:paragraph-rsid="00558cff"/>
    </style:style>
    <style:style style:name="T1" style:family="text">
      <style:text-properties officeooo:rsid="0032ab1f"/>
    </style:style>
    <style:style style:name="T2" style:family="text">
      <style:text-properties officeooo:rsid="01e5ea8b"/>
    </style:style>
    <style:style style:name="T3" style:family="text">
      <style:text-properties officeooo:rsid="00184249"/>
    </style:style>
    <style:style style:name="T4" style:family="text">
      <style:text-properties officeooo:rsid="00e88a87"/>
    </style:style>
    <style:style style:name="T5" style:family="text">
      <style:text-properties officeooo:rsid="019fdc8b"/>
    </style:style>
    <style:style style:name="T6" style:family="text">
      <style:text-properties style:font-name="Liberation Serif" fo:font-size="12pt" fo:language="en" fo:country="US" style:font-size-asian="10.5pt" style:font-size-complex="12pt"/>
    </style:style>
    <style:style style:name="T7" style:family="text">
      <style:text-properties style:font-name="Liberation Serif" fo:font-size="12pt" fo:language="en" fo:country="US" officeooo:rsid="000bb3fd" style:font-size-asian="10.5pt" style:font-size-complex="12pt"/>
    </style:style>
    <style:style style:name="T8" style:family="text">
      <style:text-properties officeooo:rsid="0016dcb2"/>
    </style:style>
    <style:style style:name="T9" style:family="text">
      <style:text-properties officeooo:rsid="0019f13b"/>
    </style:style>
    <style:style style:name="T10" style:family="text">
      <style:text-properties officeooo:rsid="001a2d30"/>
    </style:style>
    <style:style style:name="T11" style:family="text">
      <style:text-properties officeooo:rsid="001b734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734d" style:font-weight-asian="bold" style:font-weight-complex="bold"/>
    </style:style>
    <style:style style:name="T14" style:family="text">
      <style:text-properties fo:font-weight="bold" officeooo:rsid="001d61c9" style:font-weight-asian="bold" style:font-weight-complex="bold"/>
    </style:style>
    <style:style style:name="T15" style:family="text">
      <style:text-properties fo:font-weight="bold" officeooo:rsid="001ea74e" style:font-weight-asian="bold" style:font-weight-complex="bold"/>
    </style:style>
    <style:style style:name="T16" style:family="text">
      <style:text-properties fo:font-weight="bold" officeooo:rsid="001eea88" style:font-weight-asian="bold" style:font-weight-complex="bold"/>
    </style:style>
    <style:style style:name="T17" style:family="text">
      <style:text-properties fo:font-weight="bold" officeooo:rsid="0041a445" style:font-weight-asian="bold" style:font-weight-complex="bold"/>
    </style:style>
    <style:style style:name="T18" style:family="text">
      <style:text-properties fo:font-weight="bold" officeooo:rsid="00457d4a" style:font-weight-asian="bold" style:font-weight-complex="bold"/>
    </style:style>
    <style:style style:name="T19" style:family="text">
      <style:text-properties fo:font-weight="bold" officeooo:rsid="0048bc71" style:font-weight-asian="bold" style:font-weight-complex="bold"/>
    </style:style>
    <style:style style:name="T20" style:family="text">
      <style:text-properties fo:font-weight="bold" officeooo:rsid="00490a69" style:font-weight-asian="bold" style:font-weight-complex="bold"/>
    </style:style>
    <style:style style:name="T21" style:family="text">
      <style:text-properties fo:font-weight="bold" officeooo:rsid="004937d0" style:font-weight-asian="bold" style:font-weight-complex="bold"/>
    </style:style>
    <style:style style:name="T22" style:family="text">
      <style:text-properties fo:font-weight="bold" officeooo:rsid="004ade44" style:font-weight-asian="bold" style:font-weight-complex="bold"/>
    </style:style>
    <style:style style:name="T23" style:family="text">
      <style:text-properties fo:font-weight="bold" officeooo:rsid="00529823" style:font-weight-asian="bold" style:font-weight-complex="bold"/>
    </style:style>
    <style:style style:name="T24" style:family="text">
      <style:text-properties fo:font-weight="bold" officeooo:rsid="0053310a" style:font-weight-asian="bold" style:font-weight-complex="bold"/>
    </style:style>
    <style:style style:name="T25" style:family="text">
      <style:text-properties fo:font-weight="bold" officeooo:rsid="00558cff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a74e" style:font-weight-asian="normal" style:font-weight-complex="normal"/>
    </style:style>
    <style:style style:name="T28" style:family="text">
      <style:text-properties fo:font-weight="normal" officeooo:rsid="00529823" style:font-weight-asian="normal" style:font-weight-complex="normal"/>
    </style:style>
    <style:style style:name="T29" style:family="text">
      <style:text-properties fo:font-weight="normal" officeooo:rsid="0053310a" style:font-weight-asian="normal" style:font-weight-complex="normal"/>
    </style:style>
    <style:style style:name="T30" style:family="text">
      <style:text-properties fo:font-weight="normal" officeooo:rsid="00558cff" style:font-weight-asian="normal" style:font-weight-complex="normal"/>
    </style:style>
    <style:style style:name="T31" style:family="text">
      <style:text-properties fo:font-weight="normal" officeooo:rsid="005b08cd" style:font-weight-asian="normal" style:font-weight-complex="normal"/>
    </style:style>
    <style:style style:name="T32" style:family="text">
      <style:text-properties fo:font-weight="normal" officeooo:rsid="005bf256" style:font-weight-asian="normal" style:font-weight-complex="normal"/>
    </style:style>
    <style:style style:name="T33" style:family="text">
      <style:text-properties fo:font-weight="normal" officeooo:rsid="006731a2" style:font-weight-asian="normal" style:font-weight-complex="normal"/>
    </style:style>
    <style:style style:name="T34" style:family="text">
      <style:text-properties officeooo:rsid="001d61c9"/>
    </style:style>
    <style:style style:name="T35" style:family="text">
      <style:text-properties officeooo:rsid="001e5acf"/>
    </style:style>
    <style:style style:name="T36" style:family="text">
      <style:text-properties officeooo:rsid="001ea74e"/>
    </style:style>
    <style:style style:name="T37" style:family="text">
      <style:text-properties officeooo:rsid="001eea88"/>
    </style:style>
    <style:style style:name="T38" style:family="text">
      <style:text-properties officeooo:rsid="002af49a"/>
    </style:style>
    <style:style style:name="T39" style:family="text">
      <style:text-properties officeooo:rsid="002c726e"/>
    </style:style>
    <style:style style:name="T40" style:family="text">
      <style:text-properties officeooo:rsid="002e4ec5"/>
    </style:style>
    <style:style style:name="T41" style:family="text">
      <style:text-properties officeooo:rsid="003f810e"/>
    </style:style>
    <style:style style:name="T42" style:family="text">
      <style:text-properties officeooo:rsid="0040caab"/>
    </style:style>
    <style:style style:name="T43" style:family="text">
      <style:text-properties officeooo:rsid="0041a445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57d4a" style:font-style-asian="italic" style:font-style-complex="italic"/>
    </style:style>
    <style:style style:name="T46" style:family="text">
      <style:text-properties fo:font-style="italic" officeooo:rsid="0048bc71" style:font-style-asian="italic" style:font-style-complex="italic"/>
    </style:style>
    <style:style style:name="T47" style:family="text">
      <style:text-properties fo:font-style="italic" officeooo:rsid="004937d0" style:font-style-asian="italic" style:font-style-complex="italic"/>
    </style:style>
    <style:style style:name="T48" style:family="text">
      <style:text-properties fo:font-style="italic" officeooo:rsid="0054629a" style:font-style-asian="italic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53310a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558cff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5b08cd" style:font-style-asian="italic" style:font-weight-asian="normal" style:font-style-complex="italic" style:font-weight-complex="normal"/>
    </style:style>
    <style:style style:name="T53" style:family="text">
      <style:text-properties officeooo:rsid="0044d8b1"/>
    </style:style>
    <style:style style:name="T54" style:family="text">
      <style:text-properties officeooo:rsid="00457d4a"/>
    </style:style>
    <style:style style:name="T55" style:family="text">
      <style:text-properties fo:font-style="normal" officeooo:rsid="00457d4a" style:font-style-asian="normal" style:font-style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officeooo:rsid="004809e4"/>
    </style:style>
    <style:style style:name="T58" style:family="text">
      <style:text-properties officeooo:rsid="0048bc71"/>
    </style:style>
    <style:style style:name="T59" style:family="text">
      <style:text-properties officeooo:rsid="00490a69"/>
    </style:style>
    <style:style style:name="T60" style:family="text">
      <style:text-properties officeooo:rsid="004937d0"/>
    </style:style>
    <style:style style:name="T61" style:family="text">
      <style:text-properties officeooo:rsid="004a9440"/>
    </style:style>
    <style:style style:name="T62" style:family="text">
      <style:text-properties officeooo:rsid="004ade44"/>
    </style:style>
    <style:style style:name="T63" style:family="text">
      <style:text-properties officeooo:rsid="00529823"/>
    </style:style>
    <style:style style:name="T64" style:family="text">
      <style:text-properties officeooo:rsid="0053310a"/>
    </style:style>
    <style:style style:name="T65" style:family="text">
      <style:text-properties officeooo:rsid="0054629a"/>
    </style:style>
    <style:style style:name="T66" style:family="text">
      <style:text-properties officeooo:rsid="00558cff"/>
    </style:style>
    <style:style style:name="T67" style:family="text">
      <style:text-properties officeooo:rsid="0060689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C_concordance.sdi"/>
      <text:p text:style-name="Title"><text:alphabetical-index-mark-start text:id="IMark77909688"/><text:alphabetical-index-mark-start text:id="IMark52568200"/><text:alphabetical-index-mark-start text:id="IMark75675304"/><text:alphabetical-index-mark-start text:id="IMark38205224"/><text:alphabetical-index-mark-start text:id="IMark74689336"/><text:alphabetical-index-mark-start text:id="IMark63026872"/>SQL<text:alphabetical-index-mark-end text:id="IMark63026872"/>C<text:alphabetical-index-mark-end text:id="IMark74689336"/><text:alphabetical-index-mark-end text:id="IMark38205224"/><text:alphabetical-index-mark-end text:id="IMark75675304"/><text:alphabetical-index-mark-end text:id="IMark52568200"/><text:alphabetical-index-mark-end text:id="IMark77909688"/> – <text:alphabetical-index-mark-start text:id="IMark63237448"/><text:alphabetical-index-mark-start text:id="IMark76023192"/><text:alphabetical-index-mark-start text:id="IMark64885528"/>SQL<text:alphabetical-index-mark-end text:id="IMark64885528"/><text:alphabetical-index-mark-end text:id="IMark76023192"/><text:alphabetical-index-mark-end text:id="IMark63237448"/> <text:alphabetical-index-mark-start text:id="IMark76710904"/>Control<text:alphabetical-index-mark-end text:id="IMark76710904"/></text:p>
      <text:p text:style-name="Title">for the <text:alphabetical-index-mark-start text:id="IMark76023192"/><text:alphabetical-index-mark-start text:id="IMark77909768"/><text:alphabetical-index-mark-start text:id="IMark38204840"/>Orbiter<text:alphabetical-index-mark-end text:id="IMark38204840"/><text:alphabetical-index-mark-end text:id="IMark77909768"/><text:alphabetical-index-mark-end text:id="IMark76023192"/> <text:alphabetical-index-mark-start text:id="IMark75674920"/><text:alphabetical-index-mark-start text:id="IMark75568648"/><text:alphabetical-index-mark-start text:id="IMark75675592"/>Space<text:alphabetical-index-mark-end text:id="IMark75675592"/><text:alphabetical-index-mark-end text:id="IMark75568648"/><text:alphabetical-index-mark-end text:id="IMark75674920"/></text:p>
      <text:p text:style-name="Title"><text:alphabetical-index-mark-start text:id="IMark38204840"/><text:alphabetical-index-mark-start text:id="IMark74688952"/><text:alphabetical-index-mark-start text:id="IMark74689624"/>Flight<text:alphabetical-index-mark-end text:id="IMark74689624"/><text:alphabetical-index-mark-end text:id="IMark74688952"/><text:alphabetical-index-mark-end text:id="IMark38204840"/> <text:alphabetical-index-mark-start text:id="IMark75568648"/><text:alphabetical-index-mark-start text:id="IMark63237448"/><text:alphabetical-index-mark-start text:id="IMark76710904"/>Simulator<text:alphabetical-index-mark-end text:id="IMark76710904"/><text:alphabetical-index-mark-end text:id="IMark63237448"/><text:alphabetical-index-mark-end text:id="IMark75568648"/></text:p>
      <text:p text:style-name="P46">Pablo <text:alphabetical-index-mark-start text:id="IMark80883624"/><text:alphabetical-index-mark-start text:id="IMark52209976"/><text:alphabetical-index-mark-start text:id="IMark38204840"/><text:alphabetical-index-mark-start text:id="IMark74688952"/><text:alphabetical-index-mark-start text:id="IMark74689624"/><text:alphabetical-index-mark-start text:id="IMark75674920"/><text:alphabetical-index-mark-start text:id="IMark63103608"/><text:alphabetical-index-mark-start text:id="IMark75675592"/><text:alphabetical-index-mark-start text:id="IMark76023192"/>Edronkin<text:alphabetical-index-mark-end text:id="IMark76023192"/><text:alphabetical-index-mark-end text:id="IMark75675592"/><text:alphabetical-index-mark-end text:id="IMark63103608"/><text:alphabetical-index-mark-end text:id="IMark75674920"/><text:alphabetical-index-mark-end text:id="IMark74689624"/><text:alphabetical-index-mark-end text:id="IMark74688952"/><text:alphabetical-index-mark-end text:id="IMark38204840"/><text:alphabetical-index-mark-end text:id="IMark52209976"/><text:alphabetical-index-mark-end text:id="IMark80883624"/>, 201<text:span text:style-name="T1">3 - 2019</text:span></text:p>
      <text:p text:style-name="P6"><text:a xlink:type="simple" xlink:href="https://orcid.org/0000-0001-8690-7030" text:style-name="Internet_20_link" text:visited-style-name="Visited_20_Internet_20_Link">https://</text:a><text:alphabetical-index-mark-start text:id="IMark52209976"/><text:alphabetical-index-mark-start text:id="IMark38204840"/><text:alphabetical-index-mark-start text:id="IMark74688952"/><text:alphabetical-index-mark-start text:id="IMark74689624"/><text:alphabetical-index-mark-start text:id="IMark75674920"/><text:alphabetical-index-mark-start text:id="IMark63103608"/><text:alphabetical-index-mark-start text:id="IMark75675592"/><text:alphabetical-index-mark-start text:id="IMark76023192"/><text:a xlink:type="simple" xlink:href="https://orcid.org/0000-0001-8690-7030" text:style-name="Internet_20_link" text:visited-style-name="Visited_20_Internet_20_Link">orcid</text:a><text:alphabetical-index-mark-end text:id="IMark76023192"/><text:alphabetical-index-mark-end text:id="IMark75675592"/><text:alphabetical-index-mark-end text:id="IMark63103608"/><text:alphabetical-index-mark-end text:id="IMark75674920"/><text:alphabetical-index-mark-end text:id="IMark74689624"/><text:alphabetical-index-mark-end text:id="IMark74688952"/><text:alphabetical-index-mark-end text:id="IMark38204840"/><text:alphabetical-index-mark-end text:id="IMark52209976"/><text:a xlink:type="simple" xlink:href="https://orcid.org/0000-0001-8690-7030" text:style-name="Internet_20_link" text:visited-style-name="Visited_20_Internet_20_Link">.org/0000-0001-8690-7030</text:a></text:p>
      <text:p text:style-name="P2"/>
      <text:p text:style-name="P2"/>
      <text:h text:style-name="Heading_20_1" text:outline-level="1"><text:bookmark-start text:name="__RefHeading___Toc72751_673741182"/>Abstract<text:bookmark-end text:name="__RefHeading___Toc72751_673741182"/></text:h>
      <text:p text:style-name="P2"/>
      <text:p text:style-name="P4"><text:alphabetical-index-mark-start text:id="IMark76710904"/><text:alphabetical-index-mark-start text:id="IMark74688952"/><text:alphabetical-index-mark-start text:id="IMark52209976"/><text:alphabetical-index-mark-start text:id="IMark63027160"/><text:alphabetical-index-mark-start text:id="IMark52892360"/><text:alphabetical-index-mark-start text:id="IMark74689624"/><text:span text:style-name="T7">SQL</text:span><text:alphabetical-index-mark-end text:id="IMark74689624"/><text:span text:style-name="T7">C</text:span><text:alphabetical-index-mark-end text:id="IMark52892360"/><text:alphabetical-index-mark-end text:id="IMark63027160"/><text:alphabetical-index-mark-end text:id="IMark52209976"/><text:alphabetical-index-mark-end text:id="IMark74688952"/><text:alphabetical-index-mark-end text:id="IMark76710904"/><text:span text:style-name="T7"> is a </text:span><text:alphabetical-index-mark-start text:id="IMark63103608"/><text:alphabetical-index-mark-start text:id="IMark75674920"/><text:alphabetical-index-mark-start text:id="IMark75675592"/><text:span text:style-name="T7">multi</text:span><text:alphabetical-index-mark-end text:id="IMark75675592"/><text:alphabetical-index-mark-end text:id="IMark75674920"/><text:alphabetical-index-mark-end text:id="IMark63103608"/><text:span text:style-name="T7"> </text:span><text:alphabetical-index-mark-start text:id="IMark80883624"/><text:alphabetical-index-mark-start text:id="IMark75568648"/><text:alphabetical-index-mark-start text:id="IMark63237448"/><text:span text:style-name="T7">function</text:span><text:alphabetical-index-mark-end text:id="IMark63237448"/><text:alphabetical-index-mark-end text:id="IMark75568648"/><text:alphabetical-index-mark-end text:id="IMark80883624"/><text:span text:style-name="T7">al </text:span><text:alphabetical-index-mark-start text:id="IMark76023192"/><text:alphabetical-index-mark-start text:id="IMark38204840"/><text:alphabetical-index-mark-start text:id="IMark38205512"/><text:span text:style-name="T7">display</text:span><text:alphabetical-index-mark-end text:id="IMark38205512"/><text:alphabetical-index-mark-end text:id="IMark38204840"/><text:alphabetical-index-mark-end text:id="IMark76023192"/><text:span text:style-name="T7"> (</text:span><text:alphabetical-index-mark-start text:id="IMark75441880"/><text:alphabetical-index-mark-start text:id="IMark77661208"/><text:alphabetical-index-mark-start text:id="IMark76780712"/><text:span text:style-name="T7">MFD</text:span><text:alphabetical-index-mark-end text:id="IMark76780712"/><text:alphabetical-index-mark-end text:id="IMark77661208"/><text:alphabetical-index-mark-end text:id="IMark75441880"/><text:span text:style-name="T7">) d</text:span><text:alphabetical-index-mark-start text:id="IMark52042968"/><text:span text:style-name="T7">es</text:span><text:alphabetical-index-mark-end text:id="IMark52042968"/><text:span text:style-name="T7">igned as an </text:span><text:alphabetical-index-mark-start text:id="IMark52276136"/><text:span text:style-name="T7">interface</text:span><text:alphabetical-index-mark-end text:id="IMark52276136"/><text:span text:style-name="T7"> between the user and the </text:span><text:alphabetical-index-mark-start text:id="IMark64099096"/><text:span text:style-name="T7">artificial</text:span><text:alphabetical-index-mark-end text:id="IMark64099096"/><text:span text:style-name="T7"> </text:span><text:alphabetical-index-mark-start text:id="IMark64689592"/><text:span text:style-name="T7">engine</text:span><text:alphabetical-index-mark-end text:id="IMark64689592"/><text:span text:style-name="T7"> of the </text:span><text:alphabetical-index-mark-start text:id="IMark75232696"/><text:alphabetical-index-mark-start text:id="IMark77464808"/><text:span text:style-name="T7">DGIIIAI</text:span><text:alphabetical-index-mark-end text:id="IMark77464808"/><text:alphabetical-index-mark-end text:id="IMark75232696"/><text:span text:style-name="T7"> </text:span><text:alphabetical-index-mark-start text:id="IMark53037464"/><text:alphabetical-index-mark-start text:id="IMark62076312"/><text:alphabetical-index-mark-start text:id="IMark79505848"/><text:span text:style-name="T7">space</text:span><text:alphabetical-index-mark-end text:id="IMark79505848"/><text:alphabetical-index-mark-end text:id="IMark62076312"/><text:alphabetical-index-mark-end text:id="IMark53037464"/><text:span text:style-name="T7">craft.</text:span></text:p>
      <text:p text:style-name="P2"/>
      <text:p text:style-name="P5"><text:alphabetical-index-mark-start text:id="IMark75675592"/><text:alphabetical-index-mark-start text:id="IMark74688952"/><text:span text:style-name="T7">D</text:span><text:span text:style-name="T6">GIIIAI</text:span><text:alphabetical-index-mark-end text:id="IMark74688952"/><text:alphabetical-index-mark-end text:id="IMark75675592"/><text:span text:style-name="T6"> </text:span><text:alphabetical-index-mark-start text:id="IMark52209976"/><text:span text:style-name="T6">artificial</text:span><text:alphabetical-index-mark-end text:id="IMark52209976"/><text:span text:style-name="T6"> </text:span><text:alphabetical-index-mark-start text:id="IMark80883624"/><text:span text:style-name="T6">intelligence</text:span><text:alphabetical-index-mark-end text:id="IMark80883624"/><text:span text:style-name="T6"> </text:span><text:alphabetical-index-mark-start text:id="IMark75568648"/><text:span text:style-name="T6">engine</text:span><text:alphabetical-index-mark-end text:id="IMark75568648"/><text:span text:style-name="T6"> is d</text:span><text:alphabetical-index-mark-start text:id="IMark63237448"/><text:span text:style-name="T6">es</text:span><text:alphabetical-index-mark-end text:id="IMark63237448"/><text:span text:style-name="T6">igned around a </text:span><text:alphabetical-index-mark-start text:id="IMark63027160"/><text:span text:style-name="T6">relational</text:span><text:alphabetical-index-mark-end text:id="IMark63027160"/><text:span text:style-name="T6"> </text:span><text:alphabetical-index-mark-start text:id="IMark52892360"/><text:alphabetical-index-mark-start text:id="IMark76023192"/><text:span text:style-name="T6">data</text:span><text:alphabetical-index-mark-end text:id="IMark76023192"/><text:span text:style-name="T6">base</text:span><text:alphabetical-index-mark-end text:id="IMark52892360"/><text:span text:style-name="T6"> that us</text:span><text:alphabetical-index-mark-start text:id="IMark38204840"/><text:span text:style-name="T6">es</text:span><text:alphabetical-index-mark-end text:id="IMark38204840"/><text:span text:style-name="T6"> </text:span><text:alphabetical-index-mark-start text:id="IMark38205512"/><text:alphabetical-index-mark-start text:id="IMark76710904"/><text:span text:style-name="T6">SQL</text:span><text:alphabetical-index-mark-end text:id="IMark76710904"/><text:alphabetical-index-mark-end text:id="IMark38205512"/><text:span text:style-name="T6"> as means both to </text:span><text:alphabetical-index-mark-start text:id="IMark74689624"/><text:span text:style-name="T6">control</text:span><text:alphabetical-index-mark-end text:id="IMark74689624"/><text:span text:style-name="T6"> the </text:span><text:alphabetical-index-mark-start text:id="IMark75674920"/><text:alphabetical-index-mark-start text:id="IMark63103608"/><text:span text:style-name="T6">data</text:span><text:alphabetical-index-mark-end text:id="IMark63103608"/><text:span text:style-name="T6">base</text:span><text:alphabetical-index-mark-end text:id="IMark75674920"/><text:span text:style-name="T6"> as well as to </text:span><text:alphabetical-index-mark-start text:id="IMark73518664"/><text:span text:style-name="T6">execute</text:span><text:alphabetical-index-mark-end text:id="IMark73518664"/><text:span text:style-name="T6"> the rul</text:span><text:alphabetical-index-mark-start text:id="IMark62771576"/><text:span text:style-name="T6">es</text:span><text:alphabetical-index-mark-end text:id="IMark62771576"/><text:span text:style-name="T6"> of its </text:span><text:alphabetical-index-mark-start text:id="IMark73775288"/><text:alphabetical-index-mark-start text:id="IMark77808488"/><text:span text:style-name="T6">expert</text:span><text:alphabetical-index-mark-end text:id="IMark77808488"/><text:alphabetical-index-mark-end text:id="IMark73775288"/><text:span text:style-name="T6"> </text:span><text:alphabetical-index-mark-start text:id="IMark62885576"/><text:alphabetical-index-mark-start text:id="IMark75575192"/><text:span text:style-name="T6">system</text:span><text:alphabetical-index-mark-end text:id="IMark75575192"/><text:alphabetical-index-mark-end text:id="IMark62885576"/><text:span text:style-name="T6">.</text:span></text:p>
      <text:p text:style-name="P82"/>
      <text:p text:style-name="P5"><text:span text:style-name="T6">A significant </text:span><text:alphabetical-index-mark-start text:id="IMark52892360"/><text:span text:style-name="T6">number</text:span><text:alphabetical-index-mark-end text:id="IMark52892360"/><text:span text:style-name="T6"> of those rul</text:span><text:alphabetical-index-mark-start text:id="IMark75674920"/><text:span text:style-name="T6">es</text:span><text:alphabetical-index-mark-end text:id="IMark75674920"/><text:span text:style-name="T6"> are enforced automatically depending on the </text:span><text:alphabetical-index-mark-start text:id="IMark63237448"/><text:span text:style-name="T6">condition</text:span><text:alphabetical-index-mark-end text:id="IMark63237448"/><text:span text:style-name="T6">s that the </text:span><text:alphabetical-index-mark-start text:id="IMark52209976"/><text:span text:style-name="T6">ship</text:span><text:alphabetical-index-mark-end text:id="IMark52209976"/><text:span text:style-name="T6"> encounters during a </text:span><text:alphabetical-index-mark-start text:id="IMark73518664"/><text:alphabetical-index-mark-start text:id="IMark38204840"/><text:span text:style-name="T6">flight</text:span><text:alphabetical-index-mark-end text:id="IMark38204840"/><text:alphabetical-index-mark-end text:id="IMark73518664"/><text:span text:style-name="T6"> </text:span><text:alphabetical-index-mark-start text:id="IMark74688952"/><text:span text:style-name="T6">s</text:span><text:alphabetical-index-mark-start text:id="IMark63027160"/><text:span text:style-name="T6">es</text:span><text:alphabetical-index-mark-end text:id="IMark63027160"/><text:span text:style-name="T6">sion</text:span><text:alphabetical-index-mark-end text:id="IMark74688952"/><text:span text:style-name="T6">, but since everything is expr</text:span><text:alphabetical-index-mark-start text:id="IMark38205512"/><text:span text:style-name="T6">es</text:span><text:alphabetical-index-mark-end text:id="IMark38205512"/><text:span text:style-name="T6">sed in terms of </text:span><text:alphabetical-index-mark-start text:id="IMark76710904"/><text:alphabetical-index-mark-start text:id="IMark75568648"/><text:span text:style-name="T6">SQL</text:span><text:alphabetical-index-mark-end text:id="IMark75568648"/><text:alphabetical-index-mark-end text:id="IMark76710904"/><text:span text:style-name="T6"> </text:span><text:alphabetical-index-mark-start text:id="IMark75675592"/><text:span text:style-name="T6">snippet</text:span><text:alphabetical-index-mark-end text:id="IMark75675592"/><text:span text:style-name="T6">s, by </text:span><text:alphabetical-index-mark-start text:id="IMark76023192"/><text:alphabetical-index-mark-start text:id="IMark74689624"/><text:span text:style-name="T6">send</text:span><text:alphabetical-index-mark-end text:id="IMark74689624"/><text:alphabetical-index-mark-end text:id="IMark76023192"/><text:span text:style-name="T6">ing </text:span><text:alphabetical-index-mark-start text:id="IMark63103608"/><text:alphabetical-index-mark-start text:id="IMark80883624"/><text:span text:style-name="T6">SQL</text:span><text:alphabetical-index-mark-end text:id="IMark80883624"/><text:alphabetical-index-mark-end text:id="IMark63103608"/><text:span text:style-name="T6"> queri</text:span><text:alphabetical-index-mark-start text:id="IMark62882376"/><text:span text:style-name="T6">es</text:span><text:alphabetical-index-mark-end text:id="IMark62882376"/><text:span text:style-name="T6"> to the </text:span><text:alphabetical-index-mark-start text:id="IMark75152200"/><text:alphabetical-index-mark-start text:id="IMark77462312"/><text:span text:style-name="T6">expert</text:span><text:alphabetical-index-mark-end text:id="IMark77462312"/><text:alphabetical-index-mark-end text:id="IMark75152200"/><text:span text:style-name="T6"> </text:span><text:alphabetical-index-mark-start text:id="IMark79159288"/><text:alphabetical-index-mark-start text:id="IMark76344600"/><text:span text:style-name="T6">system</text:span><text:alphabetical-index-mark-end text:id="IMark76344600"/><text:alphabetical-index-mark-end text:id="IMark79159288"/><text:span text:style-name="T6"> it is possible to influence its </text:span><text:alphabetical-index-mark-start text:id="IMark73429688"/><text:span text:style-name="T6">behavior</text:span><text:alphabetical-index-mark-end text:id="IMark73429688"/><text:span text:style-name="T6">.</text:span></text:p>
      <text:p text:style-name="P82"/>
      <text:p text:style-name="P5"><text:span text:style-name="T6">That is what </text:span><text:alphabetical-index-mark-start text:id="IMark38204840"/><text:alphabetical-index-mark-start text:id="IMark63103608"/><text:span text:style-name="T6">SQL</text:span><text:alphabetical-index-mark-end text:id="IMark63103608"/><text:alphabetical-index-mark-end text:id="IMark38204840"/><text:span text:style-name="T6"> was d</text:span><text:alphabetical-index-mark-start text:id="IMark80883624"/><text:span text:style-name="T6">es</text:span><text:alphabetical-index-mark-end text:id="IMark80883624"/><text:span text:style-name="T6">igned for, and it can do so using pure </text:span><text:alphabetical-index-mark-start text:id="IMark38205512"/><text:alphabetical-index-mark-start text:id="IMark75674920"/><text:span text:style-name="T6">SQL</text:span><text:alphabetical-index-mark-end text:id="IMark75674920"/><text:alphabetical-index-mark-end text:id="IMark38205512"/><text:span text:style-name="T6"> </text:span><text:alphabetical-index-mark-start text:id="IMark52209976"/><text:span text:style-name="T6">snippet</text:span><text:alphabetical-index-mark-end text:id="IMark52209976"/><text:span text:style-name="T6">s, mode and </text:span><text:alphabetical-index-mark-start text:id="IMark76710904"/><text:alphabetical-index-mark-start text:id="IMark75568648"/><text:span text:style-name="T6">program</text:span><text:alphabetical-index-mark-end text:id="IMark75568648"/><text:alphabetical-index-mark-end text:id="IMark76710904"/><text:span text:style-name="T6"> </text:span><text:alphabetical-index-mark-start text:id="IMark63237448"/><text:span text:style-name="T6">activation</text:span><text:alphabetical-index-mark-end text:id="IMark63237448"/><text:span text:style-name="T6"> and </text:span><text:alphabetical-index-mark-start text:id="IMark63027160"/><text:span text:style-name="T6">de</text:span><text:alphabetical-index-mark-start text:id="IMark75675592"/><text:span text:style-name="T6">activation</text:span><text:alphabetical-index-mark-end text:id="IMark75675592"/><text:alphabetical-index-mark-end text:id="IMark63027160"/><text:span text:style-name="T6"> instructions as well as </text:span><text:alphabetical-index-mark-start text:id="IMark52892360"/><text:span text:style-name="T6">passing</text:span><text:alphabetical-index-mark-end text:id="IMark52892360"/><text:span text:style-name="T6"> </text:span><text:alphabetical-index-mark-start text:id="IMark76023192"/><text:span text:style-name="T6">parameter</text:span><text:alphabetical-index-mark-end text:id="IMark76023192"/><text:span text:style-name="T6">s directly to the </text:span><text:alphabetical-index-mark-start text:id="IMark74688952"/><text:span text:style-name="T6">knowledge</text:span><text:alphabetical-index-mark-end text:id="IMark74688952"/><text:span text:style-name="T6"> base.</text:span></text:p>
      <text:p text:style-name="P3"/>
      <text:p text:style-name="P3"/>
      <text:h text:style-name="Heading_20_1" text:outline-level="1"><text:bookmark-start text:name="__RefHeading___Toc72753_673741182"/>Keywords<text:bookmark-end text:name="__RefHeading___Toc72753_673741182"/></text:h>
      <text:p text:style-name="P47"/>
      <text:p text:style-name="P47"><text:alphabetical-index-mark-start text:id="IMark76023192"/><text:alphabetical-index-mark-start text:id="IMark52209976"/><text:alphabetical-index-mark-start text:id="IMark38204840"/><text:alphabetical-index-mark-start text:id="IMark74688952"/><text:alphabetical-index-mark-start text:id="IMark63103608"/><text:alphabetical-index-mark-start text:id="IMark75568648"/><text:alphabetical-index-mark-start text:id="IMark76710904"/>AI<text:alphabetical-index-mark-end text:id="IMark76710904"/><text:alphabetical-index-mark-end text:id="IMark75568648"/><text:alphabetical-index-mark-end text:id="IMark63103608"/><text:alphabetical-index-mark-end text:id="IMark74688952"/><text:alphabetical-index-mark-end text:id="IMark38204840"/><text:alphabetical-index-mark-end text:id="IMark52209976"/><text:alphabetical-index-mark-end text:id="IMark76023192"/>, <text:alphabetical-index-mark-start text:id="IMark80883624"/>simu<text:alphabetical-index-mark-start text:id="IMark63237448"/>lat<text:alphabetical-index-mark-end text:id="IMark63237448"/>ion<text:alphabetical-index-mark-end text:id="IMark80883624"/>, <text:alphabetical-index-mark-start text:id="IMark73784744"/><text:alphabetical-index-mark-start text:id="IMark75675592"/><text:alphabetical-index-mark-start text:id="IMark63027160"/><text:alphabetical-index-mark-start text:id="IMark38205512"/><text:alphabetical-index-mark-start text:id="IMark75674920"/><text:alphabetical-index-mark-start text:id="IMark52892360"/><text:alphabetical-index-mark-start text:id="IMark74689624"/><text:alphabetical-index-mark-start text:id="IMark73518664"/>artificial<text:alphabetical-index-mark-end text:id="IMark73518664"/><text:alphabetical-index-mark-end text:id="IMark74689624"/><text:alphabetical-index-mark-end text:id="IMark52892360"/><text:alphabetical-index-mark-end text:id="IMark75674920"/><text:alphabetical-index-mark-end text:id="IMark38205512"/><text:alphabetical-index-mark-end text:id="IMark63027160"/><text:alphabetical-index-mark-end text:id="IMark75675592"/><text:alphabetical-index-mark-end text:id="IMark73784744"/> <text:alphabetical-index-mark-start text:id="IMark64689960"/><text:alphabetical-index-mark-start text:id="IMark79159704"/><text:alphabetical-index-mark-start text:id="IMark76685512"/><text:alphabetical-index-mark-start text:id="IMark75313768"/><text:alphabetical-index-mark-start text:id="IMark52497512"/><text:alphabetical-index-mark-start text:id="IMark63480664"/><text:alphabetical-index-mark-start text:id="IMark74099464"/><text:alphabetical-index-mark-start text:id="IMark63054408"/>intelligence<text:alphabetical-index-mark-end text:id="IMark63054408"/><text:alphabetical-index-mark-end text:id="IMark74099464"/><text:alphabetical-index-mark-end text:id="IMark63480664"/><text:alphabetical-index-mark-end text:id="IMark52497512"/><text:alphabetical-index-mark-end text:id="IMark75313768"/><text:alphabetical-index-mark-end text:id="IMark76685512"/><text:alphabetical-index-mark-end text:id="IMark79159704"/><text:alphabetical-index-mark-end text:id="IMark64689960"/>, <text:alphabetical-index-mark-start text:id="IMark77367512"/><text:alphabetical-index-mark-start text:id="IMark77369000"/><text:alphabetical-index-mark-start text:id="IMark77449640"/><text:alphabetical-index-mark-start text:id="IMark52628136"/><text:alphabetical-index-mark-start text:id="IMark75069128"/><text:alphabetical-index-mark-start text:id="IMark75026520"/><text:alphabetical-index-mark-start text:id="IMark75183720"/><text:alphabetical-index-mark-start text:id="IMark78399464"/><text:alphabetical-index-mark-start text:id="IMark77488888"/><text:alphabetical-index-mark-start text:id="IMark74523224"/>expert<text:alphabetical-index-mark-end text:id="IMark74523224"/><text:alphabetical-index-mark-end text:id="IMark77488888"/><text:alphabetical-index-mark-end text:id="IMark78399464"/><text:alphabetical-index-mark-end text:id="IMark75183720"/><text:alphabetical-index-mark-end text:id="IMark75026520"/><text:alphabetical-index-mark-end text:id="IMark75069128"/><text:alphabetical-index-mark-end text:id="IMark52628136"/><text:alphabetical-index-mark-end text:id="IMark77449640"/><text:alphabetical-index-mark-end text:id="IMark77369000"/><text:alphabetical-index-mark-end text:id="IMark77367512"/> <text:alphabetical-index-mark-start text:id="IMark75364424"/><text:alphabetical-index-mark-start text:id="IMark75804584"/><text:alphabetical-index-mark-start text:id="IMark76666072"/><text:alphabetical-index-mark-start text:id="IMark73334728"/><text:alphabetical-index-mark-start text:id="IMark75923048"/><text:alphabetical-index-mark-start text:id="IMark79535288"/><text:alphabetical-index-mark-start text:id="IMark79535384"/><text:alphabetical-index-mark-start text:id="IMark76712872"/><text:alphabetical-index-mark-start text:id="IMark76879736"/><text:alphabetical-index-mark-start text:id="IMark76879832"/>system<text:alphabetical-index-mark-end text:id="IMark76879832"/><text:alphabetical-index-mark-end text:id="IMark76879736"/><text:alphabetical-index-mark-end text:id="IMark76712872"/><text:alphabetical-index-mark-end text:id="IMark79535384"/><text:alphabetical-index-mark-end text:id="IMark79535288"/><text:alphabetical-index-mark-end text:id="IMark75923048"/><text:alphabetical-index-mark-end text:id="IMark73334728"/><text:alphabetical-index-mark-end text:id="IMark76666072"/><text:alphabetical-index-mark-end text:id="IMark75804584"/><text:alphabetical-index-mark-end text:id="IMark75364424"/>s, <text:alphabetical-index-mark-start text:id="IMark76305144"/><text:alphabetical-index-mark-start text:id="IMark52708600"/><text:alphabetical-index-mark-start text:id="IMark77340728"/><text:alphabetical-index-mark-start text:id="IMark74819080"/><text:alphabetical-index-mark-start text:id="IMark75083688"/><text:alphabetical-index-mark-start text:id="IMark52211160"/><text:alphabetical-index-mark-start text:id="IMark78080472"/><text:alphabetical-index-mark-start text:id="IMark78263432"/><text:alphabetical-index-mark-start text:id="IMark74258376"/><text:alphabetical-index-mark-start text:id="IMark37803992"/><text:span text:style-name="T2">data</text:span><text:alphabetical-index-mark-end text:id="IMark37803992"/><text:alphabetical-index-mark-end text:id="IMark74258376"/><text:alphabetical-index-mark-end text:id="IMark78263432"/><text:alphabetical-index-mark-end text:id="IMark78080472"/><text:alphabetical-index-mark-end text:id="IMark52211160"/><text:alphabetical-index-mark-start text:id="IMark74424248"/><text:alphabetical-index-mark-start text:id="IMark75435800"/><text:alphabetical-index-mark-start text:id="IMark76890344"/><text:alphabetical-index-mark-start text:id="IMark73824504"/><text:span text:style-name="T2">bas</text:span><text:alphabetical-index-mark-start text:id="IMark76805272"/><text:span text:style-name="T2">e</text:span><text:alphabetical-index-mark-end text:id="IMark73824504"/><text:alphabetical-index-mark-end text:id="IMark76890344"/><text:alphabetical-index-mark-end text:id="IMark75435800"/><text:alphabetical-index-mark-end text:id="IMark74424248"/><text:alphabetical-index-mark-end text:id="IMark75083688"/><text:alphabetical-index-mark-end text:id="IMark74819080"/><text:alphabetical-index-mark-end text:id="IMark77340728"/><text:alphabetical-index-mark-end text:id="IMark52708600"/><text:alphabetical-index-mark-end text:id="IMark76305144"/><text:span text:style-name="T2">s</text:span><text:alphabetical-index-mark-end text:id="IMark76805272"/></text:p>
      <text:p text:style-name="P47"/>
      <text:p text:style-name="P47"/>
      <text:h text:style-name="P83" text:outline-level="1"><text:bookmark-start text:name="__RefHeading___Toc6463_1483239106"/><text:soft-page-break/>Ac<text:alphabetical-index-mark-start text:id="IMark75674920"/><text:alphabetical-index-mark-start text:id="IMark74689624"/><text:alphabetical-index-mark-start text:id="IMark73518664"/><text:alphabetical-index-mark-start text:id="IMark80883624"/><text:alphabetical-index-mark-start text:id="IMark63237448"/><text:alphabetical-index-mark-start text:id="IMark76023192"/><text:alphabetical-index-mark-start text:id="IMark52209976"/>knowledge<text:alphabetical-index-mark-end text:id="IMark52209976"/><text:alphabetical-index-mark-end text:id="IMark76023192"/><text:alphabetical-index-mark-end text:id="IMark63237448"/><text:alphabetical-index-mark-end text:id="IMark80883624"/><text:alphabetical-index-mark-end text:id="IMark73518664"/><text:alphabetical-index-mark-end text:id="IMark74689624"/><text:alphabetical-index-mark-end text:id="IMark75674920"/>ments<text:bookmark-end text:name="__RefHeading___Toc6463_1483239106"/></text:h>
      <text:h text:style-name="P83" text:outline-level="1"/>
      <text:p text:style-name="P47"><text:span text:style-name="T3">This </text:span><text:alphabetical-index-mark-start text:id="IMark63103608"/><text:span text:style-name="T3">project</text:span><text:alphabetical-index-mark-end text:id="IMark63103608"/><text:span text:style-name="T3"> could not have taken place without the work done by</text:span>:</text:p>
      <text:p text:style-name="P47"/>
      <text:list xml:id="list4185944176899499338" text:style-name="L1">
        <text:list-item>
          <text:p text:style-name="P49">Dr. Martin <text:alphabetical-index-mark-start text:id="IMark37803992"/><text:alphabetical-index-mark-start text:id="IMark77369000"/><text:alphabetical-index-mark-start text:id="IMark75675592"/><text:alphabetical-index-mark-start text:id="IMark73784744"/><text:alphabetical-index-mark-start text:id="IMark38205512"/><text:alphabetical-index-mark-start text:id="IMark63027160"/><text:alphabetical-index-mark-start text:id="IMark74689624"/><text:alphabetical-index-mark-start text:id="IMark75674920"/><text:alphabetical-index-mark-start text:id="IMark73518664"/>Schweiger<text:alphabetical-index-mark-end text:id="IMark73518664"/><text:alphabetical-index-mark-end text:id="IMark75674920"/><text:alphabetical-index-mark-end text:id="IMark74689624"/><text:alphabetical-index-mark-end text:id="IMark63027160"/><text:alphabetical-index-mark-end text:id="IMark38205512"/><text:alphabetical-index-mark-end text:id="IMark73784744"/><text:alphabetical-index-mark-end text:id="IMark75675592"/><text:alphabetical-index-mark-end text:id="IMark77369000"/><text:alphabetical-index-mark-end text:id="IMark37803992"/> for <text:alphabetical-index-mark-start text:id="IMark80883624"/>develop<text:alphabetical-index-mark-end text:id="IMark80883624"/>ing <text:alphabetical-index-mark-start text:id="IMark63237448"/><text:alphabetical-index-mark-start text:id="IMark76023192"/><text:alphabetical-index-mark-start text:id="IMark52209976"/><text:alphabetical-index-mark-start text:id="IMark52892360"/><text:alphabetical-index-mark-start text:id="IMark74688952"/><text:alphabetical-index-mark-start text:id="IMark38204840"/><text:alphabetical-index-mark-start text:id="IMark75568648"/><text:alphabetical-index-mark-start text:id="IMark63103608"/><text:alphabetical-index-mark-start text:id="IMark78080472"/><text:alphabetical-index-mark-start text:id="IMark76710904"/><text:alphabetical-index-mark-start text:id="IMark74258376"/><text:alphabetical-index-mark-start text:id="IMark75986072"/><text:alphabetical-index-mark-start text:id="IMark76666072"/><text:alphabetical-index-mark-start text:id="IMark77930616"/>Orbit<text:alphabetical-index-mark-end text:id="IMark77930616"/><text:alphabetical-index-mark-end text:id="IMark76666072"/><text:alphabetical-index-mark-end text:id="IMark75986072"/><text:alphabetical-index-mark-end text:id="IMark74258376"/>er<text:alphabetical-index-mark-end text:id="IMark76710904"/><text:alphabetical-index-mark-end text:id="IMark78080472"/><text:alphabetical-index-mark-end text:id="IMark63103608"/><text:alphabetical-index-mark-end text:id="IMark75568648"/><text:alphabetical-index-mark-end text:id="IMark38204840"/><text:alphabetical-index-mark-end text:id="IMark74688952"/><text:alphabetical-index-mark-end text:id="IMark52892360"/><text:alphabetical-index-mark-end text:id="IMark52209976"/><text:alphabetical-index-mark-end text:id="IMark76023192"/><text:alphabetical-index-mark-end text:id="IMark63237448"/><text:span text:style-name="T4">.</text:span></text:p>
          <text:p text:style-name="P49"/>
        </text:list-item>
        <text:list-item>
          <text:p text:style-name="P49">The <text:alphabetical-index-mark-start text:id="IMark75568648"/><text:alphabetical-index-mark-start text:id="IMark38204840"/><text:alphabetical-index-mark-start text:id="IMark78080472"/><text:alphabetical-index-mark-start text:id="IMark74258376"/><text:alphabetical-index-mark-start text:id="IMark37803992"/><text:alphabetical-index-mark-start text:id="IMark76710904"/><text:alphabetical-index-mark-start text:id="IMark78263432"/><text:alphabetical-index-mark-start text:id="IMark63237448"/>develop<text:alphabetical-index-mark-end text:id="IMark63237448"/>er<text:alphabetical-index-mark-end text:id="IMark78263432"/><text:alphabetical-index-mark-end text:id="IMark76710904"/><text:alphabetical-index-mark-end text:id="IMark37803992"/><text:alphabetical-index-mark-end text:id="IMark74258376"/><text:alphabetical-index-mark-end text:id="IMark78080472"/><text:alphabetical-index-mark-end text:id="IMark38204840"/><text:alphabetical-index-mark-end text:id="IMark75568648"/>s of <text:alphabetical-index-mark-start text:id="IMark73518664"/><text:alphabetical-index-mark-start text:id="IMark75674920"/><text:alphabetical-index-mark-start text:id="IMark74689624"/><text:alphabetical-index-mark-start text:id="IMark63027160"/><text:alphabetical-index-mark-start text:id="IMark38205512"/><text:alphabetical-index-mark-start text:id="IMark52708600"/><text:alphabetical-index-mark-start text:id="IMark75364424"/><text:alphabetical-index-mark-start text:id="IMark75986072"/><text:alphabetical-index-mark-start text:id="IMark52050248"/>Sql<text:alphabetical-index-mark-end text:id="IMark52050248"/>ite3<text:alphabetical-index-mark-end text:id="IMark75986072"/><text:alphabetical-index-mark-end text:id="IMark75364424"/><text:alphabetical-index-mark-end text:id="IMark52708600"/><text:alphabetical-index-mark-end text:id="IMark38205512"/><text:alphabetical-index-mark-end text:id="IMark63027160"/><text:alphabetical-index-mark-end text:id="IMark74689624"/><text:alphabetical-index-mark-end text:id="IMark75674920"/><text:alphabetical-index-mark-end text:id="IMark73518664"/>.</text:p>
          <text:p text:style-name="P49"/>
        </text:list-item>
        <text:list-item>
          <text:p text:style-name="P49">The <text:alphabetical-index-mark-start text:id="IMark74688952"/><text:alphabetical-index-mark-start text:id="IMark77369000"/><text:alphabetical-index-mark-start text:id="IMark75675592"/><text:alphabetical-index-mark-start text:id="IMark75674920"/><text:alphabetical-index-mark-start text:id="IMark73518664"/><text:alphabetical-index-mark-start text:id="IMark74689624"/><text:alphabetical-index-mark-start text:id="IMark63027160"/><text:alphabetical-index-mark-start text:id="IMark38205512"/><text:alphabetical-index-mark-start text:id="IMark75568648"/><text:alphabetical-index-mark-start text:id="IMark38204840"/><text:alphabetical-index-mark-start text:id="IMark74258376"/><text:alphabetical-index-mark-start text:id="IMark37803992"/><text:alphabetical-index-mark-start text:id="IMark76710904"/><text:alphabetical-index-mark-start text:id="IMark63237448"/>Orbit<text:alphabetical-index-mark-end text:id="IMark63237448"/><text:alphabetical-index-mark-end text:id="IMark76710904"/><text:alphabetical-index-mark-end text:id="IMark37803992"/><text:alphabetical-index-mark-end text:id="IMark74258376"/>er<text:alphabetical-index-mark-end text:id="IMark38204840"/><text:alphabetical-index-mark-end text:id="IMark75568648"/><text:alphabetical-index-mark-end text:id="IMark38205512"/><text:alphabetical-index-mark-end text:id="IMark63027160"/><text:alphabetical-index-mark-end text:id="IMark74689624"/><text:alphabetical-index-mark-end text:id="IMark73518664"/><text:alphabetical-index-mark-end text:id="IMark75674920"/><text:alphabetical-index-mark-end text:id="IMark75675592"/><text:alphabetical-index-mark-end text:id="IMark77369000"/><text:alphabetical-index-mark-end text:id="IMark74688952"/> community of users and <text:alphabetical-index-mark-start text:id="IMark63103608"/><text:alphabetical-index-mark-start text:id="IMark52708600"/><text:alphabetical-index-mark-start text:id="IMark78399464"/><text:alphabetical-index-mark-start text:id="IMark76247752"/><text:alphabetical-index-mark-start text:id="IMark74554760"/><text:alphabetical-index-mark-start text:id="IMark74671000"/><text:alphabetical-index-mark-start text:id="IMark39889928"/><text:alphabetical-index-mark-start text:id="IMark64631608"/>develop<text:alphabetical-index-mark-end text:id="IMark64631608"/>er<text:alphabetical-index-mark-end text:id="IMark39889928"/><text:alphabetical-index-mark-end text:id="IMark74671000"/><text:alphabetical-index-mark-end text:id="IMark74554760"/><text:alphabetical-index-mark-end text:id="IMark76247752"/><text:alphabetical-index-mark-end text:id="IMark78399464"/><text:alphabetical-index-mark-end text:id="IMark52708600"/><text:alphabetical-index-mark-end text:id="IMark63103608"/>s.</text:p>
        </text:list-item>
      </text:list>
      <text:p text:style-name="P47"/>
      <text:p text:style-name="P47"/>
      <text:h text:style-name="P83" text:outline-level="1"><text:bookmark-start text:name="__RefHeading___Toc8815_1538881673"/><text:alphabetical-index-mark-start text:id="IMark63103608"/><text:alphabetical-index-mark-start text:id="IMark77369000"/><text:alphabetical-index-mark-start text:id="IMark75675592"/><text:alphabetical-index-mark-start text:id="IMark75674920"/><text:alphabetical-index-mark-start text:id="IMark73518664"/><text:alphabetical-index-mark-start text:id="IMark74689624"/><text:alphabetical-index-mark-start text:id="IMark63027160"/><text:alphabetical-index-mark-start text:id="IMark38205512"/><text:alphabetical-index-mark-start text:id="IMark75568648"/>License<text:alphabetical-index-mark-end text:id="IMark75568648"/><text:alphabetical-index-mark-end text:id="IMark38205512"/><text:alphabetical-index-mark-end text:id="IMark63027160"/><text:alphabetical-index-mark-end text:id="IMark74689624"/><text:alphabetical-index-mark-end text:id="IMark73518664"/><text:alphabetical-index-mark-end text:id="IMark75674920"/><text:alphabetical-index-mark-end text:id="IMark75675592"/><text:alphabetical-index-mark-end text:id="IMark77369000"/><text:alphabetical-index-mark-end text:id="IMark63103608"/> and <text:span text:style-name="T5">info for </text:span>contribut<text:span text:style-name="T5">ors</text:span><text:bookmark-end text:name="__RefHeading___Toc8815_1538881673"/></text:h>
      <text:p text:style-name="P48"/>
      <text:p text:style-name="P48">Please read the following <text:alphabetical-index-mark-start text:id="IMark63237448"/><text:alphabetical-index-mark-start text:id="IMark76023192"/><text:alphabetical-index-mark-start text:id="IMark80883624"/><text:alphabetical-index-mark-start text:id="IMark52209976"/><text:alphabetical-index-mark-start text:id="IMark78263432"/><text:alphabetical-index-mark-start text:id="IMark78080472"/><text:alphabetical-index-mark-start text:id="IMark74098952"/>fil<text:alphabetical-index-mark-start text:id="IMark63103608"/>e<text:alphabetical-index-mark-end text:id="IMark74098952"/><text:alphabetical-index-mark-end text:id="IMark78080472"/><text:alphabetical-index-mark-end text:id="IMark78263432"/><text:alphabetical-index-mark-end text:id="IMark52209976"/><text:alphabetical-index-mark-end text:id="IMark80883624"/><text:alphabetical-index-mark-end text:id="IMark76023192"/><text:alphabetical-index-mark-end text:id="IMark63237448"/>s<text:alphabetical-index-mark-end text:id="IMark63103608"/> included with this <text:alphabetical-index-mark-start text:id="IMark77369000"/>project<text:alphabetical-index-mark-end text:id="IMark77369000"/>:</text:p>
      <text:p text:style-name="P48"/>
      <text:list xml:id="list1199024910646974661" text:style-name="L2">
        <text:list-item>
          <text:p text:style-name="P50"><text:alphabetical-index-mark-start text:id="IMark74689624"/><text:alphabetical-index-mark-start text:id="IMark63027160"/><text:alphabetical-index-mark-start text:id="IMark38205512"/><text:alphabetical-index-mark-start text:id="IMark75568648"/><text:alphabetical-index-mark-start text:id="IMark74688952"/><text:alphabetical-index-mark-start text:id="IMark74258376"/><text:alphabetical-index-mark-start text:id="IMark38204840"/>README<text:alphabetical-index-mark-end text:id="IMark38204840"/><text:alphabetical-index-mark-end text:id="IMark74258376"/><text:alphabetical-index-mark-end text:id="IMark74688952"/><text:alphabetical-index-mark-end text:id="IMark75568648"/><text:alphabetical-index-mark-end text:id="IMark38205512"/><text:alphabetical-index-mark-end text:id="IMark63027160"/><text:alphabetical-index-mark-end text:id="IMark74689624"/>.md: contains info on <text:alphabetical-index-mark-start text:id="IMark73784744"/><text:alphabetical-index-mark-start text:id="IMark76710904"/><text:alphabetical-index-mark-start text:id="IMark37803992"/><text:alphabetical-index-mark-start text:id="IMark63103608"/><text:alphabetical-index-mark-start text:id="IMark77369000"/><text:alphabetical-index-mark-start text:id="IMark63237448"/>setting<text:alphabetical-index-mark-end text:id="IMark63237448"/><text:alphabetical-index-mark-end text:id="IMark77369000"/><text:alphabetical-index-mark-end text:id="IMark63103608"/><text:alphabetical-index-mark-end text:id="IMark37803992"/><text:alphabetical-index-mark-end text:id="IMark76710904"/><text:alphabetical-index-mark-end text:id="IMark73784744"/> up your <text:alphabetical-index-mark-start text:id="IMark76023192"/><text:alphabetical-index-mark-start text:id="IMark80883624"/><text:alphabetical-index-mark-start text:id="IMark52209976"/><text:alphabetical-index-mark-start text:id="IMark78263432"/><text:alphabetical-index-mark-start text:id="IMark78080472"/><text:alphabetical-index-mark-start text:id="IMark74098952"/><text:alphabetical-index-mark-start text:id="IMark75675592"/><text:alphabetical-index-mark-start text:id="IMark73518664"/><text:alphabetical-index-mark-start text:id="IMark75674920"/><text:alphabetical-index-mark-start text:id="IMark76493480"/>system<text:alphabetical-index-mark-end text:id="IMark76493480"/><text:alphabetical-index-mark-end text:id="IMark75674920"/><text:alphabetical-index-mark-end text:id="IMark73518664"/><text:alphabetical-index-mark-end text:id="IMark75675592"/><text:alphabetical-index-mark-end text:id="IMark74098952"/><text:alphabetical-index-mark-end text:id="IMark78080472"/><text:alphabetical-index-mark-end text:id="IMark78263432"/><text:alphabetical-index-mark-end text:id="IMark52209976"/><text:alphabetical-index-mark-end text:id="IMark80883624"/><text:alphabetical-index-mark-end text:id="IMark76023192"/> and <text:alphabetical-index-mark-start text:id="IMark52497000"/><text:alphabetical-index-mark-start text:id="IMark74130424"/><text:alphabetical-index-mark-start text:id="IMark75929656"/><text:alphabetical-index-mark-start text:id="IMark80875912"/><text:alphabetical-index-mark-start text:id="IMark74625416"/><text:alphabetical-index-mark-start text:id="IMark65066312"/><text:alphabetical-index-mark-start text:id="IMark73931384"/><text:alphabetical-index-mark-start text:id="IMark64445064"/>install<text:alphabetical-index-mark-end text:id="IMark64445064"/><text:alphabetical-index-mark-end text:id="IMark73931384"/><text:alphabetical-index-mark-end text:id="IMark65066312"/><text:alphabetical-index-mark-end text:id="IMark74625416"/><text:alphabetical-index-mark-end text:id="IMark80875912"/><text:alphabetical-index-mark-end text:id="IMark75929656"/><text:alphabetical-index-mark-end text:id="IMark74130424"/><text:alphabetical-index-mark-end text:id="IMark52497000"/>ing the <text:alphabetical-index-mark-start text:id="IMark76443704"/><text:alphabetical-index-mark-start text:id="IMark72136168"/><text:alphabetical-index-mark-start text:id="IMark78267176"/><text:alphabetical-index-mark-start text:id="IMark78267752"/><text:alphabetical-index-mark-start text:id="IMark52878056"/><text:alphabetical-index-mark-start text:id="IMark52878632"/><text:alphabetical-index-mark-start text:id="IMark78362984"/>fil<text:alphabetical-index-mark-start text:id="IMark29577208"/>e<text:alphabetical-index-mark-end text:id="IMark78362984"/><text:alphabetical-index-mark-end text:id="IMark52878632"/><text:alphabetical-index-mark-end text:id="IMark52878056"/><text:alphabetical-index-mark-end text:id="IMark78267752"/><text:alphabetical-index-mark-end text:id="IMark78267176"/><text:alphabetical-index-mark-end text:id="IMark72136168"/><text:alphabetical-index-mark-end text:id="IMark76443704"/>s<text:alphabetical-index-mark-end text:id="IMark29577208"/> <text:span text:style-name="T8">related to this </text:span><text:alphabetical-index-mark-start text:id="IMark73927224"/><text:span text:style-name="T8">module</text:span><text:alphabetical-index-mark-end text:id="IMark73927224"/>.</text:p>
          <text:p text:style-name="P50"/>
        </text:list-item>
        <text:list-item>
          <text:p text:style-name="P50"><text:alphabetical-index-mark-start text:id="IMark78080472"/><text:alphabetical-index-mark-start text:id="IMark74098952"/><text:alphabetical-index-mark-start text:id="IMark75675592"/><text:alphabetical-index-mark-start text:id="IMark73518664"/><text:alphabetical-index-mark-start text:id="IMark75674920"/><text:alphabetical-index-mark-start text:id="IMark73784744"/><text:alphabetical-index-mark-start text:id="IMark76710904"/>CONTRIBUTING<text:alphabetical-index-mark-end text:id="IMark76710904"/><text:alphabetical-index-mark-end text:id="IMark73784744"/><text:alphabetical-index-mark-end text:id="IMark75674920"/><text:alphabetical-index-mark-end text:id="IMark73518664"/><text:alphabetical-index-mark-end text:id="IMark75675592"/><text:alphabetical-index-mark-end text:id="IMark74098952"/><text:alphabetical-index-mark-end text:id="IMark78080472"/>.md: if you wan to <text:alphabetical-index-mark-start text:id="IMark37803992"/><text:alphabetical-index-mark-start text:id="IMark63103608"/><text:alphabetical-index-mark-start text:id="IMark77369000"/><text:alphabetical-index-mark-start text:id="IMark63237448"/><text:alphabetical-index-mark-start text:id="IMark74689624"/><text:alphabetical-index-mark-start text:id="IMark63027160"/>contribute<text:alphabetical-index-mark-end text:id="IMark63027160"/><text:alphabetical-index-mark-end text:id="IMark74689624"/><text:alphabetical-index-mark-end text:id="IMark63237448"/><text:alphabetical-index-mark-end text:id="IMark77369000"/><text:alphabetical-index-mark-end text:id="IMark63103608"/><text:alphabetical-index-mark-end text:id="IMark37803992"/> to this <text:alphabetical-index-mark-start text:id="IMark38205512"/>project<text:alphabetical-index-mark-end text:id="IMark38205512"/>.</text:p>
          <text:p text:style-name="P50"/>
        </text:list-item>
        <text:list-item>
          <text:p text:style-name="P51"><text:alphabetical-index-mark-start text:id="IMark80883624"/><text:alphabetical-index-mark-start text:id="IMark78263432"/><text:alphabetical-index-mark-start text:id="IMark52209976"/><text:alphabetical-index-mark-start text:id="IMark77500440"/><text:alphabetical-index-mark-start text:id="IMark74258376"/><text:alphabetical-index-mark-start text:id="IMark80855000"/><text:alphabetical-index-mark-start text:id="IMark74234472"/>COPYING<text:alphabetical-index-mark-end text:id="IMark74234472"/><text:alphabetical-index-mark-end text:id="IMark80855000"/><text:alphabetical-index-mark-end text:id="IMark74258376"/><text:alphabetical-index-mark-end text:id="IMark77500440"/><text:alphabetical-index-mark-end text:id="IMark52209976"/><text:alphabetical-index-mark-end text:id="IMark78263432"/><text:alphabetical-index-mark-end text:id="IMark80883624"/>: for <text:alphabetical-index-mark-start text:id="IMark74688952"/><text:alphabetical-index-mark-start text:id="IMark37803992"/><text:alphabetical-index-mark-start text:id="IMark38205512"/><text:alphabetical-index-mark-start text:id="IMark63103608"/><text:alphabetical-index-mark-start text:id="IMark77369000"/><text:alphabetical-index-mark-start text:id="IMark63237448"/><text:alphabetical-index-mark-start text:id="IMark74689624"/><text:alphabetical-index-mark-start text:id="IMark63027160"/><text:alphabetical-index-mark-start text:id="IMark78080472"/>license<text:alphabetical-index-mark-end text:id="IMark78080472"/><text:alphabetical-index-mark-end text:id="IMark63027160"/><text:alphabetical-index-mark-end text:id="IMark74689624"/><text:alphabetical-index-mark-end text:id="IMark63237448"/><text:alphabetical-index-mark-end text:id="IMark77369000"/><text:alphabetical-index-mark-end text:id="IMark63103608"/><text:alphabetical-index-mark-end text:id="IMark38205512"/><text:alphabetical-index-mark-end text:id="IMark37803992"/><text:alphabetical-index-mark-end text:id="IMark74688952"/> in<text:alphabetical-index-mark-start text:id="IMark75568648"/><text:alphabetical-index-mark-start text:id="IMark76084328"/><text:alphabetical-index-mark-start text:id="IMark64324600"/><text:alphabetical-index-mark-start text:id="IMark76023192"/><text:alphabetical-index-mark-start text:id="IMark38204840"/><text:alphabetical-index-mark-start text:id="IMark75493144"/><text:alphabetical-index-mark-start text:id="IMark52497000"/>format<text:alphabetical-index-mark-end text:id="IMark52497000"/><text:alphabetical-index-mark-end text:id="IMark75493144"/><text:alphabetical-index-mark-end text:id="IMark38204840"/><text:alphabetical-index-mark-end text:id="IMark76023192"/><text:alphabetical-index-mark-end text:id="IMark64324600"/><text:alphabetical-index-mark-end text:id="IMark76084328"/><text:alphabetical-index-mark-end text:id="IMark75568648"/>ion.</text:p>
          <text:p text:style-name="P51"/>
        </text:list-item>
        <text:list-item>
          <text:p text:style-name="P52">Also note that this <text:alphabetical-index-mark-start text:id="IMark75674920"/><text:alphabetical-index-mark-start text:id="IMark73518664"/>MFD<text:alphabetical-index-mark-end text:id="IMark73518664"/><text:alphabetical-index-mark-end text:id="IMark75674920"/> would work only in conjunction with <text:alphabetical-index-mark-start text:id="IMark75675592"/><text:alphabetical-index-mark-start text:id="IMark74098952"/>DGIIIAI<text:alphabetical-index-mark-end text:id="IMark74098952"/><text:alphabetical-index-mark-end text:id="IMark75675592"/> or a <text:alphabetical-index-mark-start text:id="IMark76084328"/>ship<text:alphabetical-index-mark-end text:id="IMark76084328"/> d<text:alphabetical-index-mark-start text:id="IMark75568648"/>es<text:alphabetical-index-mark-end text:id="IMark75568648"/>igned around a <text:alphabetical-index-mark-start text:id="IMark64324600"/>compatible<text:alphabetical-index-mark-end text:id="IMark64324600"/> AI <text:alphabetical-index-mark-start text:id="IMark38204840"/><text:alphabetical-index-mark-start text:id="IMark74688952"/>system<text:alphabetical-index-mark-end text:id="IMark74688952"/><text:alphabetical-index-mark-end text:id="IMark38204840"/>. It is not intended for use with any <text:span text:style-name="T40">other </text:span>sort of <text:alphabetical-index-mark-start text:id="IMark63237448"/>OSFS<text:alphabetical-index-mark-end text:id="IMark63237448"/> <text:alphabetical-index-mark-start text:id="IMark74689624"/>ship<text:alphabetical-index-mark-end text:id="IMark74689624"/>.</text:p>
        </text:list-item>
      </text:list>
      <text:p text:style-name="P7"/>
      <text:p text:style-name="P7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84" text:outline-level="1"><text:alphabetical-index-mark-start text:id="IMark75675592"/>Table<text:alphabetical-index-mark-end text:id="IMark75675592"/> of <text:alphabetical-index-mark-start text:id="IMark74098952"/>Contents<text:alphabetical-index-mark-end text:id="IMark74098952"/></text:h>
          </text:index-title>
          <text:p text:style-name="P78"><text:a xlink:type="simple" xlink:href="#__RefHeading___Toc72751_673741182" text:style-name="Index_20_Link" text:visited-style-name="Index_20_Link"><text:span text:style-name="Index_20_Link"/></text:a></text:p>
          <text:p text:style-name="P78"><text:a xlink:type="simple" xlink:href="#__RefHeading___Toc72751_673741182" text:style-name="Index_20_Link" text:visited-style-name="Index_20_Link">Abstract<text:tab/>1</text:a></text:p>
          <text:p text:style-name="P78"><text:a xlink:type="simple" xlink:href="#__RefHeading___Toc72753_673741182" text:style-name="Index_20_Link" text:visited-style-name="Index_20_Link">Keywords<text:tab/>1</text:a></text:p>
          <text:p text:style-name="P78"><text:a xlink:type="simple" xlink:href="#__RefHeading___Toc6463_1483239106" text:style-name="Index_20_Link" text:visited-style-name="Index_20_Link">Ac</text:a><text:alphabetical-index-mark-start text:id="IMark52993192"/><text:a xlink:type="simple" xlink:href="#__RefHeading___Toc6463_1483239106" text:style-name="Index_20_Link" text:visited-style-name="Index_20_Link">knowledge</text:a><text:alphabetical-index-mark-end text:id="IMark52993192"/><text:a xlink:type="simple" xlink:href="#__RefHeading___Toc6463_1483239106" text:style-name="Index_20_Link" text:visited-style-name="Index_20_Link">ments<text:tab/>2</text:a></text:p>
          <text:p text:style-name="P78"><text:alphabetical-index-mark-start text:id="IMark37803992"/><text:a xlink:type="simple" xlink:href="#__RefHeading___Toc8815_1538881673" text:style-name="Index_20_Link" text:visited-style-name="Index_20_Link">License</text:a><text:alphabetical-index-mark-end text:id="IMark37803992"/><text:a xlink:type="simple" xlink:href="#__RefHeading___Toc8815_1538881673" text:style-name="Index_20_Link" text:visited-style-name="Index_20_Link"> and info for contributors<text:tab/>2</text:a></text:p>
          <text:p text:style-name="P78"><text:a xlink:type="simple" xlink:href="#__RefHeading___Toc72862_673741182" text:style-name="Index_20_Link" text:visited-style-name="Index_20_Link">1. Introduction<text:tab/>5</text:a></text:p>
          <text:p text:style-name="P78"><text:a xlink:type="simple" xlink:href="#__RefHeading___Toc72864_673741182" text:style-name="Index_20_Link" text:visited-style-name="Index_20_Link">2. Conventions, caveats and base </text:a><text:alphabetical-index-mark-start text:id="IMark64324600"/><text:a xlink:type="simple" xlink:href="#__RefHeading___Toc72864_673741182" text:style-name="Index_20_Link" text:visited-style-name="Index_20_Link">condition</text:a><text:alphabetical-index-mark-end text:id="IMark64324600"/><text:a xlink:type="simple" xlink:href="#__RefHeading___Toc72864_673741182" text:style-name="Index_20_Link" text:visited-style-name="Index_20_Link">s of </text:a><text:alphabetical-index-mark-start text:id="IMark76084328"/><text:a xlink:type="simple" xlink:href="#__RefHeading___Toc72864_673741182" text:style-name="Index_20_Link" text:visited-style-name="Index_20_Link">develop</text:a><text:alphabetical-index-mark-end text:id="IMark76084328"/><text:a xlink:type="simple" xlink:href="#__RefHeading___Toc72864_673741182" text:style-name="Index_20_Link" text:visited-style-name="Index_20_Link">ment<text:tab/>6</text:a></text:p>
          <text:p text:style-name="P78"><text:a xlink:type="simple" xlink:href="#__RefHeading___Toc72866_673741182" text:style-name="Index_20_Link" text:visited-style-name="Index_20_Link">3. </text:a><text:alphabetical-index-mark-start text:id="IMark75493144"/><text:a xlink:type="simple" xlink:href="#__RefHeading___Toc72866_673741182" text:style-name="Index_20_Link" text:visited-style-name="Index_20_Link">Develop</text:a><text:alphabetical-index-mark-end text:id="IMark75493144"/><text:a xlink:type="simple" xlink:href="#__RefHeading___Toc72866_673741182" text:style-name="Index_20_Link" text:visited-style-name="Index_20_Link">ment<text:tab/>7</text:a></text:p>
          <text:p text:style-name="P78"><text:a xlink:type="simple" xlink:href="#__RefHeading___Toc1655_964193841" text:style-name="Index_20_Link" text:visited-style-name="Index_20_Link">3.1. Use of </text:a><text:alphabetical-index-mark-start text:id="IMark74688952"/><text:alphabetical-index-mark-start text:id="IMark73784744"/><text:a xlink:type="simple" xlink:href="#__RefHeading___Toc1655_964193841" text:style-name="Index_20_Link" text:visited-style-name="Index_20_Link">SQLC</text:a><text:alphabetical-index-mark-end text:id="IMark73784744"/><text:alphabetical-index-mark-end text:id="IMark74688952"/><text:a xlink:type="simple" xlink:href="#__RefHeading___Toc1655_964193841" text:style-name="Index_20_Link" text:visited-style-name="Index_20_Link"> with any </text:a><text:alphabetical-index-mark-start text:id="IMark76710904"/><text:a xlink:type="simple" xlink:href="#__RefHeading___Toc1655_964193841" text:style-name="Index_20_Link" text:visited-style-name="Index_20_Link">R</text:a><text:alphabetical-index-mark-start text:id="IMark52878632"/><text:a xlink:type="simple" xlink:href="#__RefHeading___Toc1655_964193841" text:style-name="Index_20_Link" text:visited-style-name="Index_20_Link">DBMS</text:a><text:alphabetical-index-mark-end text:id="IMark52878632"/><text:alphabetical-index-mark-end text:id="IMark76710904"/><text:a xlink:type="simple" xlink:href="#__RefHeading___Toc1655_964193841" text:style-name="Index_20_Link" text:visited-style-name="Index_20_Link">.<text:tab/>7</text:a></text:p>
          <text:p text:style-name="P78"><text:a xlink:type="simple" xlink:href="#__RefHeading___Toc1657_964193841" text:style-name="Index_20_Link" text:visited-style-name="Index_20_Link">3.2. Use of </text:a><text:alphabetical-index-mark-start text:id="IMark78267752"/><text:alphabetical-index-mark-start text:id="IMark38205512"/><text:a xlink:type="simple" xlink:href="#__RefHeading___Toc1657_964193841" text:style-name="Index_20_Link" text:visited-style-name="Index_20_Link">SQLC</text:a><text:alphabetical-index-mark-end text:id="IMark38205512"/><text:alphabetical-index-mark-end text:id="IMark78267752"/><text:a xlink:type="simple" xlink:href="#__RefHeading___Toc1657_964193841" text:style-name="Index_20_Link" text:visited-style-name="Index_20_Link"> with other </text:a><text:alphabetical-index-mark-start text:id="IMark78080472"/><text:a xlink:type="simple" xlink:href="#__RefHeading___Toc1657_964193841" text:style-name="Index_20_Link" text:visited-style-name="Index_20_Link">SQL</text:a><text:alphabetical-index-mark-end text:id="IMark78080472"/><text:a xlink:type="simple" xlink:href="#__RefHeading___Toc1657_964193841" text:style-name="Index_20_Link" text:visited-style-name="Index_20_Link"> </text:a><text:alphabetical-index-mark-start text:id="IMark72232296"/><text:a xlink:type="simple" xlink:href="#__RefHeading___Toc1657_964193841" text:style-name="Index_20_Link" text:visited-style-name="Index_20_Link">compatible</text:a><text:alphabetical-index-mark-end text:id="IMark72232296"/><text:a xlink:type="simple" xlink:href="#__RefHeading___Toc1657_964193841" text:style-name="Index_20_Link" text:visited-style-name="Index_20_Link"> </text:a><text:alphabetical-index-mark-start text:id="IMark38204840"/><text:a xlink:type="simple" xlink:href="#__RefHeading___Toc1657_964193841" text:style-name="Index_20_Link" text:visited-style-name="Index_20_Link">MFD</text:a><text:alphabetical-index-mark-end text:id="IMark38204840"/><text:a xlink:type="simple" xlink:href="#__RefHeading___Toc1657_964193841" text:style-name="Index_20_Link" text:visited-style-name="Index_20_Link"> </text:a><text:alphabetical-index-mark-start text:id="IMark75929224"/><text:a xlink:type="simple" xlink:href="#__RefHeading___Toc1657_964193841" text:style-name="Index_20_Link" text:visited-style-name="Index_20_Link">module</text:a><text:alphabetical-index-mark-end text:id="IMark75929224"/><text:a xlink:type="simple" xlink:href="#__RefHeading___Toc1657_964193841" text:style-name="Index_20_Link" text:visited-style-name="Index_20_Link">s.<text:tab/>7</text:a></text:p>
          <text:p text:style-name="P78"><text:a xlink:type="simple" xlink:href="#__RefHeading___Toc1659_964193841" text:style-name="Index_20_Link" text:visited-style-name="Index_20_Link">3.3. Additional </text:a><text:alphabetical-index-mark-start text:id="IMark52993192"/><text:a xlink:type="simple" xlink:href="#__RefHeading___Toc1659_964193841" text:style-name="Index_20_Link" text:visited-style-name="Index_20_Link">AIE</text:a><text:alphabetical-index-mark-end text:id="IMark52993192"/><text:a xlink:type="simple" xlink:href="#__RefHeading___Toc1659_964193841" text:style-name="Index_20_Link" text:visited-style-name="Index_20_Link"> </text:a><text:alphabetical-index-mark-start text:id="IMark37803992"/><text:a xlink:type="simple" xlink:href="#__RefHeading___Toc1659_964193841" text:style-name="Index_20_Link" text:visited-style-name="Index_20_Link">function</text:a><text:alphabetical-index-mark-end text:id="IMark37803992"/><text:a xlink:type="simple" xlink:href="#__RefHeading___Toc1659_964193841" text:style-name="Index_20_Link" text:visited-style-name="Index_20_Link">s for </text:a><text:alphabetical-index-mark-start text:id="IMark72232296"/><text:alphabetical-index-mark-start text:id="IMark52209976"/><text:a xlink:type="simple" xlink:href="#__RefHeading___Toc1659_964193841" text:style-name="Index_20_Link" text:visited-style-name="Index_20_Link">SQLC</text:a><text:alphabetical-index-mark-end text:id="IMark52209976"/><text:alphabetical-index-mark-end text:id="IMark72232296"/><text:a xlink:type="simple" xlink:href="#__RefHeading___Toc1659_964193841" text:style-name="Index_20_Link" text:visited-style-name="Index_20_Link">.<text:tab/>8</text:a></text:p>
          <text:p text:style-name="P78"><text:a xlink:type="simple" xlink:href="#__RefHeading___Toc72868_673741182" text:style-name="Index_20_Link" text:visited-style-name="Index_20_Link">4. </text:a><text:alphabetical-index-mark-start text:id="IMark52878632"/><text:a xlink:type="simple" xlink:href="#__RefHeading___Toc72868_673741182" text:style-name="Index_20_Link" text:visited-style-name="Index_20_Link">Expert</text:a><text:alphabetical-index-mark-end text:id="IMark52878632"/><text:a xlink:type="simple" xlink:href="#__RefHeading___Toc72868_673741182" text:style-name="Index_20_Link" text:visited-style-name="Index_20_Link"> </text:a><text:alphabetical-index-mark-start text:id="IMark38204840"/><text:a xlink:type="simple" xlink:href="#__RefHeading___Toc72868_673741182" text:style-name="Index_20_Link" text:visited-style-name="Index_20_Link">system</text:a><text:alphabetical-index-mark-end text:id="IMark38204840"/><text:a xlink:type="simple" xlink:href="#__RefHeading___Toc72868_673741182" text:style-name="Index_20_Link" text:visited-style-name="Index_20_Link"><text:tab/>9</text:a></text:p>
          <text:p text:style-name="P78"><text:a xlink:type="simple" xlink:href="#__RefHeading___Toc72870_673741182" text:style-name="Index_20_Link" text:visited-style-name="Index_20_Link">5. Use<text:tab/>10</text:a></text:p>
          <text:p text:style-name="P78"><text:a xlink:type="simple" xlink:href="#__RefHeading___Toc1073_964193841" text:style-name="Index_20_Link" text:visited-style-name="Index_20_Link">5.1. </text:a><text:alphabetical-index-mark-start text:id="IMark75493144"/><text:alphabetical-index-mark-start text:id="IMark73518664"/><text:a xlink:type="simple" xlink:href="#__RefHeading___Toc1073_964193841" text:style-name="Index_20_Link" text:visited-style-name="Index_20_Link">Install</text:a><text:alphabetical-index-mark-end text:id="IMark73518664"/><text:a xlink:type="simple" xlink:href="#__RefHeading___Toc1073_964193841" text:style-name="Index_20_Link" text:visited-style-name="Index_20_Link">ation</text:a><text:alphabetical-index-mark-end text:id="IMark75493144"/><text:a xlink:type="simple" xlink:href="#__RefHeading___Toc1073_964193841" text:style-name="Index_20_Link" text:visited-style-name="Index_20_Link"><text:tab/>10</text:a></text:p>
          <text:p text:style-name="P78"><text:a xlink:type="simple" xlink:href="#__RefHeading___Toc1075_964193841" text:style-name="Index_20_Link" text:visited-style-name="Index_20_Link">5.2. </text:a><text:alphabetical-index-mark-start text:id="IMark77369000"/><text:a xlink:type="simple" xlink:href="#__RefHeading___Toc1075_964193841" text:style-name="Index_20_Link" text:visited-style-name="Index_20_Link">Function</text:a><text:alphabetical-index-mark-end text:id="IMark77369000"/><text:a xlink:type="simple" xlink:href="#__RefHeading___Toc1075_964193841" text:style-name="Index_20_Link" text:visited-style-name="Index_20_Link">s<text:tab/>10</text:a></text:p>
          <text:p text:style-name="P78"><text:a xlink:type="simple" xlink:href="#__RefHeading___Toc1077_964193841" text:style-name="Index_20_Link" text:visited-style-name="Index_20_Link">5.2.1. [</text:a><text:alphabetical-index-mark-start text:id="IMark76084328"/><text:a xlink:type="simple" xlink:href="#__RefHeading___Toc1077_964193841" text:style-name="Index_20_Link" text:visited-style-name="Index_20_Link">DB</text:a><text:alphabetical-index-mark-end text:id="IMark76084328"/><text:a xlink:type="simple" xlink:href="#__RefHeading___Toc1077_964193841" text:style-name="Index_20_Link" text:visited-style-name="Index_20_Link">]<text:tab/>10</text:a></text:p>
          <text:p text:style-name="P78"><text:a xlink:type="simple" xlink:href="#__RefHeading___Toc1079_964193841" text:style-name="Index_20_Link" text:visited-style-name="Index_20_Link">5.2.2. [</text:a><text:alphabetical-index-mark-start text:id="IMark76710904"/><text:a xlink:type="simple" xlink:href="#__RefHeading___Toc1079_964193841" text:style-name="Index_20_Link" text:visited-style-name="Index_20_Link">CON</text:a><text:alphabetical-index-mark-end text:id="IMark76710904"/><text:a xlink:type="simple" xlink:href="#__RefHeading___Toc1079_964193841" text:style-name="Index_20_Link" text:visited-style-name="Index_20_Link">]<text:tab/>10</text:a></text:p>
          <text:p text:style-name="P78"><text:a xlink:type="simple" xlink:href="#__RefHeading___Toc1081_964193841" text:style-name="Index_20_Link" text:visited-style-name="Index_20_Link">5.2.3. [</text:a><text:alphabetical-index-mark-start text:id="IMark74688952"/><text:a xlink:type="simple" xlink:href="#__RefHeading___Toc1081_964193841" text:style-name="Index_20_Link" text:visited-style-name="Index_20_Link">DIS</text:a><text:alphabetical-index-mark-end text:id="IMark74688952"/><text:a xlink:type="simple" xlink:href="#__RefHeading___Toc1081_964193841" text:style-name="Index_20_Link" text:visited-style-name="Index_20_Link">]<text:tab/>10</text:a></text:p>
          <text:p text:style-name="P78"><text:a xlink:type="simple" xlink:href="#__RefHeading___Toc1083_964193841" text:style-name="Index_20_Link" text:visited-style-name="Index_20_Link">5.2.4. [</text:a><text:alphabetical-index-mark-start text:id="IMark63103608"/><text:a xlink:type="simple" xlink:href="#__RefHeading___Toc1083_964193841" text:style-name="Index_20_Link" text:visited-style-name="Index_20_Link">SQL</text:a><text:alphabetical-index-mark-end text:id="IMark63103608"/><text:a xlink:type="simple" xlink:href="#__RefHeading___Toc1083_964193841" text:style-name="Index_20_Link" text:visited-style-name="Index_20_Link">]<text:tab/>11</text:a></text:p>
          <text:p text:style-name="P78"><text:a xlink:type="simple" xlink:href="#__RefHeading___Toc1085_964193841" text:style-name="Index_20_Link" text:visited-style-name="Index_20_Link">5.2.5. [</text:a><text:alphabetical-index-mark-start text:id="IMark73518664"/><text:a xlink:type="simple" xlink:href="#__RefHeading___Toc1085_964193841" text:style-name="Index_20_Link" text:visited-style-name="Index_20_Link">MON</text:a><text:alphabetical-index-mark-end text:id="IMark73518664"/><text:a xlink:type="simple" xlink:href="#__RefHeading___Toc1085_964193841" text:style-name="Index_20_Link" text:visited-style-name="Index_20_Link">]<text:tab/>11</text:a></text:p>
          <text:p text:style-name="P78"><text:a xlink:type="simple" xlink:href="#__RefHeading___Toc1087_964193841" text:style-name="Index_20_Link" text:visited-style-name="Index_20_Link">5.2.6. [</text:a><text:alphabetical-index-mark-start text:id="IMark72232296"/><text:a xlink:type="simple" xlink:href="#__RefHeading___Toc1087_964193841" text:style-name="Index_20_Link" text:visited-style-name="Index_20_Link">MOF</text:a><text:alphabetical-index-mark-end text:id="IMark72232296"/><text:a xlink:type="simple" xlink:href="#__RefHeading___Toc1087_964193841" text:style-name="Index_20_Link" text:visited-style-name="Index_20_Link">]<text:tab/>11</text:a></text:p>
          <text:p text:style-name="P78"><text:a xlink:type="simple" xlink:href="#__RefHeading___Toc1089_964193841" text:style-name="Index_20_Link" text:visited-style-name="Index_20_Link">5.2.7. [</text:a><text:alphabetical-index-mark-start text:id="IMark75675592"/><text:a xlink:type="simple" xlink:href="#__RefHeading___Toc1089_964193841" text:style-name="Index_20_Link" text:visited-style-name="Index_20_Link">PON</text:a><text:alphabetical-index-mark-end text:id="IMark75675592"/><text:a xlink:type="simple" xlink:href="#__RefHeading___Toc1089_964193841" text:style-name="Index_20_Link" text:visited-style-name="Index_20_Link">]<text:tab/>11</text:a></text:p>
          <text:p text:style-name="P78"><text:a xlink:type="simple" xlink:href="#__RefHeading___Toc1091_964193841" text:style-name="Index_20_Link" text:visited-style-name="Index_20_Link">5.2.8. [</text:a><text:alphabetical-index-mark-start text:id="IMark64324600"/><text:a xlink:type="simple" xlink:href="#__RefHeading___Toc1091_964193841" text:style-name="Index_20_Link" text:visited-style-name="Index_20_Link">POF</text:a><text:alphabetical-index-mark-end text:id="IMark64324600"/><text:a xlink:type="simple" xlink:href="#__RefHeading___Toc1091_964193841" text:style-name="Index_20_Link" text:visited-style-name="Index_20_Link">]<text:tab/>12</text:a></text:p>
          <text:p text:style-name="P78"><text:a xlink:type="simple" xlink:href="#__RefHeading___Toc1093_964193841" text:style-name="Index_20_Link" text:visited-style-name="Index_20_Link">5.2.9. [</text:a><text:alphabetical-index-mark-start text:id="IMark52498744"/><text:a xlink:type="simple" xlink:href="#__RefHeading___Toc1093_964193841" text:style-name="Index_20_Link" text:visited-style-name="Index_20_Link">ITM</text:a><text:alphabetical-index-mark-end text:id="IMark52498744"/><text:a xlink:type="simple" xlink:href="#__RefHeading___Toc1093_964193841" text:style-name="Index_20_Link" text:visited-style-name="Index_20_Link">]<text:tab/>12</text:a></text:p>
          <text:p text:style-name="P78"><text:a xlink:type="simple" xlink:href="#__RefHeading___Toc1095_964193841" text:style-name="Index_20_Link" text:visited-style-name="Index_20_Link">5.2.10. [</text:a><text:alphabetical-index-mark-start text:id="IMark63237448"/><text:a xlink:type="simple" xlink:href="#__RefHeading___Toc1095_964193841" text:style-name="Index_20_Link" text:visited-style-name="Index_20_Link">VAL</text:a><text:alphabetical-index-mark-end text:id="IMark63237448"/><text:a xlink:type="simple" xlink:href="#__RefHeading___Toc1095_964193841" text:style-name="Index_20_Link" text:visited-style-name="Index_20_Link">]<text:tab/>12</text:a></text:p>
          <text:p text:style-name="P78"><text:a xlink:type="simple" xlink:href="#__RefHeading___Toc1097_964193841" text:style-name="Index_20_Link" text:visited-style-name="Index_20_Link">5.2.11. [</text:a><text:alphabetical-index-mark-start text:id="IMark75493144"/><text:a xlink:type="simple" xlink:href="#__RefHeading___Toc1097_964193841" text:style-name="Index_20_Link" text:visited-style-name="Index_20_Link">EXE</text:a><text:alphabetical-index-mark-end text:id="IMark75493144"/><text:a xlink:type="simple" xlink:href="#__RefHeading___Toc1097_964193841" text:style-name="Index_20_Link" text:visited-style-name="Index_20_Link">]<text:tab/>13</text:a></text:p>
          <text:p text:style-name="P78"><text:a xlink:type="simple" xlink:href="#__RefHeading___Toc1099_964193841" text:style-name="Index_20_Link" text:visited-style-name="Index_20_Link">5.3. </text:a><text:alphabetical-index-mark-start text:id="IMark77369000"/><text:a xlink:type="simple" xlink:href="#__RefHeading___Toc1099_964193841" text:style-name="Index_20_Link" text:visited-style-name="Index_20_Link">Procedure</text:a><text:alphabetical-index-mark-end text:id="IMark77369000"/><text:a xlink:type="simple" xlink:href="#__RefHeading___Toc1099_964193841" text:style-name="Index_20_Link" text:visited-style-name="Index_20_Link">s<text:tab/>13</text:a></text:p>
          <text:p text:style-name="P78"><text:a xlink:type="simple" xlink:href="#__RefHeading___Toc1101_964193841" text:style-name="Index_20_Link" text:visited-style-name="Index_20_Link">5.3.1. </text:a><text:alphabetical-index-mark-start text:id="IMark76084328"/><text:a xlink:type="simple" xlink:href="#__RefHeading___Toc1101_964193841" text:style-name="Index_20_Link" text:visited-style-name="Index_20_Link">Connect</text:a><text:alphabetical-index-mark-end text:id="IMark76084328"/><text:a xlink:type="simple" xlink:href="#__RefHeading___Toc1101_964193841" text:style-name="Index_20_Link" text:visited-style-name="Index_20_Link"> to a </text:a><text:alphabetical-index-mark-start text:id="IMark73784744"/><text:alphabetical-index-mark-start text:id="IMark78267752"/><text:a xlink:type="simple" xlink:href="#__RefHeading___Toc1101_964193841" text:style-name="Index_20_Link" text:visited-style-name="Index_20_Link">data</text:a><text:alphabetical-index-mark-end text:id="IMark78267752"/><text:a xlink:type="simple" xlink:href="#__RefHeading___Toc1101_964193841" text:style-name="Index_20_Link" text:visited-style-name="Index_20_Link">base</text:a><text:alphabetical-index-mark-end text:id="IMark73784744"/><text:a xlink:type="simple" xlink:href="#__RefHeading___Toc1101_964193841" text:style-name="Index_20_Link" text:visited-style-name="Index_20_Link">.<text:tab/>13</text:a></text:p>
          <text:p text:style-name="P78"><text:soft-page-break/><text:a xlink:type="simple" xlink:href="#__RefHeading___Toc1103_964193841" text:style-name="Index_20_Link" text:visited-style-name="Index_20_Link">5.3.2. </text:a><text:alphabetical-index-mark-start text:id="IMark74688952"/><text:a xlink:type="simple" xlink:href="#__RefHeading___Toc1103_964193841" text:style-name="Index_20_Link" text:visited-style-name="Index_20_Link">Dis</text:a><text:alphabetical-index-mark-start text:id="IMark75493144"/><text:a xlink:type="simple" xlink:href="#__RefHeading___Toc1103_964193841" text:style-name="Index_20_Link" text:visited-style-name="Index_20_Link">connect</text:a><text:alphabetical-index-mark-end text:id="IMark75493144"/><text:alphabetical-index-mark-end text:id="IMark74688952"/><text:a xlink:type="simple" xlink:href="#__RefHeading___Toc1103_964193841" text:style-name="Index_20_Link" text:visited-style-name="Index_20_Link"><text:tab/>14</text:a></text:p>
          <text:p text:style-name="P78"><text:a xlink:type="simple" xlink:href="#__RefHeading___Toc1105_964193841" text:style-name="Index_20_Link" text:visited-style-name="Index_20_Link">5.3.3. </text:a><text:alphabetical-index-mark-start text:id="IMark73784744"/><text:a xlink:type="simple" xlink:href="#__RefHeading___Toc1105_964193841" text:style-name="Index_20_Link" text:visited-style-name="Index_20_Link">Send</text:a><text:alphabetical-index-mark-end text:id="IMark73784744"/><text:a xlink:type="simple" xlink:href="#__RefHeading___Toc1105_964193841" text:style-name="Index_20_Link" text:visited-style-name="Index_20_Link"> a raw </text:a><text:alphabetical-index-mark-start text:id="IMark78080472"/><text:a xlink:type="simple" xlink:href="#__RefHeading___Toc1105_964193841" text:style-name="Index_20_Link" text:visited-style-name="Index_20_Link">SQL</text:a><text:alphabetical-index-mark-end text:id="IMark78080472"/><text:a xlink:type="simple" xlink:href="#__RefHeading___Toc1105_964193841" text:style-name="Index_20_Link" text:visited-style-name="Index_20_Link"> </text:a><text:alphabetical-index-mark-start text:id="IMark75674920"/><text:a xlink:type="simple" xlink:href="#__RefHeading___Toc1105_964193841" text:style-name="Index_20_Link" text:visited-style-name="Index_20_Link">query</text:a><text:alphabetical-index-mark-end text:id="IMark75674920"/><text:a xlink:type="simple" xlink:href="#__RefHeading___Toc1105_964193841" text:style-name="Index_20_Link" text:visited-style-name="Index_20_Link"><text:tab/>15</text:a></text:p>
          <text:p text:style-name="P78"><text:a xlink:type="simple" xlink:href="#__RefHeading___Toc3402_1164564522" text:style-name="Index_20_Link" text:visited-style-name="Index_20_Link">5.3.4. </text:a><text:alphabetical-index-mark-start text:id="IMark74689624"/><text:a xlink:type="simple" xlink:href="#__RefHeading___Toc3402_1164564522" text:style-name="Index_20_Link" text:visited-style-name="Index_20_Link">Activate</text:a><text:alphabetical-index-mark-end text:id="IMark74689624"/><text:a xlink:type="simple" xlink:href="#__RefHeading___Toc3402_1164564522" text:style-name="Index_20_Link" text:visited-style-name="Index_20_Link"> a mode using [</text:a><text:alphabetical-index-mark-start text:id="IMark73518664"/><text:a xlink:type="simple" xlink:href="#__RefHeading___Toc3402_1164564522" text:style-name="Index_20_Link" text:visited-style-name="Index_20_Link">MON</text:a><text:alphabetical-index-mark-end text:id="IMark73518664"/><text:a xlink:type="simple" xlink:href="#__RefHeading___Toc3402_1164564522" text:style-name="Index_20_Link" text:visited-style-name="Index_20_Link">].<text:tab/>15</text:a></text:p>
          <text:p text:style-name="P78"><text:a xlink:type="simple" xlink:href="#__RefHeading___Toc3432_1164564522" text:style-name="Index_20_Link" text:visited-style-name="Index_20_Link">5.3.5. </text:a><text:alphabetical-index-mark-start text:id="IMark52878632"/><text:a xlink:type="simple" xlink:href="#__RefHeading___Toc3432_1164564522" text:style-name="Index_20_Link" text:visited-style-name="Index_20_Link">De</text:a><text:alphabetical-index-mark-start text:id="IMark72232296"/><text:a xlink:type="simple" xlink:href="#__RefHeading___Toc3432_1164564522" text:style-name="Index_20_Link" text:visited-style-name="Index_20_Link">activate</text:a><text:alphabetical-index-mark-end text:id="IMark72232296"/><text:alphabetical-index-mark-end text:id="IMark52878632"/><text:a xlink:type="simple" xlink:href="#__RefHeading___Toc3432_1164564522" text:style-name="Index_20_Link" text:visited-style-name="Index_20_Link"> a mode using [</text:a><text:alphabetical-index-mark-start text:id="IMark63027160"/><text:a xlink:type="simple" xlink:href="#__RefHeading___Toc3432_1164564522" text:style-name="Index_20_Link" text:visited-style-name="Index_20_Link">MOF</text:a><text:alphabetical-index-mark-end text:id="IMark63027160"/><text:a xlink:type="simple" xlink:href="#__RefHeading___Toc3432_1164564522" text:style-name="Index_20_Link" text:visited-style-name="Index_20_Link">].<text:tab/>16</text:a></text:p>
          <text:p text:style-name="P78"><text:a xlink:type="simple" xlink:href="#__RefHeading___Toc3434_1164564522" text:style-name="Index_20_Link" text:visited-style-name="Index_20_Link">5.3.6. </text:a><text:alphabetical-index-mark-start text:id="IMark75493144"/><text:a xlink:type="simple" xlink:href="#__RefHeading___Toc3434_1164564522" text:style-name="Index_20_Link" text:visited-style-name="Index_20_Link">Load</text:a><text:alphabetical-index-mark-end text:id="IMark75493144"/><text:a xlink:type="simple" xlink:href="#__RefHeading___Toc3434_1164564522" text:style-name="Index_20_Link" text:visited-style-name="Index_20_Link"> an AI </text:a><text:alphabetical-index-mark-start text:id="IMark78080472"/><text:a xlink:type="simple" xlink:href="#__RefHeading___Toc3434_1164564522" text:style-name="Index_20_Link" text:visited-style-name="Index_20_Link">program</text:a><text:alphabetical-index-mark-end text:id="IMark78080472"/><text:a xlink:type="simple" xlink:href="#__RefHeading___Toc3434_1164564522" text:style-name="Index_20_Link" text:visited-style-name="Index_20_Link"> to </text:a><text:alphabetical-index-mark-start text:id="IMark80883624"/><text:a xlink:type="simple" xlink:href="#__RefHeading___Toc3434_1164564522" text:style-name="Index_20_Link" text:visited-style-name="Index_20_Link"><text:span text:style-name="T44">sde_rules</text:span></text:a><text:alphabetical-index-mark-end text:id="IMark80883624"/><text:a xlink:type="simple" xlink:href="#__RefHeading___Toc3434_1164564522" text:style-name="Index_20_Link" text:visited-style-name="Index_20_Link"> using [</text:a><text:alphabetical-index-mark-start text:id="IMark77369000"/><text:a xlink:type="simple" xlink:href="#__RefHeading___Toc3434_1164564522" text:style-name="Index_20_Link" text:visited-style-name="Index_20_Link">PON</text:a><text:alphabetical-index-mark-end text:id="IMark77369000"/><text:a xlink:type="simple" xlink:href="#__RefHeading___Toc3434_1164564522" text:style-name="Index_20_Link" text:visited-style-name="Index_20_Link">].<text:tab/>16</text:a></text:p>
          <text:p text:style-name="P78"><text:a xlink:type="simple" xlink:href="#__RefHeading___Toc3436_1164564522" text:style-name="Index_20_Link" text:visited-style-name="Index_20_Link">5.3.7. </text:a><text:alphabetical-index-mark-start text:id="IMark79504008"/><text:a xlink:type="simple" xlink:href="#__RefHeading___Toc3436_1164564522" text:style-name="Index_20_Link" text:visited-style-name="Index_20_Link">Un</text:a><text:alphabetical-index-mark-start text:id="IMark74688952"/><text:a xlink:type="simple" xlink:href="#__RefHeading___Toc3436_1164564522" text:style-name="Index_20_Link" text:visited-style-name="Index_20_Link">load</text:a><text:alphabetical-index-mark-end text:id="IMark74688952"/><text:alphabetical-index-mark-end text:id="IMark79504008"/><text:a xlink:type="simple" xlink:href="#__RefHeading___Toc3436_1164564522" text:style-name="Index_20_Link" text:visited-style-name="Index_20_Link"> an AI </text:a><text:alphabetical-index-mark-start text:id="IMark78267752"/><text:a xlink:type="simple" xlink:href="#__RefHeading___Toc3436_1164564522" text:style-name="Index_20_Link" text:visited-style-name="Index_20_Link">program</text:a><text:alphabetical-index-mark-end text:id="IMark78267752"/><text:a xlink:type="simple" xlink:href="#__RefHeading___Toc3436_1164564522" text:style-name="Index_20_Link" text:visited-style-name="Index_20_Link"> from </text:a><text:alphabetical-index-mark-start text:id="IMark76084328"/><text:a xlink:type="simple" xlink:href="#__RefHeading___Toc3436_1164564522" text:style-name="Index_20_Link" text:visited-style-name="Index_20_Link"><text:span text:style-name="T44">sde_rules</text:span></text:a><text:alphabetical-index-mark-end text:id="IMark76084328"/><text:a xlink:type="simple" xlink:href="#__RefHeading___Toc3436_1164564522" text:style-name="Index_20_Link" text:visited-style-name="Index_20_Link"> using [</text:a><text:alphabetical-index-mark-start text:id="IMark75674920"/><text:a xlink:type="simple" xlink:href="#__RefHeading___Toc3436_1164564522" text:style-name="Index_20_Link" text:visited-style-name="Index_20_Link">POF</text:a><text:alphabetical-index-mark-end text:id="IMark75674920"/><text:a xlink:type="simple" xlink:href="#__RefHeading___Toc3436_1164564522" text:style-name="Index_20_Link" text:visited-style-name="Index_20_Link">].<text:tab/>17</text:a></text:p>
          <text:p text:style-name="P78"><text:a xlink:type="simple" xlink:href="#__RefHeading___Toc3438_1164564522" text:style-name="Index_20_Link" text:visited-style-name="Index_20_Link">5.3.8. Alter a fact </text:a><text:alphabetical-index-mark-start text:id="IMark77330760"/><text:a xlink:type="simple" xlink:href="#__RefHeading___Toc3438_1164564522" text:style-name="Index_20_Link" text:visited-style-name="Index_20_Link">record</text:a><text:alphabetical-index-mark-end text:id="IMark77330760"/><text:a xlink:type="simple" xlink:href="#__RefHeading___Toc3438_1164564522" text:style-name="Index_20_Link" text:visited-style-name="Index_20_Link">’s </text:a><text:alphabetical-index-mark-start text:id="IMark76954584"/><text:a xlink:type="simple" xlink:href="#__RefHeading___Toc3438_1164564522" text:style-name="Index_20_Link" text:visited-style-name="Index_20_Link">Value</text:a><text:alphabetical-index-mark-end text:id="IMark76954584"/><text:a xlink:type="simple" xlink:href="#__RefHeading___Toc3438_1164564522" text:style-name="Index_20_Link" text:visited-style-name="Index_20_Link"> </text:a><text:alphabetical-index-mark-start text:id="IMark63103608"/><text:a xlink:type="simple" xlink:href="#__RefHeading___Toc3438_1164564522" text:style-name="Index_20_Link" text:visited-style-name="Index_20_Link">field</text:a><text:alphabetical-index-mark-end text:id="IMark63103608"/><text:a xlink:type="simple" xlink:href="#__RefHeading___Toc3438_1164564522" text:style-name="Index_20_Link" text:visited-style-name="Index_20_Link"> in </text:a><text:alphabetical-index-mark-start text:id="IMark38204840"/><text:a xlink:type="simple" xlink:href="#__RefHeading___Toc3438_1164564522" text:style-name="Index_20_Link" text:visited-style-name="Index_20_Link"><text:span text:style-name="T44">sde_facts</text:span></text:a><text:alphabetical-index-mark-end text:id="IMark38204840"/><text:a xlink:type="simple" xlink:href="#__RefHeading___Toc3438_1164564522" text:style-name="Index_20_Link" text:visited-style-name="Index_20_Link"><text:span text:style-name="T44">.</text:span></text:a><text:a xlink:type="simple" xlink:href="#__RefHeading___Toc3438_1164564522" text:style-name="Index_20_Link" text:visited-style-name="Index_20_Link"><text:tab/>17</text:a></text:p>
          <text:p text:style-name="P78"><text:a xlink:type="simple" xlink:href="#__RefHeading___Toc72872_673741182" text:style-name="Index_20_Link" text:visited-style-name="Index_20_Link">6. Sources<text:tab/>19</text:a></text:p>
          <text:p text:style-name="P78"><text:a xlink:type="simple" xlink:href="#__RefHeading___Toc4198_1164564522" text:style-name="Index_20_Link" text:visited-style-name="Index_20_Link">7. Alphabetical Index<text:tab/>20</text:a></text:p>
        </text:index-body>
      </text:table-of-content>
      <text:p text:style-name="P7"/>
      <text:p text:style-name="P7"/>
      <text:h text:style-name="P84" text:outline-level="1"><text:bookmark-start text:name="__RefHeading___Toc72862_673741182"/>1. Introduction<text:bookmark-end text:name="__RefHeading___Toc72862_673741182"/></text:h>
      <text:p text:style-name="P8"/>
      <text:p text:style-name="P33"><text:alphabetical-index-mark-start text:id="IMark38205512"/><text:alphabetical-index-mark-start text:id="IMark75296424"/><text:alphabetical-index-mark-start text:id="IMark52498744"/><text:alphabetical-index-mark-start text:id="IMark73784744"/>SQLC<text:alphabetical-index-mark-end text:id="IMark73784744"/><text:alphabetical-index-mark-end text:id="IMark52498744"/><text:alphabetical-index-mark-end text:id="IMark75296424"/><text:alphabetical-index-mark-end text:id="IMark38205512"/> is an <text:alphabetical-index-mark-start text:id="IMark76492008"/><text:alphabetical-index-mark-start text:id="IMark79504008"/>MFD<text:alphabetical-index-mark-end text:id="IMark79504008"/><text:alphabetical-index-mark-end text:id="IMark76492008"/> <text:alphabetical-index-mark-start text:id="IMark74689624"/>module<text:alphabetical-index-mark-end text:id="IMark74689624"/> made specifically to serve as an <text:alphabetical-index-mark-start text:id="IMark74688952"/>interface<text:alphabetical-index-mark-end text:id="IMark74688952"/> between the <text:alphabetical-index-mark-start text:id="IMark78263432"/>OSFS<text:alphabetical-index-mark-end text:id="IMark78263432"/> user and the onboard <text:alphabetical-index-mark-start text:id="IMark76023192"/><text:alphabetical-index-mark-start text:id="IMark77330760"/>expert<text:alphabetical-index-mark-end text:id="IMark77330760"/><text:alphabetical-index-mark-end text:id="IMark76023192"/> <text:alphabetical-index-mark-start text:id="IMark74258376"/><text:alphabetical-index-mark-start text:id="IMark75929224"/>system<text:alphabetical-index-mark-end text:id="IMark75929224"/><text:alphabetical-index-mark-end text:id="IMark74258376"/> and <text:alphabetical-index-mark-start text:id="IMark73518664"/>artificial<text:alphabetical-index-mark-end text:id="IMark73518664"/> <text:alphabetical-index-mark-start text:id="IMark75719224"/>intelligence<text:alphabetical-index-mark-end text:id="IMark75719224"/> <text:alphabetical-index-mark-start text:id="IMark76084328"/>engine<text:alphabetical-index-mark-end text:id="IMark76084328"/> of the <text:alphabetical-index-mark-start text:id="IMark76954584"/><text:alphabetical-index-mark-start text:id="IMark63103608"/>DGIIIAI<text:alphabetical-index-mark-end text:id="IMark63103608"/><text:alphabetical-index-mark-end text:id="IMark76954584"/> <text:alphabetical-index-mark-start text:id="IMark78267752"/>ship<text:alphabetical-index-mark-end text:id="IMark78267752"/>.</text:p>
      <text:p text:style-name="P33"/>
      <text:p text:style-name="P34">It us<text:alphabetical-index-mark-start text:id="IMark38204840"/>es<text:alphabetical-index-mark-end text:id="IMark38204840"/> a limited <text:alphabetical-index-mark-start text:id="IMark52609368"/>number<text:alphabetical-index-mark-end text:id="IMark52609368"/> of <text:alphabetical-index-mark-start text:id="IMark75674920"/>button<text:alphabetical-index-mark-end text:id="IMark75674920"/>s that allow to <text:alphabetical-index-mark-start text:id="IMark64324600"/><text:alphabetical-index-mark-start text:id="IMark74098952"/>connect<text:alphabetical-index-mark-end text:id="IMark74098952"/><text:alphabetical-index-mark-end text:id="IMark64324600"/> and <text:alphabetical-index-mark-start text:id="IMark78080472"/><text:alphabetical-index-mark-start text:id="IMark52993192"/>dis<text:alphabetical-index-mark-start text:id="IMark77369000"/><text:alphabetical-index-mark-start text:id="IMark52209976"/>connect<text:alphabetical-index-mark-end text:id="IMark52209976"/><text:alphabetical-index-mark-end text:id="IMark77369000"/><text:alphabetical-index-mark-end text:id="IMark52993192"/><text:alphabetical-index-mark-end text:id="IMark78080472"/> to a <text:alphabetical-index-mark-start text:id="IMark76710904"/><text:alphabetical-index-mark-start text:id="IMark80883624"/>data<text:alphabetical-index-mark-end text:id="IMark80883624"/>base<text:alphabetical-index-mark-end text:id="IMark76710904"/>, and operate with the <text:alphabetical-index-mark-start text:id="IMark63237448"/><text:alphabetical-index-mark-start text:id="IMark75675592"/>expert<text:alphabetical-index-mark-end text:id="IMark75675592"/><text:alphabetical-index-mark-end text:id="IMark63237448"/> <text:alphabetical-index-mark-start text:id="IMark63027160"/><text:alphabetical-index-mark-start text:id="IMark52878632"/>system<text:alphabetical-index-mark-end text:id="IMark52878632"/><text:alphabetical-index-mark-end text:id="IMark63027160"/> <text:alphabetical-index-mark-start text:id="IMark52427256"/>embedded<text:alphabetical-index-mark-end text:id="IMark52427256"/> into the <text:alphabetical-index-mark-start text:id="IMark76954584"/>code<text:alphabetical-index-mark-end text:id="IMark76954584"/> of <text:alphabetical-index-mark-start text:id="IMark78267752"/><text:alphabetical-index-mark-start text:id="IMark63103608"/>DGIIIAI<text:alphabetical-index-mark-end text:id="IMark63103608"/><text:alphabetical-index-mark-end text:id="IMark78267752"/>.</text:p>
      <text:p text:style-name="P34"/>
      <text:p text:style-name="P34">This <text:alphabetical-index-mark-start text:id="IMark74258376"/><text:alphabetical-index-mark-start text:id="IMark75929224"/>expert<text:alphabetical-index-mark-end text:id="IMark75929224"/><text:alphabetical-index-mark-end text:id="IMark74258376"/> <text:alphabetical-index-mark-start text:id="IMark76023192"/><text:alphabetical-index-mark-start text:id="IMark77330760"/>system<text:alphabetical-index-mark-end text:id="IMark77330760"/><text:alphabetical-index-mark-end text:id="IMark76023192"/> operat<text:alphabetical-index-mark-start text:id="IMark78263432"/>es<text:alphabetical-index-mark-end text:id="IMark78263432"/> <text:alphabetical-index-mark-start text:id="IMark74688952"/>es<text:alphabetical-index-mark-end text:id="IMark74688952"/>sentially based on facts characterized by a fact name <text:span text:style-name="T43">o</text:span>r <text:alphabetical-index-mark-start text:id="IMark74689624"/><text:alphabetical-index-mark-start text:id="IMark76492008"/><text:span text:style-name="T44">Item</text:span><text:alphabetical-index-mark-end text:id="IMark76492008"/><text:alphabetical-index-mark-end text:id="IMark74689624"/> <text:alphabetical-index-mark-start text:id="IMark79504008"/>field<text:alphabetical-index-mark-end text:id="IMark79504008"/>, and a <text:alphabetical-index-mark-start text:id="IMark38205512"/><text:alphabetical-index-mark-start text:id="IMark75296424"/><text:span text:style-name="T44">Value</text:span><text:alphabetical-index-mark-end text:id="IMark75296424"/><text:alphabetical-index-mark-end text:id="IMark38205512"/>. Each fact is contained in a <text:alphabetical-index-mark-start text:id="IMark52498744"/>record<text:alphabetical-index-mark-end text:id="IMark52498744"/> of a <text:alphabetical-index-mark-start text:id="IMark73784744"/><text:alphabetical-index-mark-start text:id="IMark75493144"/>data<text:alphabetical-index-mark-end text:id="IMark75493144"/>base<text:alphabetical-index-mark-end text:id="IMark73784744"/> <text:alphabetical-index-mark-start text:id="IMark37803992"/>table<text:alphabetical-index-mark-end text:id="IMark37803992"/> called <text:alphabetical-index-mark-start text:id="IMark72232296"/><text:span text:style-name="T44">sde_facts</text:span><text:alphabetical-index-mark-end text:id="IMark72232296"/>.</text:p>
      <text:p text:style-name="P34"/>
      <text:p text:style-name="P34"><text:alphabetical-index-mark-start text:id="IMark52878632"/>Operation<text:alphabetical-index-mark-end text:id="IMark52878632"/>s take place of the <text:alphabetical-index-mark-start text:id="IMark63237448"/><text:alphabetical-index-mark-start text:id="IMark75675592"/><text:span text:style-name="T44">Value</text:span><text:alphabetical-index-mark-end text:id="IMark75675592"/><text:alphabetical-index-mark-end text:id="IMark63237448"/> <text:alphabetical-index-mark-start text:id="IMark76710904"/>field<text:alphabetical-index-mark-end text:id="IMark76710904"/> of each <text:alphabetical-index-mark-start text:id="IMark80883624"/>record<text:alphabetical-index-mark-end text:id="IMark80883624"/> based on <text:alphabetical-index-mark-start text:id="IMark78080472"/>data<text:alphabetical-index-mark-end text:id="IMark78080472"/> that the <text:alphabetical-index-mark-start text:id="IMark52993192"/><text:alphabetical-index-mark-start text:id="IMark77369000"/>Orb<text:span text:style-name="T41">i</text:span>ter<text:alphabetical-index-mark-end text:id="IMark77369000"/><text:alphabetical-index-mark-end text:id="IMark52993192"/> API <text:alphabetical-index-mark-start text:id="IMark52209976"/><text:alphabetical-index-mark-start text:id="IMark64324600"/>send<text:alphabetical-index-mark-end text:id="IMark64324600"/><text:alphabetical-index-mark-end text:id="IMark52209976"/>s to the <text:alphabetical-index-mark-start text:id="IMark74098952"/><text:alphabetical-index-mark-start text:id="IMark75674920"/>system<text:alphabetical-index-mark-end text:id="IMark75674920"/><text:alphabetical-index-mark-end text:id="IMark74098952"/>, <text:alphabetical-index-mark-start text:id="IMark52609368"/><text:alphabetical-index-mark-start text:id="IMark38204840"/>MFD<text:alphabetical-index-mark-end text:id="IMark38204840"/><text:alphabetical-index-mark-end text:id="IMark52609368"/> or <text:alphabetical-index-mark-start text:id="IMark76084328"/>module<text:alphabetical-index-mark-end text:id="IMark76084328"/> <text:alphabetical-index-mark-start text:id="IMark73518664"/><text:alphabetical-index-mark-start text:id="IMark75719224"/>input<text:alphabetical-index-mark-end text:id="IMark75719224"/><text:alphabetical-index-mark-end text:id="IMark73518664"/>, and the set of rul<text:alphabetical-index-mark-start text:id="IMark74688952"/>es<text:alphabetical-index-mark-end text:id="IMark74688952"/> that the <text:alphabetical-index-mark-start text:id="IMark78263432"/><text:alphabetical-index-mark-start text:id="IMark76023192"/>expert<text:alphabetical-index-mark-end text:id="IMark76023192"/><text:alphabetical-index-mark-end text:id="IMark78263432"/> <text:alphabetical-index-mark-start text:id="IMark77330760"/><text:alphabetical-index-mark-start text:id="IMark74258376"/>system<text:alphabetical-index-mark-end text:id="IMark74258376"/><text:alphabetical-index-mark-end text:id="IMark77330760"/> has. Those rul<text:alphabetical-index-mark-start text:id="IMark75929224"/>es<text:alphabetical-index-mark-end text:id="IMark75929224"/> are contained per <text:alphabetical-index-mark-start text:id="IMark73575592"/>operation<text:alphabetical-index-mark-end text:id="IMark73575592"/> in a <text:alphabetical-index-mark-start text:id="IMark79504008"/>table<text:alphabetical-index-mark-end text:id="IMark79504008"/> called <text:alphabetical-index-mark-start text:id="IMark74689624"/><text:span text:style-name="T44">sde_rul</text:span><text:alphabetical-index-mark-start text:id="IMark76492008"/><text:span text:style-name="T44">es</text:span><text:alphabetical-index-mark-end text:id="IMark76492008"/><text:alphabetical-index-mark-end text:id="IMark74689624"/>.</text:p>
      <text:p text:style-name="P34"/>
      <text:p text:style-name="P35">The <text:alphabetical-index-mark-start text:id="IMark38205512"/>artificial<text:alphabetical-index-mark-end text:id="IMark38205512"/> <text:alphabetical-index-mark-start text:id="IMark75296424"/>intelligence<text:alphabetical-index-mark-end text:id="IMark75296424"/> <text:alphabetical-index-mark-start text:id="IMark78267752"/>engine<text:alphabetical-index-mark-end text:id="IMark78267752"/> or <text:alphabetical-index-mark-start text:id="IMark76954584"/><text:alphabetical-index-mark-start text:id="IMark72232296"/>AIE<text:alphabetical-index-mark-end text:id="IMark72232296"/><text:alphabetical-index-mark-end text:id="IMark76954584"/> cyclically reads the <text:alphabetical-index-mark-start text:id="IMark63027160"/>contents<text:alphabetical-index-mark-end text:id="IMark63027160"/> of each <text:alphabetical-index-mark-start text:id="IMark52427256"/>table<text:alphabetical-index-mark-end text:id="IMark52427256"/> of the <text:alphabetical-index-mark-start text:id="IMark52878632"/>knowledge<text:alphabetical-index-mark-end text:id="IMark52878632"/> base (a name given to a <text:alphabetical-index-mark-start text:id="IMark63103608"/><text:alphabetical-index-mark-start text:id="IMark78080472"/>data<text:alphabetical-index-mark-end text:id="IMark78080472"/>base<text:alphabetical-index-mark-end text:id="IMark63103608"/> that contains <text:alphabetical-index-mark-start text:id="IMark80883624"/><text:alphabetical-index-mark-start text:id="IMark76710904"/>expert<text:alphabetical-index-mark-end text:id="IMark76710904"/><text:alphabetical-index-mark-end text:id="IMark80883624"/> <text:alphabetical-index-mark-start text:id="IMark63237448"/>knowledge<text:alphabetical-index-mark-end text:id="IMark63237448"/> of some type, in this case, how to fly a <text:alphabetical-index-mark-start text:id="IMark75675592"/><text:alphabetical-index-mark-start text:id="IMark78340808"/>spac<text:alphabetical-index-mark-start text:id="IMark79504008"/>e<text:alphabetical-index-mark-end text:id="IMark78340808"/><text:alphabetical-index-mark-end text:id="IMark75675592"/><text:alphabetical-index-mark-start text:id="IMark73575592"/>s<text:alphabetical-index-mark-end text:id="IMark79504008"/>hip<text:alphabetical-index-mark-end text:id="IMark73575592"/>), the external <text:alphabetical-index-mark-start text:id="IMark75929224"/>modul<text:alphabetical-index-mark-start text:id="IMark77330760"/>e<text:alphabetical-index-mark-end text:id="IMark75929224"/>s<text:alphabetical-index-mark-end text:id="IMark77330760"/> such as this <text:alphabetical-index-mark-start text:id="IMark74258376"/><text:alphabetical-index-mark-start text:id="IMark78263432"/>MFD<text:alphabetical-index-mark-end text:id="IMark78263432"/><text:alphabetical-index-mark-end text:id="IMark74258376"/>, and appli<text:alphabetical-index-mark-start text:id="IMark76023192"/>es<text:alphabetical-index-mark-end text:id="IMark76023192"/> the appropriate rul<text:alphabetical-index-mark-start text:id="IMark74688952"/>es<text:alphabetical-index-mark-end text:id="IMark74688952"/>, according to the <text:alphabetical-index-mark-start text:id="IMark73518664"/>data<text:alphabetical-index-mark-end text:id="IMark73518664"/> it has at a given moment.</text:p>
      <text:p text:style-name="P35"/>
      <text:p text:style-name="P35">Then, once the rul<text:alphabetical-index-mark-start text:id="IMark38204840"/>es<text:alphabetical-index-mark-end text:id="IMark38204840"/> are applied and the <text:alphabetical-index-mark-start text:id="IMark74098952"/>contents<text:alphabetical-index-mark-end text:id="IMark74098952"/> of the <text:alphabetical-index-mark-start text:id="IMark75674920"/><text:alphabetical-index-mark-start text:id="IMark52209976"/>Value<text:alphabetical-index-mark-end text:id="IMark52209976"/><text:alphabetical-index-mark-end text:id="IMark75674920"/> <text:alphabetical-index-mark-start text:id="IMark64324600"/>field<text:alphabetical-index-mark-end text:id="IMark64324600"/> of each fact <text:alphabetical-index-mark-start text:id="IMark52993192"/>record<text:alphabetical-index-mark-end text:id="IMark52993192"/> have been transacted, those <text:alphabetical-index-mark-start text:id="IMark77369000"/><text:alphabetical-index-mark-start text:id="IMark37803992"/>valu<text:alphabetical-index-mark-start text:id="IMark76492008"/>e<text:alphabetical-index-mark-end text:id="IMark37803992"/><text:alphabetical-index-mark-end text:id="IMark77369000"/>s<text:alphabetical-index-mark-end text:id="IMark76492008"/> are returned to the OAPI and the <text:alphabetical-index-mark-start text:id="IMark74689624"/>ship<text:alphabetical-index-mark-end text:id="IMark74689624"/> do<text:alphabetical-index-mark-start text:id="IMark73784744"/>es<text:alphabetical-index-mark-end text:id="IMark73784744"/> hat is being told to do like increase thrust, or angle off attack, change its heading, etc.</text:p>
      <text:p text:style-name="P35"/>
      <text:p text:style-name="P35"><text:span text:style-name="T43">This, in </text:span><text:alphabetical-index-mark-start text:id="IMark73518664"/><text:span text:style-name="T43">es</text:span><text:alphabetical-index-mark-end text:id="IMark73518664"/><text:span text:style-name="T43">sence, is the context in which </text:span><text:alphabetical-index-mark-start text:id="IMark76023192"/><text:alphabetical-index-mark-start text:id="IMark74258376"/><text:alphabetical-index-mark-start text:id="IMark78263432"/><text:alphabetical-index-mark-start text:id="IMark77330760"/><text:span text:style-name="T43">SQLC</text:span><text:alphabetical-index-mark-end text:id="IMark77330760"/><text:alphabetical-index-mark-end text:id="IMark78263432"/><text:alphabetical-index-mark-end text:id="IMark74258376"/><text:alphabetical-index-mark-end text:id="IMark76023192"/><text:span text:style-name="T43"> operat</text:span><text:alphabetical-index-mark-start text:id="IMark75929224"/><text:span text:style-name="T43">es</text:span><text:alphabetical-index-mark-end text:id="IMark75929224"/><text:span text:style-name="T43">. </text:span>For more information on how the <text:alphabetical-index-mark-start text:id="IMark73575592"/><text:alphabetical-index-mark-start text:id="IMark79504008"/>AIE<text:alphabetical-index-mark-end text:id="IMark79504008"/><text:alphabetical-index-mark-end text:id="IMark73575592"/> operat<text:alphabetical-index-mark-start text:id="IMark75675592"/>es<text:alphabetical-index-mark-end text:id="IMark75675592"/> and the characteristics of the <text:alphabetical-index-mark-start text:id="IMark78340808"/><text:alphabetical-index-mark-start text:id="IMark63237448"/><text:alphabetical-index-mark-start text:id="IMark80883624"/><text:alphabetical-index-mark-start text:id="IMark76710904"/>KB<text:alphabetical-index-mark-end text:id="IMark76710904"/><text:alphabetical-index-mark-end text:id="IMark80883624"/><text:alphabetical-index-mark-end text:id="IMark63237448"/><text:alphabetical-index-mark-end text:id="IMark78340808"/> of <text:alphabetical-index-mark-start text:id="IMark63103608"/><text:alphabetical-index-mark-start text:id="IMark78080472"/>DGIIIAI<text:alphabetical-index-mark-end text:id="IMark78080472"/><text:alphabetical-index-mark-end text:id="IMark63103608"/>, please <text:span text:style-name="T43">read </text:span><text:span text:style-name="T17">[4.]</text:span><text:span text:style-name="T43"> and </text:span><text:span text:style-name="T17">[5.]</text:span><text:span text:style-name="T43"> in this </text:span><text:alphabetical-index-mark-start text:id="IMark52878632"/><text:span text:style-name="T43">document</text:span><text:alphabetical-index-mark-end text:id="IMark52878632"/><text:span text:style-name="T43"> and </text:span>review the <text:alphabetical-index-mark-start text:id="IMark52427256"/><text:alphabetical-index-mark-start text:id="IMark63027160"/>DGIIIAI<text:alphabetical-index-mark-end text:id="IMark63027160"/><text:alphabetical-index-mark-end text:id="IMark52427256"/>.pdf <text:alphabetical-index-mark-start text:id="IMark76954584"/>document<text:alphabetical-index-mark-end text:id="IMark76954584"/> that accompani<text:alphabetical-index-mark-start text:id="IMark72232296"/>es<text:alphabetical-index-mark-end text:id="IMark72232296"/> the <text:alphabetical-index-mark-start text:id="IMark78267752"/><text:alphabetical-index-mark-start text:id="IMark75296424"/>install<text:alphabetical-index-mark-end text:id="IMark75296424"/>ation<text:alphabetical-index-mark-end text:id="IMark78267752"/> <text:alphabetical-index-mark-start text:id="IMark38205512"/>fil<text:alphabetical-index-mark-start text:id="IMark75719224"/>e<text:alphabetical-index-mark-end text:id="IMark38205512"/>s<text:alphabetical-index-mark-end text:id="IMark75719224"/> for the <text:alphabetical-index-mark-start text:id="IMark52609368"/><text:alphabetical-index-mark-start text:id="IMark76084328"/>DGIIIAI<text:alphabetical-index-mark-end text:id="IMark76084328"/><text:alphabetical-index-mark-end text:id="IMark52609368"/> <text:alphabetical-index-mark-start text:id="IMark74191736"/>project<text:alphabetical-index-mark-end text:id="IMark74191736"/>.</text:p>
      <text:p text:style-name="P8"/>
      <text:p text:style-name="P8"/>
      <text:p text:style-name="P8"/>
      <text:h text:style-name="P84" text:outline-level="1"><text:bookmark-start text:name="__RefHeading___Toc72864_673741182"/>2. Conventions, caveats and base <text:alphabetical-index-mark-start text:id="IMark52498744"/>condition<text:alphabetical-index-mark-end text:id="IMark52498744"/>s of <text:alphabetical-index-mark-start text:id="IMark75493144"/>develop<text:alphabetical-index-mark-end text:id="IMark75493144"/>ment<text:bookmark-end text:name="__RefHeading___Toc72864_673741182"/></text:h>
      <text:p text:style-name="P8"/>
      <text:p text:style-name="P27">For the <text:alphabetical-index-mark-start text:id="IMark73518664"/><text:alphabetical-index-mark-start text:id="IMark73784744"/><text:alphabetical-index-mark-start text:id="IMark76023192"/><text:alphabetical-index-mark-start text:id="IMark74258376"/>SQLC<text:alphabetical-index-mark-end text:id="IMark74258376"/><text:alphabetical-index-mark-end text:id="IMark76023192"/><text:alphabetical-index-mark-end text:id="IMark73784744"/><text:alphabetical-index-mark-end text:id="IMark73518664"/> <text:alphabetical-index-mark-start text:id="IMark78263432"/>project<text:alphabetical-index-mark-end text:id="IMark78263432"/>, all considerations regarding th<text:alphabetical-index-mark-start text:id="IMark77330760"/>es<text:alphabetical-index-mark-end text:id="IMark77330760"/>e points are the same that are applicable for the <text:alphabetical-index-mark-start text:id="IMark75929224"/><text:alphabetical-index-mark-start text:id="IMark75615208"/>DGIIIAI<text:alphabetical-index-mark-end text:id="IMark75615208"/><text:alphabetical-index-mark-end text:id="IMark75929224"/> <text:alphabetical-index-mark-start text:id="IMark63103608"/>project<text:alphabetical-index-mark-end text:id="IMark63103608"/>. </text:p>
      <text:p text:style-name="P27"/>
      <text:p text:style-name="P36">Terms and <text:alphabetical-index-mark-start text:id="IMark80883624"/>abbreviation<text:alphabetical-index-mark-end text:id="IMark80883624"/>s used in this <text:alphabetical-index-mark-start text:id="IMark76710904"/>document<text:alphabetical-index-mark-end text:id="IMark76710904"/> are also defined in <text:alphabetical-index-mark-start text:id="IMark75675592"/>section<text:alphabetical-index-mark-end text:id="IMark75675592"/> [2.] of <text:alphabetical-index-mark-start text:id="IMark73575592"/><text:alphabetical-index-mark-start text:id="IMark79504008"/>DGIIIAI<text:alphabetical-index-mark-end text:id="IMark79504008"/><text:alphabetical-index-mark-end text:id="IMark73575592"/>.pdf. This <text:alphabetical-index-mark-start text:id="IMark76492008"/>document<text:alphabetical-index-mark-end text:id="IMark76492008"/> is available amongst the <text:alphabetical-index-mark-start text:id="IMark77369000"/><text:alphabetical-index-mark-start text:id="IMark37803992"/>install<text:alphabetical-index-mark-end text:id="IMark37803992"/>ation<text:alphabetical-index-mark-end text:id="IMark77369000"/> <text:alphabetical-index-mark-start text:id="IMark52878632"/>fil<text:alphabetical-index-mark-start text:id="IMark52609368"/>e<text:alphabetical-index-mark-end text:id="IMark52878632"/>s<text:alphabetical-index-mark-end text:id="IMark52609368"/> for <text:alphabetical-index-mark-start text:id="IMark74191736"/>project<text:alphabetical-index-mark-end text:id="IMark74191736"/> <text:alphabetical-index-mark-start text:id="IMark76084328"/><text:alphabetical-index-mark-start text:id="IMark75719224"/>DGIIIAI<text:alphabetical-index-mark-end text:id="IMark75719224"/><text:alphabetical-index-mark-end text:id="IMark76084328"/>.</text:p>
      <text:p text:style-name="P8"/>
      <text:p text:style-name="P8"/>
      <text:p text:style-name="P8"/>
      <text:h text:style-name="P84" text:outline-level="1"><text:bookmark-start text:name="__RefHeading___Toc72866_673741182"/>3. <text:alphabetical-index-mark-start text:id="IMark64324600"/>Develop<text:alphabetical-index-mark-end text:id="IMark64324600"/>ment<text:bookmark-end text:name="__RefHeading___Toc72866_673741182"/></text:h>
      <text:p text:style-name="P8"/>
      <text:p text:style-name="P28"><text:alphabetical-index-mark-start text:id="IMark74098952"/><text:alphabetical-index-mark-start text:id="IMark52498744"/><text:alphabetical-index-mark-start text:id="IMark75493144"/><text:alphabetical-index-mark-start text:id="IMark74688952"/><text:span text:style-name="T42">SQLC</text:span><text:alphabetical-index-mark-end text:id="IMark74688952"/><text:alphabetical-index-mark-end text:id="IMark75493144"/><text:alphabetical-index-mark-end text:id="IMark52498744"/><text:alphabetical-index-mark-end text:id="IMark74098952"/><text:span text:style-name="T42"> provid</text:span><text:alphabetical-index-mark-start text:id="IMark74689624"/><text:span text:style-name="T42">es</text:span><text:alphabetical-index-mark-end text:id="IMark74689624"/><text:span text:style-name="T42"> a basic </text:span><text:alphabetical-index-mark-start text:id="IMark73664584"/><text:span text:style-name="T42">interface</text:span><text:alphabetical-index-mark-end text:id="IMark73664584"/><text:span text:style-name="T42"> to DHIIIAI’s </text:span><text:alphabetical-index-mark-start text:id="IMark75929224"/><text:alphabetical-index-mark-start text:id="IMark63103608"/><text:span text:style-name="T42">AIE</text:span><text:alphabetical-index-mark-end text:id="IMark63103608"/><text:alphabetical-index-mark-end text:id="IMark75929224"/><text:span text:style-name="T42"> and there is still plenty of room for </text:span><text:alphabetical-index-mark-start text:id="IMark75615208"/><text:span text:style-name="T42">improve</text:span><text:alphabetical-index-mark-end text:id="IMark75615208"/><text:span text:style-name="T42">ment. At the time of this writing s</text:span>ome aspects of this <text:alphabetical-index-mark-start text:id="IMark77330760"/>project<text:alphabetical-index-mark-end text:id="IMark77330760"/> can still be <text:alphabetical-index-mark-start text:id="IMark78263432"/>develop<text:alphabetical-index-mark-end text:id="IMark78263432"/>ed, like:</text:p>
      <text:p text:style-name="P28"/>
      <text:h text:style-name="Heading_20_2" text:outline-level="2"><text:bookmark-start text:name="__RefHeading___Toc1655_964193841"/>3.1. Use of <text:alphabetical-index-mark-start text:id="IMark78080472"/><text:alphabetical-index-mark-start text:id="IMark78340808"/><text:alphabetical-index-mark-start text:id="IMark75719224"/><text:alphabetical-index-mark-start text:id="IMark76084328"/>SQLC<text:alphabetical-index-mark-end text:id="IMark76084328"/><text:alphabetical-index-mark-end text:id="IMark75719224"/><text:alphabetical-index-mark-end text:id="IMark78340808"/><text:alphabetical-index-mark-end text:id="IMark78080472"/> with any <text:alphabetical-index-mark-start text:id="IMark74191736"/>R<text:alphabetical-index-mark-start text:id="IMark52609368"/>DBMS<text:alphabetical-index-mark-end text:id="IMark52609368"/><text:alphabetical-index-mark-end text:id="IMark74191736"/>.<text:bookmark-end text:name="__RefHeading___Toc1655_964193841"/></text:h>
      <text:p text:style-name="P28"/>
      <text:p text:style-name="P28"><text:alphabetical-index-mark-start text:id="IMark37803992"/><text:alphabetical-index-mark-start text:id="IMark76492008"/>Orbiter<text:alphabetical-index-mark-end text:id="IMark76492008"/><text:alphabetical-index-mark-end text:id="IMark37803992"/> <text:alphabetical-index-mark-start text:id="IMark73575592"/>ship<text:alphabetical-index-mark-end text:id="IMark73575592"/>s never made use of <text:alphabetical-index-mark-start text:id="IMark79504008"/><text:alphabetical-index-mark-start text:id="IMark75675592"/>data<text:alphabetical-index-mark-end text:id="IMark75675592"/>base<text:alphabetical-index-mark-end text:id="IMark79504008"/> <text:alphabetical-index-mark-start text:id="IMark76710904"/><text:alphabetical-index-mark-start text:id="IMark80883624"/>system<text:alphabetical-index-mark-end text:id="IMark80883624"/><text:alphabetical-index-mark-end text:id="IMark76710904"/>s. In fact, <text:alphabetical-index-mark-start text:id="IMark38205512"/>storage<text:alphabetical-index-mark-end text:id="IMark38205512"/> faciliti<text:alphabetical-index-mark-start text:id="IMark75296424"/>es<text:alphabetical-index-mark-end text:id="IMark75296424"/> and <text:alphabetical-index-mark-start text:id="IMark78267752"/><text:alphabetical-index-mark-start text:id="IMark76954584"/>procedur<text:alphabetical-index-mark-start text:id="IMark72232296"/>e<text:alphabetical-index-mark-end text:id="IMark76954584"/><text:alphabetical-index-mark-end text:id="IMark78267752"/>s<text:alphabetical-index-mark-end text:id="IMark72232296"/> have always been limited to <text:alphabetical-index-mark-start text:id="IMark63027160"/>flat<text:alphabetical-index-mark-end text:id="IMark63027160"/> <text:alphabetical-index-mark-start text:id="IMark52427256"/>fil<text:alphabetical-index-mark-start text:id="IMark74096888"/>e<text:alphabetical-index-mark-end text:id="IMark52427256"/>s<text:alphabetical-index-mark-end text:id="IMark74096888"/>, which is fine for low - <text:s/><text:alphabetical-index-mark-start text:id="IMark52993192"/>volume<text:alphabetical-index-mark-end text:id="IMark52993192"/> reads and writ<text:alphabetical-index-mark-start text:id="IMark64324600"/>es<text:alphabetical-index-mark-end text:id="IMark64324600"/>. But AI and other <text:alphabetical-index-mark-start text:id="IMark52209976"/>complex<text:alphabetical-index-mark-end text:id="IMark52209976"/> <text:alphabetical-index-mark-start text:id="IMark38204840"/><text:alphabetical-index-mark-start text:id="IMark75674920"/>system<text:alphabetical-index-mark-end text:id="IMark75674920"/><text:alphabetical-index-mark-end text:id="IMark38204840"/>s might require more advanced <text:alphabetical-index-mark-start text:id="IMark73603384"/>data<text:alphabetical-index-mark-end text:id="IMark73603384"/> <text:alphabetical-index-mark-start text:id="IMark80391992"/><text:alphabetical-index-mark-start text:id="IMark73518664"/>manage<text:alphabetical-index-mark-end text:id="IMark73518664"/>ment<text:alphabetical-index-mark-end text:id="IMark80391992"/>.</text:p>
      <text:p text:style-name="P28"/>
      <text:p text:style-name="P28">Considering the <text:alphabetical-index-mark-start text:id="IMark74688952"/>volume<text:alphabetical-index-mark-end text:id="IMark74688952"/> of <text:alphabetical-index-mark-start text:id="IMark74689624"/>data<text:alphabetical-index-mark-end text:id="IMark74689624"/> that an <text:alphabetical-index-mark-start text:id="IMark73664584"/>OSFS<text:alphabetical-index-mark-end text:id="IMark73664584"/> <text:alphabetical-index-mark-start text:id="IMark75929224"/>s<text:alphabetical-index-mark-start text:id="IMark63103608"/>es<text:alphabetical-index-mark-end text:id="IMark63103608"/>sion<text:alphabetical-index-mark-end text:id="IMark75929224"/> might handle, <text:alphabetical-index-mark-start text:id="IMark75615208"/>relational<text:alphabetical-index-mark-end text:id="IMark75615208"/> <text:alphabetical-index-mark-start text:id="IMark77330760"/><text:alphabetical-index-mark-start text:id="IMark78263432"/>data<text:alphabetical-index-mark-end text:id="IMark78263432"/>bas<text:alphabetical-index-mark-start text:id="IMark73784744"/>e<text:alphabetical-index-mark-end text:id="IMark77330760"/>s<text:alphabetical-index-mark-end text:id="IMark73784744"/> could be well - suited for almost any need while providing safe <text:alphabetical-index-mark-start text:id="IMark74258376"/>storage<text:alphabetical-index-mark-end text:id="IMark74258376"/> and <text:alphabetical-index-mark-start text:id="IMark76023192"/>data<text:alphabetical-index-mark-end text:id="IMark76023192"/> <text:alphabetical-index-mark-start text:id="IMark52609368"/><text:alphabetical-index-mark-start text:id="IMark74191736"/>manage<text:alphabetical-index-mark-end text:id="IMark74191736"/>ment<text:alphabetical-index-mark-end text:id="IMark52609368"/>.</text:p>
      <text:p text:style-name="P28"/>
      <text:p text:style-name="P28">There are many <text:alphabetical-index-mark-start text:id="IMark76084328"/>R<text:alphabetical-index-mark-start text:id="IMark63237448"/>DBMS<text:alphabetical-index-mark-end text:id="IMark63237448"/><text:alphabetical-index-mark-end text:id="IMark76084328"/> <text:alphabetical-index-mark-start text:id="IMark77369000"/><text:alphabetical-index-mark-start text:id="IMark52878632"/>system<text:alphabetical-index-mark-end text:id="IMark52878632"/><text:alphabetical-index-mark-end text:id="IMark77369000"/>s, and some of those are free, including <text:alphabetical-index-mark-start text:id="IMark80838296"/>Sqlite3<text:alphabetical-index-mark-end text:id="IMark80838296"/>, <text:alphabetical-index-mark-start text:id="IMark80746856"/><text:alphabetical-index-mark-start text:id="IMark77849016"/>Postgr<text:span text:style-name="T67">e</text:span>S<text:alphabetical-index-mark-end text:id="IMark77849016"/>QL<text:alphabetical-index-mark-end text:id="IMark80746856"/>, <text:alphabetical-index-mark-start text:id="IMark73518664"/>MySQL<text:alphabetical-index-mark-end text:id="IMark73518664"/> and <text:alphabetical-index-mark-start text:id="IMark80391992"/>MariaDB<text:alphabetical-index-mark-end text:id="IMark80391992"/>. Th<text:alphabetical-index-mark-start text:id="IMark73603384"/>es<text:alphabetical-index-mark-end text:id="IMark73603384"/>e all use <text:alphabetical-index-mark-start text:id="IMark38204840"/><text:alphabetical-index-mark-start text:id="IMark75674920"/>SQL<text:alphabetical-index-mark-end text:id="IMark75674920"/><text:alphabetical-index-mark-end text:id="IMark38204840"/> with varying degre<text:alphabetical-index-mark-start text:id="IMark52209976"/>es<text:alphabetical-index-mark-end text:id="IMark52209976"/> of compliance with standards, and each one of them has advantag<text:alphabetical-index-mark-start text:id="IMark64324600"/>es<text:alphabetical-index-mark-end text:id="IMark64324600"/> and disadvantag<text:alphabetical-index-mark-start text:id="IMark52993192"/>es<text:alphabetical-index-mark-end text:id="IMark52993192"/>. This topic is fully discussed in <text:alphabetical-index-mark-start text:id="IMark74096888"/><text:alphabetical-index-mark-start text:id="IMark52427256"/>DGIIIAI<text:alphabetical-index-mark-end text:id="IMark52427256"/><text:alphabetical-index-mark-end text:id="IMark74096888"/>.pd<text:span text:style-name="T67">f</text:span> but suffice to say for now that <text:alphabetical-index-mark-start text:id="IMark63027160"/>Sqlite3<text:alphabetical-index-mark-end text:id="IMark63027160"/> was the choice for this <text:alphabetical-index-mark-start text:id="IMark72232296"/>project<text:alphabetical-index-mark-end text:id="IMark72232296"/> after evaluating the <text:alphabetical-index-mark-start text:id="IMark78267752"/><text:alphabetical-index-mark-start text:id="IMark76954584"/>system<text:alphabetical-index-mark-end text:id="IMark76954584"/><text:alphabetical-index-mark-end text:id="IMark78267752"/>s mentioned in this paragraph.</text:p>
      <text:p text:style-name="P28"/>
      <text:p text:style-name="P29">This do<text:alphabetical-index-mark-start text:id="IMark79504008"/>es<text:alphabetical-index-mark-end text:id="IMark79504008"/> note mean that those other <text:alphabetical-index-mark-start text:id="IMark75675592"/>R<text:alphabetical-index-mark-start text:id="IMark73575592"/>DBMS<text:alphabetical-index-mark-end text:id="IMark73575592"/><text:alphabetical-index-mark-end text:id="IMark75675592"/> are usel<text:alphabetical-index-mark-start text:id="IMark37803992"/>es<text:alphabetical-index-mark-end text:id="IMark37803992"/>s for <text:alphabetical-index-mark-start text:id="IMark76492008"/><text:alphabetical-index-mark-start text:id="IMark74098952"/>Orbiter<text:alphabetical-index-mark-end text:id="IMark74098952"/><text:alphabetical-index-mark-end text:id="IMark76492008"/> or the <text:alphabetical-index-mark-start text:id="IMark75493144"/><text:alphabetical-index-mark-start text:id="IMark52498744"/>DGIIIAI<text:alphabetical-index-mark-end text:id="IMark52498744"/><text:alphabetical-index-mark-end text:id="IMark75493144"/> <text:alphabetical-index-mark-start text:id="IMark75660968"/>project<text:alphabetical-index-mark-end text:id="IMark75660968"/>; quite on the contrary, it would be inter<text:alphabetical-index-mark-start text:id="IMark74191736"/>es<text:alphabetical-index-mark-end text:id="IMark74191736"/>ting to <text:alphabetical-index-mark-start text:id="IMark52609368"/>develop<text:alphabetical-index-mark-end text:id="IMark52609368"/> a <text:alphabetical-index-mark-start text:id="IMark76023192"/>layer<text:alphabetical-index-mark-end text:id="IMark76023192"/> of <text:alphabetical-index-mark-start text:id="IMark74258376"/>compatibility<text:alphabetical-index-mark-end text:id="IMark74258376"/> with those <text:alphabetical-index-mark-start text:id="IMark73784744"/><text:alphabetical-index-mark-start text:id="IMark77330760"/>system<text:alphabetical-index-mark-end text:id="IMark77330760"/><text:alphabetical-index-mark-end text:id="IMark73784744"/>s and <text:alphabetical-index-mark-start text:id="IMark78263432"/><text:alphabetical-index-mark-start text:id="IMark75615208"/>DGIIIAI<text:alphabetical-index-mark-end text:id="IMark75615208"/><text:alphabetical-index-mark-end text:id="IMark78263432"/> + <text:alphabetical-index-mark-start text:id="IMark75929224"/><text:alphabetical-index-mark-start text:id="IMark63103608"/><text:alphabetical-index-mark-start text:id="IMark73664584"/><text:alphabetical-index-mark-start text:id="IMark74689624"/>SQLC<text:alphabetical-index-mark-end text:id="IMark74689624"/><text:alphabetical-index-mark-end text:id="IMark73664584"/><text:alphabetical-index-mark-end text:id="IMark63103608"/><text:alphabetical-index-mark-end text:id="IMark75929224"/>.</text:p>
      <text:p text:style-name="P29"/>
      <text:p text:style-name="P30">But if you are now thinking about <text:alphabetical-index-mark-start text:id="IMark78340808"/>ODBC<text:alphabetical-index-mark-end text:id="IMark78340808"/> to achieve such goals, I would recommend against following that route due to the need for <text:alphabetical-index-mark-start text:id="IMark80838296"/>speed<text:alphabetical-index-mark-end text:id="IMark80838296"/>. It would be much better to <text:alphabetical-index-mark-start text:id="IMark77369000"/>develop<text:alphabetical-index-mark-end text:id="IMark77369000"/> C or <text:alphabetical-index-mark-start text:id="IMark52878632"/>C++<text:alphabetical-index-mark-end text:id="IMark52878632"/> based <text:alphabetical-index-mark-start text:id="IMark76084328"/>interfac<text:alphabetical-index-mark-start text:id="IMark63237448"/>e<text:alphabetical-index-mark-end text:id="IMark76084328"/>s<text:alphabetical-index-mark-end text:id="IMark63237448"/>.</text:p>
      <text:p text:style-name="P30"/>
      <text:p text:style-name="P30"/>
      <text:h text:style-name="Heading_20_2" text:outline-level="2"><text:bookmark-start text:name="__RefHeading___Toc1657_964193841"/>3.2. Use of <text:alphabetical-index-mark-start text:id="IMark52209976"/><text:alphabetical-index-mark-start text:id="IMark75674920"/><text:alphabetical-index-mark-start text:id="IMark73603384"/><text:alphabetical-index-mark-start text:id="IMark80391992"/>SQLC<text:alphabetical-index-mark-end text:id="IMark80391992"/><text:alphabetical-index-mark-end text:id="IMark73603384"/><text:alphabetical-index-mark-end text:id="IMark75674920"/><text:alphabetical-index-mark-end text:id="IMark52209976"/> with other <text:alphabetical-index-mark-start text:id="IMark73518664"/><text:alphabetical-index-mark-start text:id="IMark80746856"/>SQL<text:alphabetical-index-mark-end text:id="IMark80746856"/><text:alphabetical-index-mark-end text:id="IMark73518664"/> <text:alphabetical-index-mark-start text:id="IMark77849016"/>compatible<text:alphabetical-index-mark-end text:id="IMark77849016"/> <text:alphabetical-index-mark-start text:id="IMark76954584"/><text:alphabetical-index-mark-start text:id="IMark78267752"/>MFD<text:alphabetical-index-mark-end text:id="IMark78267752"/><text:alphabetical-index-mark-end text:id="IMark76954584"/> <text:alphabetical-index-mark-start text:id="IMark72232296"/>modul<text:alphabetical-index-mark-start text:id="IMark63027160"/>e<text:alphabetical-index-mark-end text:id="IMark72232296"/>s<text:alphabetical-index-mark-end text:id="IMark63027160"/>.<text:bookmark-end text:name="__RefHeading___Toc1657_964193841"/></text:h>
      <text:p text:style-name="P8"/>
      <text:p text:style-name="P30">It is perfectly possible to <text:alphabetical-index-mark-start text:id="IMark76710904"/>develop<text:alphabetical-index-mark-end text:id="IMark76710904"/> new <text:alphabetical-index-mark-start text:id="IMark63103608"/><text:alphabetical-index-mark-start text:id="IMark75929224"/>MFD<text:alphabetical-index-mark-end text:id="IMark75929224"/><text:alphabetical-index-mark-end text:id="IMark63103608"/> <text:alphabetical-index-mark-start text:id="IMark73664584"/>modul<text:alphabetical-index-mark-start text:id="IMark74689624"/>e<text:alphabetical-index-mark-end text:id="IMark73664584"/>s<text:alphabetical-index-mark-end text:id="IMark74689624"/> to deal with things like cargo, environmental <text:soft-page-break/><text:alphabetical-index-mark-start text:id="IMark78263432"/><text:alphabetical-index-mark-start text:id="IMark75615208"/>system<text:alphabetical-index-mark-end text:id="IMark75615208"/><text:alphabetical-index-mark-end text:id="IMark78263432"/>s, etc. outside of the <text:alphabetical-index-mark-start text:id="IMark73784744"/><text:alphabetical-index-mark-start text:id="IMark77330760"/>DGIIIAI<text:alphabetical-index-mark-end text:id="IMark77330760"/><text:alphabetical-index-mark-end text:id="IMark73784744"/> <text:alphabetical-index-mark-start text:id="IMark74258376"/><text:alphabetical-index-mark-start text:id="IMark76023192"/>AIE<text:alphabetical-index-mark-end text:id="IMark76023192"/><text:alphabetical-index-mark-end text:id="IMark74258376"/> <text:alphabetical-index-mark-start text:id="IMark52609368"/>real<text:alphabetical-index-mark-end text:id="IMark52609368"/>m, and share <text:alphabetical-index-mark-start text:id="IMark74191736"/>data<text:alphabetical-index-mark-end text:id="IMark74191736"/> thorough the same <text:alphabetical-index-mark-start text:id="IMark75660968"/>R<text:alphabetical-index-mark-start text:id="IMark75493144"/>DBMS<text:alphabetical-index-mark-end text:id="IMark75493144"/><text:alphabetical-index-mark-end text:id="IMark75660968"/> used by <text:alphabetical-index-mark-start text:id="IMark52498744"/><text:alphabetical-index-mark-start text:id="IMark76492008"/><text:alphabetical-index-mark-start text:id="IMark74098952"/><text:alphabetical-index-mark-start text:id="IMark37803992"/>SQLC<text:alphabetical-index-mark-end text:id="IMark37803992"/><text:alphabetical-index-mark-end text:id="IMark74098952"/><text:alphabetical-index-mark-end text:id="IMark76492008"/><text:alphabetical-index-mark-end text:id="IMark52498744"/>.</text:p>
      <text:p text:style-name="P30"/>
      <text:p text:style-name="P31">This <text:alphabetical-index-mark-start text:id="IMark74688952"/><text:alphabetical-index-mark-start text:id="IMark75719224"/>system<text:alphabetical-index-mark-end text:id="IMark75719224"/><text:alphabetical-index-mark-end text:id="IMark74688952"/> prov<text:alphabetical-index-mark-start text:id="IMark78080472"/>es<text:alphabetical-index-mark-end text:id="IMark78080472"/> that it is possible to use a <text:alphabetical-index-mark-start text:id="IMark79054648"/>relational<text:alphabetical-index-mark-end text:id="IMark79054648"/> <text:alphabetical-index-mark-start text:id="IMark76084328"/><text:alphabetical-index-mark-start text:id="IMark63237448"/>data<text:alphabetical-index-mark-end text:id="IMark63237448"/>base<text:alphabetical-index-mark-end text:id="IMark76084328"/> in conjunction with <text:alphabetical-index-mark-start text:id="IMark52878632"/>OSFS<text:alphabetical-index-mark-end text:id="IMark52878632"/> <text:alphabetical-index-mark-start text:id="IMark77369000"/>modul<text:alphabetical-index-mark-start text:id="IMark80838296"/>e<text:alphabetical-index-mark-end text:id="IMark77369000"/>s<text:alphabetical-index-mark-end text:id="IMark80838296"/>; now the sky is the limit as to what can be achieved, and the b<text:alphabetical-index-mark-start text:id="IMark78340808"/>es<text:alphabetical-index-mark-end text:id="IMark78340808"/>t part is that using <text:alphabetical-index-mark-start text:id="IMark75296424"/><text:alphabetical-index-mark-start text:id="IMark52427256"/>SQL<text:alphabetical-index-mark-end text:id="IMark52427256"/><text:alphabetical-index-mark-end text:id="IMark75296424"/> any <text:alphabetical-index-mark-start text:id="IMark74096888"/>table<text:alphabetical-index-mark-end text:id="IMark74096888"/> of any <text:alphabetical-index-mark-start text:id="IMark64324600"/><text:alphabetical-index-mark-start text:id="IMark52993192"/>data<text:alphabetical-index-mark-end text:id="IMark52993192"/>base<text:alphabetical-index-mark-end text:id="IMark64324600"/> used in su<text:span text:style-name="T67">c</text:span>h a fashion can be lined to any other using just <text:alphabetical-index-mark-start text:id="IMark73532248"/><text:alphabetical-index-mark-start text:id="IMark72232296"/>SQL<text:alphabetical-index-mark-end text:id="IMark72232296"/><text:alphabetical-index-mark-end text:id="IMark73532248"/> queri<text:alphabetical-index-mark-start text:id="IMark63027160"/>es<text:alphabetical-index-mark-end text:id="IMark63027160"/>, with no need for other <text:alphabetical-index-mark-start text:id="IMark76954584"/>interface<text:alphabetical-index-mark-end text:id="IMark76954584"/> methods.</text:p>
      <text:p text:style-name="P31"/>
      <text:p text:style-name="P31"/>
      <text:h text:style-name="Heading_20_3" text:outline-level="3"><text:bookmark-start text:name="__RefHeading___Toc1659_964193841"/>3.3. Additional <text:alphabetical-index-mark-start text:id="IMark75674920"/><text:alphabetical-index-mark-start text:id="IMark80391992"/>AIE<text:alphabetical-index-mark-end text:id="IMark80391992"/><text:alphabetical-index-mark-end text:id="IMark75674920"/> <text:alphabetical-index-mark-start text:id="IMark38204840"/><text:alphabetical-index-mark-start text:id="IMark80883624"/>function<text:alphabetical-index-mark-end text:id="IMark80883624"/><text:alphabetical-index-mark-end text:id="IMark38204840"/>s for <text:alphabetical-index-mark-start text:id="IMark38205512"/><text:alphabetical-index-mark-start text:id="IMark76492008"/><text:alphabetical-index-mark-start text:id="IMark52498744"/><text:alphabetical-index-mark-start text:id="IMark74098952"/>SQLC<text:alphabetical-index-mark-end text:id="IMark74098952"/><text:alphabetical-index-mark-end text:id="IMark52498744"/><text:alphabetical-index-mark-end text:id="IMark76492008"/><text:alphabetical-index-mark-end text:id="IMark38205512"/>.<text:bookmark-end text:name="__RefHeading___Toc1659_964193841"/></text:h>
      <text:p text:style-name="P32"/>
      <text:p text:style-name="P32">So far <text:alphabetical-index-mark-start text:id="IMark75493144"/><text:alphabetical-index-mark-start text:id="IMark74191736"/><text:alphabetical-index-mark-start text:id="IMark52609368"/><text:alphabetical-index-mark-start text:id="IMark74258376"/>SQLC<text:alphabetical-index-mark-end text:id="IMark74258376"/><text:alphabetical-index-mark-end text:id="IMark52609368"/><text:alphabetical-index-mark-end text:id="IMark74191736"/><text:alphabetical-index-mark-end text:id="IMark75493144"/> provid<text:alphabetical-index-mark-start text:id="IMark76023192"/>es<text:alphabetical-index-mark-end text:id="IMark76023192"/> basic acc<text:alphabetical-index-mark-start text:id="IMark73784744"/>es<text:alphabetical-index-mark-end text:id="IMark73784744"/>s and <text:alphabetical-index-mark-start text:id="IMark77330760"/><text:alphabetical-index-mark-start text:id="IMark78263432"/>function<text:alphabetical-index-mark-end text:id="IMark78263432"/><text:alphabetical-index-mark-end text:id="IMark77330760"/>ality <text:s/>to <text:alphabetical-index-mark-start text:id="IMark75615208"/>interact<text:alphabetical-index-mark-end text:id="IMark75615208"/> with <text:alphabetical-index-mark-start text:id="IMark74689624"/><text:alphabetical-index-mark-start text:id="IMark73664584"/>DGIIIAI<text:alphabetical-index-mark-end text:id="IMark73664584"/><text:alphabetical-index-mark-end text:id="IMark74689624"/>. There is nothing that forbids putting more specialized <text:alphabetical-index-mark-start text:id="IMark63103608"/><text:alphabetical-index-mark-start text:id="IMark75929224"/>function<text:alphabetical-index-mark-end text:id="IMark75929224"/><text:alphabetical-index-mark-end text:id="IMark63103608"/> on the current <text:alphabetical-index-mark-start text:id="IMark76710904"/><text:alphabetical-index-mark-start text:id="IMark75675592"/>MFD<text:alphabetical-index-mark-end text:id="IMark75675592"/><text:alphabetical-index-mark-end text:id="IMark76710904"/>.</text:p>
      <text:p text:style-name="P30"/>
      <text:p text:style-name="P30"/>
      <text:p text:style-name="P8"/>
      <text:p text:style-name="P8"/>
      <text:h text:style-name="P84" text:outline-level="1"><text:bookmark-start text:name="__RefHeading___Toc72868_673741182"/>4. <text:alphabetical-index-mark-start text:id="IMark77369000"/><text:alphabetical-index-mark-start text:id="IMark76084328"/><text:alphabetical-index-mark-start text:id="IMark63237448"/>Expert<text:alphabetical-index-mark-end text:id="IMark63237448"/><text:alphabetical-index-mark-end text:id="IMark76084328"/><text:alphabetical-index-mark-end text:id="IMark77369000"/> <text:alphabetical-index-mark-start text:id="IMark79054648"/><text:alphabetical-index-mark-start text:id="IMark78080472"/><text:alphabetical-index-mark-start text:id="IMark74688952"/>system<text:bookmark-end text:name="__RefHeading___Toc72868_673741182"/><text:alphabetical-index-mark-end text:id="IMark74688952"/><text:alphabetical-index-mark-end text:id="IMark78080472"/><text:alphabetical-index-mark-end text:id="IMark79054648"/></text:h>
      <text:p text:style-name="P8"/>
      <text:p text:style-name="P12"><text:alphabetical-index-mark-start text:id="IMark63027160"/><text:alphabetical-index-mark-start text:id="IMark76954584"/><text:alphabetical-index-mark-start text:id="IMark73532248"/><text:alphabetical-index-mark-start text:id="IMark72232296"/>SQLC<text:alphabetical-index-mark-end text:id="IMark72232296"/><text:alphabetical-index-mark-end text:id="IMark73532248"/><text:alphabetical-index-mark-end text:id="IMark76954584"/><text:alphabetical-index-mark-end text:id="IMark63027160"/> was d<text:alphabetical-index-mark-start text:id="IMark73518664"/>es<text:alphabetical-index-mark-end text:id="IMark73518664"/>igned to work as an onboard <text:alphabetical-index-mark-start text:id="IMark77849016"/>interface<text:alphabetical-index-mark-end text:id="IMark77849016"/> to DGIIAI’s <text:alphabetical-index-mark-start text:id="IMark52209976"/><text:alphabetical-index-mark-start text:id="IMark80746856"/>expert<text:alphabetical-index-mark-end text:id="IMark80746856"/><text:alphabetical-index-mark-end text:id="IMark52209976"/> <text:alphabetical-index-mark-start text:id="IMark76492008"/><text:alphabetical-index-mark-start text:id="IMark38205512"/>system<text:alphabetical-index-mark-end text:id="IMark38205512"/><text:alphabetical-index-mark-end text:id="IMark76492008"/>; <text:span text:style-name="T9">it do</text:span><text:alphabetical-index-mark-start text:id="IMark52498744"/><text:span text:style-name="T9">es</text:span><text:alphabetical-index-mark-end text:id="IMark52498744"/><text:span text:style-name="T9"> not work as an independent </text:span><text:alphabetical-index-mark-start text:id="IMark74098952"/><text:alphabetical-index-mark-start text:id="IMark38204840"/><text:span text:style-name="T9">MFD</text:span><text:alphabetical-index-mark-end text:id="IMark38204840"/><text:alphabetical-index-mark-end text:id="IMark74098952"/>. </text:p>
      <text:p text:style-name="P12"/>
      <text:p text:style-name="P12">It is not the scope of this <text:alphabetical-index-mark-start text:id="IMark73603384"/>document<text:alphabetical-index-mark-end text:id="IMark73603384"/> to d<text:alphabetical-index-mark-start text:id="IMark75660968"/>es<text:alphabetical-index-mark-end text:id="IMark75660968"/>cribe the characteristics of the <text:alphabetical-index-mark-start text:id="IMark37803992"/><text:alphabetical-index-mark-start text:id="IMark75675592"/>AIE<text:alphabetical-index-mark-end text:id="IMark75675592"/><text:alphabetical-index-mark-end text:id="IMark37803992"/> of the intelligent Delta Glider, so for details on that matter you should read the <text:alphabetical-index-mark-start text:id="IMark76710904"/>file<text:alphabetical-index-mark-end text:id="IMark76710904"/> ~/docs/<text:alphabetical-index-mark-start text:id="IMark63103608"/><text:alphabetical-index-mark-start text:id="IMark75929224"/>DGIIIAI<text:alphabetical-index-mark-end text:id="IMark75929224"/><text:alphabetical-index-mark-end text:id="IMark63103608"/>/<text:alphabetical-index-mark-start text:id="IMark74689624"/><text:alphabetical-index-mark-start text:id="IMark73664584"/>DGIIIAI<text:alphabetical-index-mark-end text:id="IMark73664584"/><text:alphabetical-index-mark-end text:id="IMark74689624"/>.pdf <text:span text:style-name="T39">and it is recommendable that you become at least acquainted with that </text:span><text:alphabetical-index-mark-start text:id="IMark75615208"/><text:span text:style-name="T39">document</text:span><text:alphabetical-index-mark-end text:id="IMark75615208"/><text:span text:style-name="T39"> before attempting to use this </text:span><text:alphabetical-index-mark-start text:id="IMark77330760"/><text:span text:style-name="T39">module</text:span><text:alphabetical-index-mark-end text:id="IMark77330760"/><text:span text:style-name="T39">.</text:span></text:p>
      <text:p text:style-name="P11"/>
      <text:p text:style-name="P13">What <text:alphabetical-index-mark-start text:id="IMark74258376"/><text:alphabetical-index-mark-start text:id="IMark79504008"/><text:alphabetical-index-mark-start text:id="IMark64324600"/><text:alphabetical-index-mark-start text:id="IMark73575592"/>SQLC<text:alphabetical-index-mark-end text:id="IMark73575592"/><text:alphabetical-index-mark-end text:id="IMark64324600"/><text:alphabetical-index-mark-end text:id="IMark79504008"/><text:alphabetical-index-mark-end text:id="IMark74258376"/> allows the user to do is to <text:alphabetical-index-mark-start text:id="IMark74096888"/><text:alphabetical-index-mark-start text:id="IMark52993192"/>send<text:alphabetical-index-mark-end text:id="IMark52993192"/><text:alphabetical-index-mark-end text:id="IMark74096888"/> commands to the <text:alphabetical-index-mark-start text:id="IMark52427256"/><text:alphabetical-index-mark-start text:id="IMark75296424"/>AIE<text:alphabetical-index-mark-end text:id="IMark75296424"/><text:alphabetical-index-mark-end text:id="IMark52427256"/> in different ways like raw <text:alphabetical-index-mark-start text:id="IMark80838296"/><text:alphabetical-index-mark-start text:id="IMark78340808"/>SQL<text:alphabetical-index-mark-end text:id="IMark78340808"/><text:alphabetical-index-mark-end text:id="IMark80838296"/> instructions, specialized calls to %<text:alphabetical-index-mark-start text:id="IMark78080472"/>mode%<text:alphabetical-index-mark-end text:id="IMark78080472"/> facts, <text:alphabetical-index-mark-start text:id="IMark79054648"/><text:alphabetical-index-mark-start text:id="IMark74688952"/><text:span text:style-name="T39">program</text:span><text:alphabetical-index-mark-end text:id="IMark74688952"/><text:alphabetical-index-mark-end text:id="IMark79054648"/><text:span text:style-name="T39"> </text:span><text:alphabetical-index-mark-start text:id="IMark77369000"/><text:span text:style-name="T39">load</text:span><text:alphabetical-index-mark-end text:id="IMark77369000"/><text:span text:style-name="T39">ing and </text:span><text:alphabetical-index-mark-start text:id="IMark76084328"/><text:span text:style-name="T39">un</text:span><text:alphabetical-index-mark-start text:id="IMark63237448"/><text:span text:style-name="T39">load</text:span><text:alphabetical-index-mark-end text:id="IMark63237448"/><text:alphabetical-index-mark-end text:id="IMark76084328"/><text:span text:style-name="T39">ing</text:span> and calls to facts using the fact <text:alphabetical-index-mark-start text:id="IMark52878632"/><text:alphabetical-index-mark-start text:id="IMark78267752"/>Item<text:alphabetical-index-mark-end text:id="IMark78267752"/><text:alphabetical-index-mark-end text:id="IMark52878632"/> and <text:alphabetical-index-mark-start text:id="IMark75719224"/><text:alphabetical-index-mark-start text:id="IMark75386328"/>Value<text:alphabetical-index-mark-end text:id="IMark75386328"/><text:alphabetical-index-mark-end text:id="IMark75719224"/> <text:alphabetical-index-mark-start text:id="IMark75181976"/>field<text:alphabetical-index-mark-end text:id="IMark75181976"/>s.</text:p>
      <text:p text:style-name="P13"/>
      <text:p text:style-name="P26">In this way, it should be regarded as the user <text:alphabetical-index-mark-start text:id="IMark77849016"/>interface<text:alphabetical-index-mark-end text:id="IMark77849016"/> for the <text:alphabetical-index-mark-start text:id="IMark73518664"/><text:alphabetical-index-mark-start text:id="IMark63027160"/>AIE<text:alphabetical-index-mark-end text:id="IMark63027160"/><text:alphabetical-index-mark-end text:id="IMark73518664"/> of the <text:alphabetical-index-mark-start text:id="IMark76954584"/><text:alphabetical-index-mark-start text:id="IMark73532248"/>DGIIIAI<text:alphabetical-index-mark-end text:id="IMark73532248"/><text:alphabetical-index-mark-end text:id="IMark76954584"/> <text:alphabetical-index-mark-start text:id="IMark72232296"/>project<text:alphabetical-index-mark-end text:id="IMark72232296"/>, being <text:alphabetical-index-mark-start text:id="IMark80883624"/>es<text:alphabetical-index-mark-end text:id="IMark80883624"/>sentially an <text:alphabetical-index-mark-start text:id="IMark52498744"/>interface<text:alphabetical-index-mark-end text:id="IMark52498744"/> to <text:alphabetical-index-mark-start text:id="IMark38204840"/>Sqlite3<text:alphabetical-index-mark-end text:id="IMark38204840"/> <text:alphabetical-index-mark-start text:id="IMark74098952"/><text:alphabetical-index-mark-start text:id="IMark80391992"/>data<text:alphabetical-index-mark-end text:id="IMark80391992"/>bas<text:alphabetical-index-mark-start text:id="IMark75674920"/>e<text:alphabetical-index-mark-end text:id="IMark74098952"/>s<text:alphabetical-index-mark-end text:id="IMark75674920"/> and specifically, those used on <text:alphabetical-index-mark-start text:id="IMark74689624"/><text:alphabetical-index-mark-start text:id="IMark73664584"/>DGIIIAI<text:alphabetical-index-mark-end text:id="IMark73664584"/><text:alphabetical-index-mark-end text:id="IMark74689624"/>.</text:p>
      <text:p text:style-name="P26"/>
      <text:p text:style-name="P26">You can also acc<text:alphabetical-index-mark-start text:id="IMark37803992"/>es<text:alphabetical-index-mark-end text:id="IMark37803992"/>s the <text:alphabetical-index-mark-start text:id="IMark75675592"/><text:alphabetical-index-mark-start text:id="IMark75660968"/>data<text:alphabetical-index-mark-end text:id="IMark75660968"/>bas<text:alphabetical-index-mark-start text:id="IMark73603384"/>e<text:alphabetical-index-mark-end text:id="IMark75675592"/>s<text:alphabetical-index-mark-end text:id="IMark73603384"/> used by <text:alphabetical-index-mark-start text:id="IMark78263432"/><text:alphabetical-index-mark-start text:id="IMark75615208"/>DGIIIAI<text:alphabetical-index-mark-end text:id="IMark75615208"/><text:alphabetical-index-mark-end text:id="IMark78263432"/> and <text:alphabetical-index-mark-start text:id="IMark73784744"/><text:alphabetical-index-mark-start text:id="IMark77330760"/><text:alphabetical-index-mark-start text:id="IMark74737112"/><text:alphabetical-index-mark-start text:id="IMark75493144"/>SQLC<text:alphabetical-index-mark-end text:id="IMark75493144"/><text:alphabetical-index-mark-end text:id="IMark74737112"/><text:alphabetical-index-mark-end text:id="IMark77330760"/><text:alphabetical-index-mark-end text:id="IMark73784744"/> by means of any <text:alphabetical-index-mark-start text:id="IMark76023192"/>Sqlite3<text:alphabetical-index-mark-end text:id="IMark76023192"/> <text:alphabetical-index-mark-start text:id="IMark52609368"/>compatible<text:alphabetical-index-mark-end text:id="IMark52609368"/> <text:alphabetical-index-mark-start text:id="IMark74191736"/><text:alphabetical-index-mark-start text:id="IMark79476264"/>data<text:alphabetical-index-mark-end text:id="IMark79476264"/>base<text:alphabetical-index-mark-end text:id="IMark74191736"/> <text:alphabetical-index-mark-start text:id="IMark78080472"/>manage<text:alphabetical-index-mark-end text:id="IMark78080472"/>r or editor, but <text:alphabetical-index-mark-start text:id="IMark80838296"/><text:alphabetical-index-mark-start text:id="IMark78340808"/><text:alphabetical-index-mark-start text:id="IMark52427256"/><text:alphabetical-index-mark-start text:id="IMark75296424"/>SQLC<text:alphabetical-index-mark-end text:id="IMark75296424"/><text:alphabetical-index-mark-end text:id="IMark52427256"/><text:alphabetical-index-mark-end text:id="IMark78340808"/><text:alphabetical-index-mark-end text:id="IMark80838296"/> provid<text:alphabetical-index-mark-start text:id="IMark74096888"/>es<text:alphabetical-index-mark-end text:id="IMark74096888"/> some <text:alphabetical-index-mark-start text:id="IMark52993192"/>conv<text:span text:style-name="T53">en</text:span>ience<text:alphabetical-index-mark-end text:id="IMark52993192"/> <text:alphabetical-index-mark-start text:id="IMark74258376"/><text:alphabetical-index-mark-start text:id="IMark79504008"/>function<text:alphabetical-index-mark-end text:id="IMark79504008"/><text:alphabetical-index-mark-end text:id="IMark74258376"/>s to do so from within an <text:alphabetical-index-mark-start text:id="IMark64324600"/>OSFS<text:alphabetical-index-mark-end text:id="IMark64324600"/> <text:alphabetical-index-mark-start text:id="IMark73575592"/>s<text:alphabetical-index-mark-start text:id="IMark76492008"/>es<text:alphabetical-index-mark-end text:id="IMark76492008"/>sion<text:alphabetical-index-mark-end text:id="IMark73575592"/>.</text:p>
      <text:p text:style-name="P42"/>
      <text:p text:style-name="P8"/>
      <text:h text:style-name="P84" text:outline-level="1"><text:bookmark-start text:name="__RefHeading___Toc72870_673741182"/>5. Use<text:bookmark-end text:name="__RefHeading___Toc72870_673741182"/></text:h>
      <text:p text:style-name="P8"/>
      <text:h text:style-name="Heading_20_2" text:outline-level="2"><text:bookmark-start text:name="__RefHeading___Toc1073_964193841"/>5.1. <text:alphabetical-index-mark-start text:id="IMark78267752"/><text:alphabetical-index-mark-start text:id="IMark80746856"/>Install<text:alphabetical-index-mark-end text:id="IMark80746856"/>ation<text:bookmark-end text:name="__RefHeading___Toc1073_964193841"/><text:alphabetical-index-mark-end text:id="IMark78267752"/></text:h>
      <text:p text:style-name="P16"/>
      <text:p text:style-name="P10"><text:alphabetical-index-mark-start text:id="IMark74689624"/><text:alphabetical-index-mark-start text:id="IMark75674920"/><text:alphabetical-index-mark-start text:id="IMark74098952"/><text:alphabetical-index-mark-start text:id="IMark80391992"/>SQLC<text:alphabetical-index-mark-end text:id="IMark80391992"/><text:alphabetical-index-mark-end text:id="IMark74098952"/><text:alphabetical-index-mark-end text:id="IMark75674920"/><text:alphabetical-index-mark-end text:id="IMark74689624"/> <text:alphabetical-index-mark-start text:id="IMark38204840"/>install<text:alphabetical-index-mark-end text:id="IMark38204840"/>s in a similar way that other similar <text:alphabetical-index-mark-start text:id="IMark52498744"/>modul<text:alphabetical-index-mark-start text:id="IMark80883624"/>e<text:alphabetical-index-mark-end text:id="IMark52498744"/>s<text:alphabetical-index-mark-end text:id="IMark80883624"/> <text:span text:style-name="T10">to ~/</text:span><text:alphabetical-index-mark-start text:id="IMark72232296"/><text:span text:style-name="T10">modul</text:span><text:alphabetical-index-mark-start text:id="IMark76954584"/><text:span text:style-name="T10">e</text:span><text:alphabetical-index-mark-end text:id="IMark72232296"/><text:span text:style-name="T10">s</text:span><text:alphabetical-index-mark-end text:id="IMark76954584"/><text:span text:style-name="T10">/</text:span><text:alphabetical-index-mark-start text:id="IMark73532248"/><text:alphabetical-index-mark-start text:id="IMark73518664"/><text:span text:style-name="T10">plug</text:span><text:alphabetical-index-mark-end text:id="IMark73518664"/><text:alphabetical-index-mark-end text:id="IMark73532248"/><text:span text:style-name="T10">in</text:span>, but in addition to the <text:alphabetical-index-mark-start text:id="IMark63027160"/>file<text:alphabetical-index-mark-end text:id="IMark63027160"/> <text:alphabetical-index-mark-start text:id="IMark77849016"/><text:alphabetical-index-mark-start text:id="IMark63103608"/><text:alphabetical-index-mark-start text:id="IMark76710904"/><text:alphabetical-index-mark-start text:id="IMark75929224"/>SQLC<text:alphabetical-index-mark-end text:id="IMark75929224"/><text:alphabetical-index-mark-end text:id="IMark76710904"/><text:alphabetical-index-mark-end text:id="IMark63103608"/><text:alphabetical-index-mark-end text:id="IMark77849016"/>.dll and its corr<text:alphabetical-index-mark-start text:id="IMark74096888"/>es<text:alphabetical-index-mark-end text:id="IMark74096888"/>ponding docs, it also <text:alphabetical-index-mark-start text:id="IMark80838296"/>install<text:alphabetical-index-mark-end text:id="IMark80838296"/>s a <text:alphabetical-index-mark-start text:id="IMark78340808"/><text:alphabetical-index-mark-start text:id="IMark52427256"/>data<text:alphabetical-index-mark-end text:id="IMark52427256"/>base<text:alphabetical-index-mark-end text:id="IMark78340808"/> in ~/<text:alphabetical-index-mark-start text:id="IMark75296424"/><text:alphabetical-index-mark-start text:id="IMark78080472"/>data<text:alphabetical-index-mark-end text:id="IMark78080472"/>bas<text:alphabetical-index-mark-start text:id="IMark74191736"/>e<text:alphabetical-index-mark-end text:id="IMark75296424"/>s<text:alphabetical-index-mark-end text:id="IMark74191736"/>/<text:alphabetical-index-mark-start text:id="IMark79476264"/><text:alphabetical-index-mark-start text:id="IMark52609368"/><text:alphabetical-index-mark-start text:id="IMark76023192"/><text:alphabetical-index-mark-start text:id="IMark73784744"/>SQLC<text:alphabetical-index-mark-end text:id="IMark73784744"/><text:alphabetical-index-mark-end text:id="IMark76023192"/><text:alphabetical-index-mark-end text:id="IMark52609368"/><text:alphabetical-index-mark-end text:id="IMark79476264"/>. It also requir<text:alphabetical-index-mark-start text:id="IMark77330760"/>es<text:alphabetical-index-mark-end text:id="IMark77330760"/> that ~/<text:alphabetical-index-mark-start text:id="IMark74737112"/><text:alphabetical-index-mark-start text:id="IMark75493144"/>data<text:alphabetical-index-mark-end text:id="IMark75493144"/>bas<text:alphabetical-index-mark-start text:id="IMark78263432"/>e<text:alphabetical-index-mark-end text:id="IMark74737112"/>s<text:alphabetical-index-mark-end text:id="IMark78263432"/>/<text:alphabetical-index-mark-start text:id="IMark75615208"/><text:alphabetical-index-mark-start text:id="IMark73603384"/>DGIIIAI<text:alphabetical-index-mark-end text:id="IMark73603384"/><text:alphabetical-index-mark-end text:id="IMark75615208"/>/<text:alphabetical-index-mark-start text:id="IMark75675592"/><text:alphabetical-index-mark-start text:id="IMark75660968"/>DGIIIAI<text:alphabetical-index-mark-end text:id="IMark75660968"/><text:alphabetical-index-mark-end text:id="IMark75675592"/>.db is <text:alphabetical-index-mark-start text:id="IMark37803992"/>install<text:alphabetical-index-mark-end text:id="IMark37803992"/>ed.</text:p>
      <text:p text:style-name="P8"/>
      <text:p text:style-name="P8"/>
      <text:h text:style-name="Heading_20_2" text:outline-level="2"><text:bookmark-start text:name="__RefHeading___Toc1075_964193841"/>5.2. <text:alphabetical-index-mark-start text:id="IMark79504008"/><text:alphabetical-index-mark-start text:id="IMark74688952"/>Function<text:alphabetical-index-mark-end text:id="IMark74688952"/><text:alphabetical-index-mark-end text:id="IMark79504008"/>s<text:bookmark-end text:name="__RefHeading___Toc1075_964193841"/></text:h>
      <text:p text:style-name="P17"/>
      <text:h text:style-name="Heading_20_3" text:outline-level="3"><text:bookmark-start text:name="__RefHeading___Toc1077_964193841"/>5.2.1. [<text:alphabetical-index-mark-start text:id="IMark77369000"/><text:alphabetical-index-mark-start text:id="IMark75719224"/>DB<text:alphabetical-index-mark-end text:id="IMark75719224"/><text:alphabetical-index-mark-end text:id="IMark77369000"/>]<text:bookmark-end text:name="__RefHeading___Toc1077_964193841"/></text:h>
      <text:p text:style-name="P18"/>
      <text:p text:style-name="P18"><text:alphabetical-index-mark-start text:id="IMark75386328"/><text:alphabetical-index-mark-start text:id="IMark80746856"/>Data<text:alphabetical-index-mark-end text:id="IMark80746856"/>base<text:alphabetical-index-mark-end text:id="IMark75386328"/>. <text:span text:style-name="T11">Lets the user </text:span><text:alphabetical-index-mark-start text:id="IMark78267752"/><text:alphabetical-index-mark-start text:id="IMark38205512"/><text:span text:style-name="T11">connect</text:span><text:alphabetical-index-mark-end text:id="IMark38205512"/><text:alphabetical-index-mark-end text:id="IMark78267752"/><text:span text:style-name="T11"> to a specific </text:span><text:alphabetical-index-mark-start text:id="IMark73664584"/><text:alphabetical-index-mark-start text:id="IMark52209976"/><text:span text:style-name="T11">data</text:span><text:alphabetical-index-mark-end text:id="IMark52209976"/><text:span text:style-name="T11">base</text:span><text:alphabetical-index-mark-end text:id="IMark73664584"/><text:span text:style-name="T11">. With the </text:span><text:span text:style-name="T13">[</text:span><text:alphabetical-index-mark-start text:id="IMark76878008"/><text:alphabetical-index-mark-start text:id="IMark80883624"/><text:span text:style-name="T13">DB</text:span><text:alphabetical-index-mark-end text:id="IMark80883624"/><text:alphabetical-index-mark-end text:id="IMark76878008"/><text:span text:style-name="T13">]</text:span><text:span text:style-name="T11"> </text:span><text:alphabetical-index-mark-start text:id="IMark52498744"/><text:alphabetical-index-mark-start text:id="IMark38204840"/><text:span text:style-name="T11">function</text:span><text:alphabetical-index-mark-end text:id="IMark38204840"/><text:alphabetical-index-mark-end text:id="IMark52498744"/><text:span text:style-name="T11"> the user can </text:span><text:alphabetical-index-mark-start text:id="IMark74689624"/><text:span text:style-name="T11">switch</text:span><text:alphabetical-index-mark-end text:id="IMark74689624"/><text:span text:style-name="T11"> between </text:span><text:alphabetical-index-mark-start text:id="IMark75674920"/><text:alphabetical-index-mark-start text:id="IMark74098952"/><text:span text:style-name="T11">DGIIIAI</text:span><text:alphabetical-index-mark-end text:id="IMark74098952"/><text:alphabetical-index-mark-end text:id="IMark75674920"/><text:span text:style-name="T11"> and </text:span><text:alphabetical-index-mark-start text:id="IMark80391992"/><text:alphabetical-index-mark-start text:id="IMark76777432"/><text:alphabetical-index-mark-start text:id="IMark72232296"/><text:alphabetical-index-mark-start text:id="IMark76954584"/><text:span text:style-name="T11">SQLC</text:span><text:alphabetical-index-mark-end text:id="IMark76954584"/><text:alphabetical-index-mark-end text:id="IMark72232296"/><text:alphabetical-index-mark-end text:id="IMark76777432"/><text:alphabetical-index-mark-end text:id="IMark80391992"/><text:span text:style-name="T11"> </text:span><text:alphabetical-index-mark-start text:id="IMark73532248"/><text:alphabetical-index-mark-start text:id="IMark73518664"/><text:span text:style-name="T11">data</text:span><text:alphabetical-index-mark-end text:id="IMark73518664"/><text:span text:style-name="T11">bas</text:span><text:alphabetical-index-mark-start text:id="IMark75675592"/><text:span text:style-name="T11">e</text:span><text:alphabetical-index-mark-end text:id="IMark73532248"/><text:span text:style-name="T11">s</text:span><text:alphabetical-index-mark-end text:id="IMark75675592"/><text:span text:style-name="T11">.</text:span></text:p>
      <text:p text:style-name="P18"/>
      <text:h text:style-name="Heading_20_3" text:outline-level="3"/>
      <text:h text:style-name="Heading_20_3" text:outline-level="3"><text:bookmark-start text:name="__RefHeading___Toc1079_964193841"/>5.2.2. [<text:alphabetical-index-mark-start text:id="IMark73784744"/><text:alphabetical-index-mark-start text:id="IMark75296424"/>CON<text:alphabetical-index-mark-end text:id="IMark75296424"/><text:alphabetical-index-mark-end text:id="IMark73784744"/>]<text:bookmark-end text:name="__RefHeading___Toc1079_964193841"/></text:h>
      <text:p text:style-name="P18"/>
      <text:p text:style-name="P18"><text:alphabetical-index-mark-start text:id="IMark52427256"/><text:alphabetical-index-mark-start text:id="IMark80838296"/>Connect<text:alphabetical-index-mark-end text:id="IMark80838296"/><text:alphabetical-index-mark-end text:id="IMark52427256"/>. <text:alphabetical-index-mark-start text:id="IMark74096888"/><text:span text:style-name="T34">Execute</text:span><text:alphabetical-index-mark-end text:id="IMark74096888"/><text:span text:style-name="T34"> the </text:span><text:alphabetical-index-mark-start text:id="IMark77849016"/><text:alphabetical-index-mark-start text:id="IMark63103608"/><text:span text:style-name="T34">connect</text:span><text:alphabetical-index-mark-end text:id="IMark63103608"/><text:alphabetical-index-mark-end text:id="IMark77849016"/><text:span text:style-name="T34">ion to the </text:span><text:alphabetical-index-mark-start text:id="IMark76710904"/><text:alphabetical-index-mark-start text:id="IMark75929224"/><text:span text:style-name="T34">data</text:span><text:alphabetical-index-mark-end text:id="IMark75929224"/><text:span text:style-name="T34">base</text:span><text:alphabetical-index-mark-end text:id="IMark76710904"/><text:span text:style-name="T34"> whose name was entered with the </text:span><text:span text:style-name="T14">[</text:span><text:alphabetical-index-mark-start text:id="IMark63027160"/><text:alphabetical-index-mark-start text:id="IMark73575592"/><text:span text:style-name="T14">DB</text:span><text:alphabetical-index-mark-end text:id="IMark73575592"/><text:alphabetical-index-mark-end text:id="IMark63027160"/><text:span text:style-name="T14">]</text:span><text:span text:style-name="T34"> </text:span><text:alphabetical-index-mark-start text:id="IMark76492008"/><text:alphabetical-index-mark-start text:id="IMark74258376"/><text:span text:style-name="T34">function</text:span><text:alphabetical-index-mark-end text:id="IMark74258376"/><text:alphabetical-index-mark-end text:id="IMark76492008"/><text:span text:style-name="T34"> and </text:span><text:alphabetical-index-mark-start text:id="IMark64324600"/><text:span text:style-name="T34">window</text:span><text:alphabetical-index-mark-end text:id="IMark64324600"/><text:span text:style-name="T34"> </text:span><text:alphabetical-index-mark-start text:id="IMark74688952"/><text:span text:style-name="T34">dialog</text:span><text:alphabetical-index-mark-end text:id="IMark74688952"/><text:span text:style-name="T34">.</text:span></text:p>
      <text:p text:style-name="P18"/>
      <text:p text:style-name="P18"/>
      <text:h text:style-name="Heading_20_3" text:outline-level="3"><text:bookmark-start text:name="__RefHeading___Toc1081_964193841"/>5.2.3. [<text:alphabetical-index-mark-start text:id="IMark75386328"/><text:alphabetical-index-mark-start text:id="IMark37803992"/>DIS<text:alphabetical-index-mark-end text:id="IMark37803992"/><text:alphabetical-index-mark-end text:id="IMark75386328"/>]<text:bookmark-end text:name="__RefHeading___Toc1081_964193841"/></text:h>
      <text:p text:style-name="P18"/>
      <text:p text:style-name="P18"><text:alphabetical-index-mark-start text:id="IMark75660968"/><text:alphabetical-index-mark-start text:id="IMark52209976"/>Dis<text:alphabetical-index-mark-start text:id="IMark73664584"/><text:alphabetical-index-mark-start text:id="IMark75615208"/>connect<text:alphabetical-index-mark-end text:id="IMark75615208"/><text:alphabetical-index-mark-end text:id="IMark73664584"/><text:alphabetical-index-mark-end text:id="IMark52209976"/><text:alphabetical-index-mark-end text:id="IMark75660968"/>. <text:alphabetical-index-mark-start text:id="IMark76878008"/><text:alphabetical-index-mark-start text:id="IMark80883624"/><text:span text:style-name="T35">Dis</text:span><text:alphabetical-index-mark-start text:id="IMark73603384"/><text:alphabetical-index-mark-start text:id="IMark78263432"/><text:span text:style-name="T35">connect</text:span><text:alphabetical-index-mark-end text:id="IMark78263432"/><text:alphabetical-index-mark-end text:id="IMark73603384"/><text:alphabetical-index-mark-end text:id="IMark80883624"/><text:alphabetical-index-mark-end text:id="IMark76878008"/><text:span text:style-name="T35">s the </text:span><text:alphabetical-index-mark-start text:id="IMark52498744"/><text:alphabetical-index-mark-start text:id="IMark38204840"/><text:span text:style-name="T35">MFD</text:span><text:alphabetical-index-mark-end text:id="IMark38204840"/><text:alphabetical-index-mark-end text:id="IMark52498744"/><text:span text:style-name="T35"> from the currently </text:span><text:alphabetical-index-mark-start text:id="IMark74689624"/><text:alphabetical-index-mark-start text:id="IMark75674920"/><text:span text:style-name="T35">connect</text:span><text:alphabetical-index-mark-end text:id="IMark75674920"/><text:alphabetical-index-mark-end text:id="IMark74689624"/><text:span text:style-name="T35">ed </text:span><text:alphabetical-index-mark-start text:id="IMark74098952"/><text:alphabetical-index-mark-start text:id="IMark80391992"/><text:span text:style-name="T35">data</text:span><text:alphabetical-index-mark-end text:id="IMark80391992"/><text:span text:style-name="T35">base</text:span><text:alphabetical-index-mark-end text:id="IMark74098952"/><text:span text:style-name="T35">. </text:span></text:p>
      <text:p text:style-name="P18"/>
      <text:p text:style-name="P18"/>
      <text:h text:style-name="Heading_20_3" text:outline-level="3"><text:bookmark-start text:name="__RefHeading___Toc1083_964193841"/><text:soft-page-break/>5.2.4. [<text:alphabetical-index-mark-start text:id="IMark79476264"/><text:alphabetical-index-mark-start text:id="IMark76023192"/>SQL<text:alphabetical-index-mark-end text:id="IMark76023192"/><text:alphabetical-index-mark-end text:id="IMark79476264"/>]<text:bookmark-end text:name="__RefHeading___Toc1083_964193841"/></text:h>
      <text:p text:style-name="P18"/>
      <text:p text:style-name="P18"><text:alphabetical-index-mark-start text:id="IMark73784744"/><text:alphabetical-index-mark-start text:id="IMark74191736"/>SQL<text:alphabetical-index-mark-end text:id="IMark74191736"/><text:alphabetical-index-mark-end text:id="IMark73784744"/> <text:alphabetical-index-mark-start text:id="IMark78340808"/>query<text:alphabetical-index-mark-end text:id="IMark78340808"/>. <text:span text:style-name="T35">Allows the user to enter a full </text:span><text:alphabetical-index-mark-start text:id="IMark78080472"/><text:alphabetical-index-mark-start text:id="IMark52427256"/><text:span text:style-name="T35">SQL</text:span><text:alphabetical-index-mark-end text:id="IMark52427256"/><text:alphabetical-index-mark-end text:id="IMark78080472"/><text:span text:style-name="T35"> </text:span><text:alphabetical-index-mark-start text:id="IMark80838296"/><text:span text:style-name="T35">query</text:span><text:alphabetical-index-mark-end text:id="IMark80838296"/><text:span text:style-name="T35"> as a </text:span><text:alphabetical-index-mark-start text:id="IMark79504008"/><text:span text:style-name="T35">string</text:span><text:alphabetical-index-mark-end text:id="IMark79504008"/><text:span text:style-name="T35"> using a </text:span><text:alphabetical-index-mark-start text:id="IMark74096888"/><text:span text:style-name="T35">dialog</text:span><text:alphabetical-index-mark-end text:id="IMark74096888"/><text:span text:style-name="T35">. </text:span></text:p>
      <text:p text:style-name="P18"/>
      <text:p text:style-name="P18"/>
      <text:h text:style-name="Heading_20_3" text:outline-level="3"><text:bookmark-start text:name="__RefHeading___Toc1085_964193841"/>5.2.5. [<text:alphabetical-index-mark-start text:id="IMark79054648"/><text:alphabetical-index-mark-start text:id="IMark76492008"/>MON<text:alphabetical-index-mark-end text:id="IMark76492008"/><text:alphabetical-index-mark-end text:id="IMark79054648"/>]<text:bookmark-end text:name="__RefHeading___Toc1085_964193841"/></text:h>
      <text:p text:style-name="P18"/>
      <text:p text:style-name="P19">Mode on. <text:span text:style-name="T54">Sets a mode – say, for the sake of an </text:span><text:alphabetical-index-mark-start text:id="IMark74688952"/><text:span text:style-name="T54">example</text:span><text:alphabetical-index-mark-end text:id="IMark74688952"/><text:span text:style-name="T54">, </text:span><text:alphabetical-index-mark-start text:id="IMark63237448"/><text:alphabetical-index-mark-start text:id="IMark77369000"/><text:span text:style-name="T45">mode_</text:span><text:alphabetical-index-mark-end text:id="IMark77369000"/><text:alphabetical-index-mark-start text:id="IMark75181976"/><text:span text:style-name="T45">crs</text:span><text:alphabetical-index-mark-end text:id="IMark75181976"/><text:alphabetical-index-mark-end text:id="IMark63237448"/><text:span text:style-name="T54"> - specified by the user on, which equat</text:span><text:alphabetical-index-mark-start text:id="IMark52878632"/><text:span text:style-name="T54">es</text:span><text:alphabetical-index-mark-end text:id="IMark52878632"/><text:span text:style-name="T54"> to </text:span><text:alphabetical-index-mark-start text:id="IMark74429800"/><text:alphabetical-index-mark-start text:id="IMark52715928"/><text:span text:style-name="T54">send</text:span><text:alphabetical-index-mark-end text:id="IMark52715928"/><text:alphabetical-index-mark-end text:id="IMark74429800"/><text:span text:style-name="T54">ing to the </text:span><text:alphabetical-index-mark-start text:id="IMark37803992"/><text:alphabetical-index-mark-start text:id="IMark75386328"/><text:span text:style-name="T54">AIE</text:span><text:alphabetical-index-mark-end text:id="IMark75386328"/><text:alphabetical-index-mark-end text:id="IMark37803992"/><text:span text:style-name="T54"> the </text:span><text:alphabetical-index-mark-start text:id="IMark80746856"/><text:alphabetical-index-mark-start text:id="IMark38205512"/><text:span text:style-name="T54">SQL</text:span><text:alphabetical-index-mark-end text:id="IMark38205512"/><text:alphabetical-index-mark-end text:id="IMark80746856"/><text:span text:style-name="T54"> </text:span><text:alphabetical-index-mark-start text:id="IMark78267752"/><text:span text:style-name="T54">query</text:span><text:alphabetical-index-mark-end text:id="IMark78267752"/><text:span text:style-name="T54"> </text:span><text:alphabetical-index-mark-start text:id="IMark75660968"/><text:alphabetical-index-mark-start text:id="IMark52209976"/><text:span text:style-name="T45">UPDATE</text:span><text:alphabetical-index-mark-end text:id="IMark52209976"/><text:alphabetical-index-mark-end text:id="IMark75660968"/><text:span text:style-name="T45"> </text:span><text:alphabetical-index-mark-start text:id="IMark73664584"/><text:span text:style-name="T45">sde_facts</text:span><text:alphabetical-index-mark-end text:id="IMark73664584"/><text:span text:style-name="T45"> SET </text:span><text:alphabetical-index-mark-start text:id="IMark75615208"/><text:alphabetical-index-mark-start text:id="IMark76777432"/><text:span text:style-name="T45">Value</text:span><text:alphabetical-index-mark-end text:id="IMark76777432"/><text:alphabetical-index-mark-end text:id="IMark75615208"/><text:span text:style-name="T45"> = 1 WHERE </text:span><text:alphabetical-index-mark-start text:id="IMark76878008"/><text:alphabetical-index-mark-start text:id="IMark80883624"/><text:span text:style-name="T45">Item</text:span><text:alphabetical-index-mark-end text:id="IMark80883624"/><text:alphabetical-index-mark-end text:id="IMark76878008"/><text:span text:style-name="T45"> = '</text:span><text:alphabetical-index-mark-start text:id="IMark73603384"/><text:alphabetical-index-mark-start text:id="IMark78263432"/><text:span text:style-name="T45">mode_</text:span><text:alphabetical-index-mark-end text:id="IMark78263432"/><text:alphabetical-index-mark-start text:id="IMark63406968"/><text:span text:style-name="T45">crs</text:span><text:alphabetical-index-mark-end text:id="IMark63406968"/><text:alphabetical-index-mark-end text:id="IMark73603384"/><text:span text:style-name="T45">'</text:span></text:p>
      <text:p text:style-name="P18"/>
      <text:p text:style-name="P20"><text:span text:style-name="T54">Once you pr</text:span><text:alphabetical-index-mark-start text:id="IMark78340808"/><text:span text:style-name="T54">es</text:span><text:alphabetical-index-mark-end text:id="IMark78340808"/><text:span text:style-name="T54">s [</text:span><text:alphabetical-index-mark-start text:id="IMark73784744"/><text:alphabetical-index-mark-start text:id="IMark74191736"/><text:span text:style-name="T54">MON</text:span><text:alphabetical-index-mark-end text:id="IMark74191736"/><text:alphabetical-index-mark-end text:id="IMark73784744"/><text:span text:style-name="T54">], a </text:span><text:alphabetical-index-mark-start text:id="IMark77849016"/><text:span text:style-name="T54">dialog</text:span><text:alphabetical-index-mark-end text:id="IMark77849016"/><text:span text:style-name="T54"> appears and you have to enter the mode name that you want to </text:span><text:alphabetical-index-mark-start text:id="IMark63103608"/><text:span text:style-name="T54">activate</text:span><text:alphabetical-index-mark-end text:id="IMark63103608"/><text:span text:style-name="T54">, just by entering its name without the first part comprised of the sub</text:span><text:alphabetical-index-mark-start text:id="IMark78080472"/><text:span text:style-name="T54">string</text:span><text:alphabetical-index-mark-end text:id="IMark78080472"/><text:span text:style-name="T54"> </text:span><text:span text:style-name="T45">‘</text:span><text:alphabetical-index-mark-start text:id="IMark52427256"/><text:span text:style-name="T45">mode_</text:span><text:alphabetical-index-mark-end text:id="IMark52427256"/><text:span text:style-name="T45">’</text:span><text:span text:style-name="T54">. For </text:span><text:alphabetical-index-mark-start text:id="IMark80838296"/><text:span text:style-name="T54">example</text:span><text:alphabetical-index-mark-end text:id="IMark80838296"/><text:span text:style-name="T54">, instead of entering </text:span><text:span text:style-name="T45">‘</text:span><text:alphabetical-index-mark-start text:id="IMark79504008"/><text:alphabetical-index-mark-start text:id="IMark74096888"/><text:span text:style-name="T45">mode_</text:span><text:alphabetical-index-mark-end text:id="IMark74096888"/><text:alphabetical-index-mark-start text:id="IMark76710904"/><text:span text:style-name="T45">crs</text:span><text:alphabetical-index-mark-end text:id="IMark76710904"/><text:alphabetical-index-mark-end text:id="IMark79504008"/><text:span text:style-name="T45">’</text:span><text:span text:style-name="T54"> you will have to </text:span><text:alphabetical-index-mark-start text:id="IMark75929224"/><text:alphabetical-index-mark-start text:id="IMark76084328"/><text:span text:style-name="T54">input</text:span><text:alphabetical-index-mark-end text:id="IMark76084328"/><text:alphabetical-index-mark-end text:id="IMark75929224"/><text:span text:style-name="T54"> </text:span><text:span text:style-name="T45">‘</text:span><text:alphabetical-index-mark-start text:id="IMark52993192"/><text:span text:style-name="T45">crs</text:span><text:alphabetical-index-mark-end text:id="IMark52993192"/><text:span text:style-name="T45">’</text:span><text:span text:style-name="T54">.</text:span></text:p>
      <text:p text:style-name="P20"/>
      <text:p text:style-name="P18"/>
      <text:h text:style-name="Heading_20_3" text:outline-level="3"><text:bookmark-start text:name="__RefHeading___Toc1087_964193841"/>5.2.6. [<text:alphabetical-index-mark-start text:id="IMark75386328"/><text:alphabetical-index-mark-start text:id="IMark38205512"/>MOF<text:alphabetical-index-mark-end text:id="IMark38205512"/><text:alphabetical-index-mark-end text:id="IMark75386328"/>]<text:bookmark-end text:name="__RefHeading___Toc1087_964193841"/></text:h>
      <text:p text:style-name="P18"/>
      <text:p text:style-name="P18">Mode off. <text:span text:style-name="T54">This performs the same </text:span><text:alphabetical-index-mark-start text:id="IMark52209976"/><text:span text:style-name="T54">query</text:span><text:alphabetical-index-mark-end text:id="IMark52209976"/><text:span text:style-name="T54"> as </text:span><text:span text:style-name="T18">[</text:span><text:alphabetical-index-mark-start text:id="IMark75674920"/><text:alphabetical-index-mark-start text:id="IMark80391992"/><text:span text:style-name="T18">MON</text:span><text:alphabetical-index-mark-end text:id="IMark80391992"/><text:alphabetical-index-mark-end text:id="IMark75674920"/><text:span text:style-name="T18">]</text:span><text:span text:style-name="T54"> except that it </text:span><text:alphabetical-index-mark-start text:id="IMark73664584"/><text:alphabetical-index-mark-start text:id="IMark74098952"/><text:span text:style-name="T54">send</text:span><text:alphabetical-index-mark-end text:id="IMark74098952"/><text:alphabetical-index-mark-end text:id="IMark73664584"/><text:span text:style-name="T54">s </text:span><text:alphabetical-index-mark-start text:id="IMark73518664"/><text:alphabetical-index-mark-start text:id="IMark75615208"/><text:span text:style-name="T45">Value</text:span><text:alphabetical-index-mark-end text:id="IMark75615208"/><text:alphabetical-index-mark-end text:id="IMark73518664"/><text:span text:style-name="T45"> = 0</text:span><text:span text:style-name="T54"> instead of </text:span><text:alphabetical-index-mark-start text:id="IMark76777432"/><text:alphabetical-index-mark-start text:id="IMark76954584"/><text:span text:style-name="T45">Value</text:span><text:alphabetical-index-mark-end text:id="IMark76954584"/><text:alphabetical-index-mark-end text:id="IMark76777432"/><text:span text:style-name="T45"> = 1</text:span><text:span text:style-name="T54">. <text:s/>Once you pr</text:span><text:alphabetical-index-mark-start text:id="IMark75675592"/><text:span text:style-name="T54">es</text:span><text:alphabetical-index-mark-end text:id="IMark75675592"/><text:span text:style-name="T54">s </text:span><text:span text:style-name="T18">[</text:span><text:alphabetical-index-mark-start text:id="IMark76878008"/><text:alphabetical-index-mark-start text:id="IMark80883624"/><text:span text:style-name="T18">MOF</text:span><text:alphabetical-index-mark-end text:id="IMark80883624"/><text:alphabetical-index-mark-end text:id="IMark76878008"/><text:span text:style-name="T18">]</text:span><text:span text:style-name="T54">, a </text:span><text:alphabetical-index-mark-start text:id="IMark73532248"/><text:span text:style-name="T54">dialog</text:span><text:alphabetical-index-mark-end text:id="IMark73532248"/><text:span text:style-name="T54"> appears and you have to enter the mode name that you want to </text:span><text:alphabetical-index-mark-start text:id="IMark74737112"/><text:span text:style-name="T54">de</text:span><text:alphabetical-index-mark-start text:id="IMark78263432"/><text:span text:style-name="T54">activate</text:span><text:alphabetical-index-mark-end text:id="IMark78263432"/><text:alphabetical-index-mark-end text:id="IMark74737112"/><text:span text:style-name="T54">, just by entering its name without the first part comprised of the sub</text:span><text:alphabetical-index-mark-start text:id="IMark75493144"/><text:span text:style-name="T54">string</text:span><text:alphabetical-index-mark-end text:id="IMark75493144"/><text:span text:style-name="T54"> </text:span><text:span text:style-name="T45">‘</text:span><text:alphabetical-index-mark-start text:id="IMark73603384"/><text:span text:style-name="T45">mode_</text:span><text:alphabetical-index-mark-end text:id="IMark73603384"/><text:span text:style-name="T45">’</text:span><text:span text:style-name="T54">. For </text:span><text:alphabetical-index-mark-start text:id="IMark63406968"/><text:span text:style-name="T54">example</text:span><text:alphabetical-index-mark-end text:id="IMark63406968"/><text:span text:style-name="T54">, instead of entering </text:span><text:span text:style-name="T45">‘</text:span><text:alphabetical-index-mark-start text:id="IMark76023192"/><text:alphabetical-index-mark-start text:id="IMark77330760"/><text:span text:style-name="T45">mode_</text:span><text:alphabetical-index-mark-end text:id="IMark77330760"/><text:alphabetical-index-mark-start text:id="IMark79476264"/><text:span text:style-name="T45">crs</text:span><text:alphabetical-index-mark-end text:id="IMark79476264"/><text:alphabetical-index-mark-end text:id="IMark76023192"/><text:span text:style-name="T45">’</text:span><text:span text:style-name="T54"> you will have to </text:span><text:alphabetical-index-mark-start text:id="IMark52609368"/><text:alphabetical-index-mark-start text:id="IMark75296424"/><text:span text:style-name="T54">input</text:span><text:alphabetical-index-mark-end text:id="IMark75296424"/><text:alphabetical-index-mark-end text:id="IMark52609368"/><text:span text:style-name="T54"> </text:span><text:span text:style-name="T55">‘</text:span><text:alphabetical-index-mark-start text:id="IMark73575592"/><text:span text:style-name="T55">crs</text:span><text:alphabetical-index-mark-end text:id="IMark73575592"/><text:span text:style-name="T55">’</text:span><text:span text:style-name="T54">.</text:span></text:p>
      <text:p text:style-name="P18"/>
      <text:p text:style-name="P37">Notice that <text:span text:style-name="T12">[</text:span><text:alphabetical-index-mark-start text:id="IMark74429800"/><text:alphabetical-index-mark-start text:id="IMark52878632"/><text:span text:style-name="T12">MOF</text:span><text:alphabetical-index-mark-end text:id="IMark52878632"/><text:alphabetical-index-mark-end text:id="IMark74429800"/><text:span text:style-name="T12">]</text:span> <text:span text:style-name="T57">and other similar </text:span><text:alphabetical-index-mark-start text:id="IMark37803992"/><text:span text:style-name="T57">activation</text:span><text:alphabetical-index-mark-end text:id="IMark37803992"/><text:span text:style-name="T57"> or </text:span><text:alphabetical-index-mark-start text:id="IMark52715928"/><text:span text:style-name="T57">de</text:span><text:alphabetical-index-mark-start text:id="IMark38205512"/><text:span text:style-name="T57">activation</text:span><text:alphabetical-index-mark-end text:id="IMark38205512"/><text:alphabetical-index-mark-end text:id="IMark52715928"/><text:span text:style-name="T57"> </text:span><text:alphabetical-index-mark-start text:id="IMark75386328"/><text:alphabetical-index-mark-start text:id="IMark80746856"/><text:span text:style-name="T57">function</text:span><text:alphabetical-index-mark-end text:id="IMark80746856"/><text:alphabetical-index-mark-end text:id="IMark75386328"/><text:span text:style-name="T57">s </text:span>allow you to <text:alphabetical-index-mark-start text:id="IMark75660968"/><text:alphabetical-index-mark-start text:id="IMark78267752"/>send<text:alphabetical-index-mark-end text:id="IMark78267752"/><text:alphabetical-index-mark-end text:id="IMark75660968"/> a full <text:alphabetical-index-mark-start text:id="IMark78340808"/><text:alphabetical-index-mark-start text:id="IMark52209976"/>SQL<text:alphabetical-index-mark-end text:id="IMark52209976"/><text:alphabetical-index-mark-end text:id="IMark78340808"/> <text:alphabetical-index-mark-start text:id="IMark73784744"/>query<text:alphabetical-index-mark-end text:id="IMark73784744"/> just by pr<text:alphabetical-index-mark-start text:id="IMark75674920"/>es<text:alphabetical-index-mark-end text:id="IMark75674920"/>sing the corr<text:alphabetical-index-mark-start text:id="IMark80391992"/>es<text:alphabetical-index-mark-end text:id="IMark80391992"/>ponding <text:alphabetical-index-mark-start text:id="IMark74191736"/>button<text:alphabetical-index-mark-end text:id="IMark74191736"/>, writing and abbreviated version of the mode name (with no<text:span text:style-name="T44"> ‘</text:span><text:alphabetical-index-mark-start text:id="IMark77849016"/><text:span text:style-name="T44">mode_</text:span><text:alphabetical-index-mark-end text:id="IMark77849016"/><text:span text:style-name="T44">’</text:span> part), saving time and trouble, but you can <text:alphabetical-index-mark-start text:id="IMark63103608"/><text:alphabetical-index-mark-start text:id="IMark73664584"/>send<text:alphabetical-index-mark-end text:id="IMark73664584"/><text:alphabetical-index-mark-end text:id="IMark63103608"/> the same <text:alphabetical-index-mark-start text:id="IMark74098952"/>query<text:alphabetical-index-mark-end text:id="IMark74098952"/> using <text:span text:style-name="T12">[</text:span><text:alphabetical-index-mark-start text:id="IMark73518664"/><text:alphabetical-index-mark-start text:id="IMark75615208"/><text:span text:style-name="T12">SQL</text:span><text:alphabetical-index-mark-end text:id="IMark75615208"/><text:alphabetical-index-mark-end text:id="IMark73518664"/><text:span text:style-name="T12">]</text:span> if you like.</text:p>
      <text:p text:style-name="P37"/>
      <text:p text:style-name="P37"/>
      <text:h text:style-name="Heading_20_3" text:outline-level="3"><text:bookmark-start text:name="__RefHeading___Toc1089_964193841"/>5.2.7. [<text:alphabetical-index-mark-start text:id="IMark64324600"/><text:alphabetical-index-mark-start text:id="IMark74096888"/>PON<text:alphabetical-index-mark-end text:id="IMark74096888"/><text:alphabetical-index-mark-end text:id="IMark64324600"/>]<text:bookmark-end text:name="__RefHeading___Toc1089_964193841"/></text:h>
      <text:p text:style-name="P18"/>
      <text:p text:style-name="P18"><text:alphabetical-index-mark-start text:id="IMark79504008"/><text:alphabetical-index-mark-start text:id="IMark76710904"/>Program<text:alphabetical-index-mark-end text:id="IMark76710904"/><text:alphabetical-index-mark-end text:id="IMark79504008"/> on. <text:span text:style-name="T19">[</text:span><text:alphabetical-index-mark-start text:id="IMark77330760"/><text:alphabetical-index-mark-start text:id="IMark52498744"/><text:span text:style-name="T19">PON</text:span><text:alphabetical-index-mark-end text:id="IMark52498744"/><text:alphabetical-index-mark-end text:id="IMark77330760"/><text:span text:style-name="T19">]</text:span><text:span text:style-name="T58"> and its companion </text:span><text:span text:style-name="T19">[</text:span><text:alphabetical-index-mark-start text:id="IMark76023192"/><text:alphabetical-index-mark-start text:id="IMark79476264"/><text:span text:style-name="T19">POF</text:span><text:alphabetical-index-mark-end text:id="IMark79476264"/><text:alphabetical-index-mark-end text:id="IMark76023192"/><text:span text:style-name="T19">]</text:span><text:span text:style-name="T58"> work in a similar fashion to </text:span><text:span text:style-name="T19">[</text:span><text:alphabetical-index-mark-start text:id="IMark38204840"/><text:alphabetical-index-mark-start text:id="IMark74688952"/><text:span text:style-name="T19">MON</text:span><text:alphabetical-index-mark-end text:id="IMark74688952"/><text:alphabetical-index-mark-end text:id="IMark38204840"/><text:span text:style-name="T19">]</text:span><text:span text:style-name="T58"> and </text:span><text:span text:style-name="T19">[</text:span><text:alphabetical-index-mark-start text:id="IMark75929224"/><text:alphabetical-index-mark-start text:id="IMark52609368"/><text:span text:style-name="T19">MOF</text:span><text:alphabetical-index-mark-end text:id="IMark52609368"/><text:alphabetical-index-mark-end text:id="IMark75929224"/><text:span text:style-name="T19">]</text:span><text:span text:style-name="T58"> but </text:span><text:soft-page-break/><text:span text:style-name="T58">instead of activating and deactivating mod</text:span><text:alphabetical-index-mark-start text:id="IMark75296424"/><text:span text:style-name="T58">es</text:span><text:alphabetical-index-mark-end text:id="IMark75296424"/><text:span text:style-name="T58">, they </text:span><text:alphabetical-index-mark-start text:id="IMark76084328"/><text:span text:style-name="T58">load</text:span><text:alphabetical-index-mark-end text:id="IMark76084328"/><text:span text:style-name="T58"> and </text:span><text:alphabetical-index-mark-start text:id="IMark73575592"/><text:span text:style-name="T58">un</text:span><text:alphabetical-index-mark-start text:id="IMark77369000"/><text:span text:style-name="T58">load</text:span><text:alphabetical-index-mark-end text:id="IMark77369000"/><text:alphabetical-index-mark-end text:id="IMark73575592"/><text:span text:style-name="T58"> </text:span><text:alphabetical-index-mark-start text:id="IMark52993192"/><text:alphabetical-index-mark-start text:id="IMark63237448"/><text:span text:style-name="T58">program</text:span><text:alphabetical-index-mark-end text:id="IMark63237448"/><text:alphabetical-index-mark-end text:id="IMark52993192"/><text:span text:style-name="T58">s from </text:span><text:alphabetical-index-mark-start text:id="IMark72232296"/><text:span text:style-name="T58">table</text:span><text:alphabetical-index-mark-end text:id="IMark72232296"/><text:span text:style-name="T58"> </text:span><text:alphabetical-index-mark-start text:id="IMark75181976"/><text:span text:style-name="T46">sde_</text:span><text:alphabetical-index-mark-start text:id="IMark74689624"/><text:span text:style-name="T46">prg</text:span><text:alphabetical-index-mark-end text:id="IMark74689624"/><text:span text:style-name="T46">_rul</text:span><text:alphabetical-index-mark-start text:id="IMark78080472"/><text:span text:style-name="T46">es</text:span><text:alphabetical-index-mark-end text:id="IMark78080472"/><text:alphabetical-index-mark-end text:id="IMark75181976"/><text:span text:style-name="T58"> to </text:span><text:alphabetical-index-mark-start text:id="IMark63027160"/><text:span text:style-name="T46">sde_rul</text:span><text:alphabetical-index-mark-start text:id="IMark74429800"/><text:span text:style-name="T46">es</text:span><text:alphabetical-index-mark-end text:id="IMark74429800"/><text:alphabetical-index-mark-end text:id="IMark63027160"/><text:span text:style-name="T58">.</text:span></text:p>
      <text:p text:style-name="P18"/>
      <text:p text:style-name="P38">Normally this proc<text:alphabetical-index-mark-start text:id="IMark76878008"/>es<text:alphabetical-index-mark-end text:id="IMark76878008"/>s is performed by the <text:alphabetical-index-mark-start text:id="IMark73518664"/><text:alphabetical-index-mark-start text:id="IMark75615208"/>AIE<text:alphabetical-index-mark-end text:id="IMark75615208"/><text:alphabetical-index-mark-end text:id="IMark73518664"/> itself, but in some circumstanc<text:alphabetical-index-mark-start text:id="IMark80883624"/>es<text:alphabetical-index-mark-end text:id="IMark80883624"/> you may want to <text:alphabetical-index-mark-start text:id="IMark75719224"/>control<text:alphabetical-index-mark-end text:id="IMark75719224"/> that proc<text:alphabetical-index-mark-start text:id="IMark80838296"/>es<text:alphabetical-index-mark-end text:id="IMark80838296"/>s yourself.</text:p>
      <text:p text:style-name="P38"/>
      <text:p text:style-name="P38">When you pr<text:alphabetical-index-mark-start text:id="IMark78263432"/>es<text:alphabetical-index-mark-end text:id="IMark78263432"/>s <text:span text:style-name="T12">[</text:span><text:alphabetical-index-mark-start text:id="IMark74096888"/><text:alphabetical-index-mark-start text:id="IMark64324600"/><text:span text:style-name="T12">MON</text:span><text:alphabetical-index-mark-end text:id="IMark64324600"/><text:alphabetical-index-mark-end text:id="IMark74096888"/><text:span text:style-name="T12">]</text:span> a <text:alphabetical-index-mark-start text:id="IMark73603384"/>dialog<text:alphabetical-index-mark-end text:id="IMark73603384"/> appears and you have to enter only the <text:alphabetical-index-mark-start text:id="IMark63406968"/>number<text:alphabetical-index-mark-end text:id="IMark63406968"/>s that corr<text:alphabetical-index-mark-start text:id="IMark74258376"/>es<text:alphabetical-index-mark-end text:id="IMark74258376"/>pond to the <text:alphabetical-index-mark-start text:id="IMark79504008"/><text:alphabetical-index-mark-start text:id="IMark76710904"/>program<text:alphabetical-index-mark-end text:id="IMark76710904"/><text:alphabetical-index-mark-end text:id="IMark79504008"/> <text:alphabetical-index-mark-start text:id="IMark52878632"/>number<text:alphabetical-index-mark-end text:id="IMark52878632"/> and version that you want to <text:alphabetical-index-mark-start text:id="IMark76777432"/>load<text:alphabetical-index-mark-end text:id="IMark76777432"/>, without the <text:alphabetical-index-mark-start text:id="IMark77330760"/>string<text:alphabetical-index-mark-end text:id="IMark77330760"/> <text:span text:style-name="T44">‘</text:span><text:alphabetical-index-mark-start text:id="IMark52498744"/><text:span text:style-name="T44">prg</text:span><text:alphabetical-index-mark-end text:id="IMark52498744"/><text:span text:style-name="T44">’</text:span>. For <text:alphabetical-index-mark-start text:id="IMark76954584"/>example<text:alphabetical-index-mark-end text:id="IMark76954584"/>, if you want to <text:alphabetical-index-mark-start text:id="IMark52427256"/>load<text:alphabetical-index-mark-end text:id="IMark52427256"/> <text:alphabetical-index-mark-start text:id="IMark37803992"/><text:alphabetical-index-mark-start text:id="IMark52715928"/>program<text:alphabetical-index-mark-end text:id="IMark52715928"/><text:alphabetical-index-mark-end text:id="IMark37803992"/> <text:span text:style-name="T44">‘</text:span><text:alphabetical-index-mark-start text:id="IMark76023192"/><text:span text:style-name="T44">prg</text:span><text:alphabetical-index-mark-end text:id="IMark76023192"/><text:span text:style-name="T44">43.2’</text:span> you only have to <text:alphabetical-index-mark-start text:id="IMark79476264"/><text:alphabetical-index-mark-start text:id="IMark38205512"/>input<text:alphabetical-index-mark-end text:id="IMark38205512"/><text:alphabetical-index-mark-end text:id="IMark79476264"/> <text:span text:style-name="T44">‘43.2’</text:span>.</text:p>
      <text:p text:style-name="P18"/>
      <text:p text:style-name="P18"/>
      <text:p text:style-name="P18"/>
      <text:h text:style-name="Heading_20_3" text:outline-level="3"><text:bookmark-start text:name="__RefHeading___Toc1091_964193841"/>5.2.8. [<text:alphabetical-index-mark-start text:id="IMark72232296"/><text:alphabetical-index-mark-start text:id="IMark74689624"/>POF<text:alphabetical-index-mark-end text:id="IMark74689624"/><text:alphabetical-index-mark-end text:id="IMark72232296"/>]<text:bookmark-end text:name="__RefHeading___Toc1091_964193841"/></text:h>
      <text:p text:style-name="P18"/>
      <text:p text:style-name="P18"><text:alphabetical-index-mark-start text:id="IMark76485400"/><text:alphabetical-index-mark-start text:id="IMark75181976"/>Program<text:alphabetical-index-mark-end text:id="IMark75181976"/><text:alphabetical-index-mark-end text:id="IMark76485400"/> off. <text:span text:style-name="T59">Performs the opposite </text:span><text:alphabetical-index-mark-start text:id="IMark78080472"/><text:span text:style-name="T59">operation</text:span><text:alphabetical-index-mark-end text:id="IMark78080472"/><text:span text:style-name="T59"> to that of </text:span><text:span text:style-name="T20">[</text:span><text:alphabetical-index-mark-start text:id="IMark76492008"/><text:alphabetical-index-mark-start text:id="IMark77849016"/><text:span text:style-name="T20">PON</text:span><text:alphabetical-index-mark-end text:id="IMark77849016"/><text:alphabetical-index-mark-end text:id="IMark76492008"/><text:span text:style-name="T20">]</text:span><text:span text:style-name="T59">. </text:span></text:p>
      <text:p text:style-name="P18"/>
      <text:p text:style-name="P18"/>
      <text:h text:style-name="Heading_20_3" text:outline-level="3"><text:bookmark-start text:name="__RefHeading___Toc1093_964193841"/>5.2.9. [<text:alphabetical-index-mark-start text:id="IMark73518664"/><text:alphabetical-index-mark-start text:id="IMark76878008"/>ITM<text:alphabetical-index-mark-end text:id="IMark76878008"/><text:alphabetical-index-mark-end text:id="IMark73518664"/>]<text:bookmark-end text:name="__RefHeading___Toc1093_964193841"/></text:h>
      <text:p text:style-name="P18"/>
      <text:p text:style-name="P18"><text:alphabetical-index-mark-start text:id="IMark73532248"/><text:alphabetical-index-mark-start text:id="IMark78263432"/>Item<text:alphabetical-index-mark-end text:id="IMark78263432"/><text:alphabetical-index-mark-end text:id="IMark73532248"/>. <text:span text:style-name="T60">This </text:span><text:alphabetical-index-mark-start text:id="IMark75386328"/><text:alphabetical-index-mark-start text:id="IMark80746856"/><text:span text:style-name="T60">function</text:span><text:alphabetical-index-mark-end text:id="IMark80746856"/><text:alphabetical-index-mark-end text:id="IMark75386328"/><text:span text:style-name="T60"> opens a </text:span><text:alphabetical-index-mark-start text:id="IMark74096888"/><text:span text:style-name="T60">dialog</text:span><text:alphabetical-index-mark-end text:id="IMark74096888"/><text:span text:style-name="T60"> that lets you enter the </text:span><text:alphabetical-index-mark-start text:id="IMark64324600"/><text:alphabetical-index-mark-start text:id="IMark38204840"/><text:span text:style-name="T47">Item</text:span><text:alphabetical-index-mark-end text:id="IMark38204840"/><text:alphabetical-index-mark-end text:id="IMark64324600"/><text:span text:style-name="T60"> </text:span><text:alphabetical-index-mark-start text:id="IMark77330760"/><text:span text:style-name="T60">string</text:span><text:alphabetical-index-mark-end text:id="IMark77330760"/><text:span text:style-name="T60"> that identifi</text:span><text:alphabetical-index-mark-start text:id="IMark76777432"/><text:span text:style-name="T60">es</text:span><text:alphabetical-index-mark-end text:id="IMark76777432"/><text:span text:style-name="T60"> a fact you want to operate with. For </text:span><text:alphabetical-index-mark-start text:id="IMark52878632"/><text:span text:style-name="T60">example</text:span><text:alphabetical-index-mark-end text:id="IMark52878632"/><text:span text:style-name="T60">, if you want to set </text:span><text:alphabetical-index-mark-start text:id="IMark79504008"/><text:span text:style-name="T60">manual</text:span><text:alphabetical-index-mark-end text:id="IMark79504008"/><text:span text:style-name="T60">ly a specific </text:span><text:alphabetical-index-mark-start text:id="IMark76710904"/><text:span text:style-name="T60">target</text:span><text:alphabetical-index-mark-end text:id="IMark76710904"/><text:span text:style-name="T60"> heading for your </text:span><text:alphabetical-index-mark-start text:id="IMark74258376"/><text:span text:style-name="T60">ship</text:span><text:alphabetical-index-mark-end text:id="IMark74258376"/><text:span text:style-name="T60"> during atmospheric </text:span><text:alphabetical-index-mark-start text:id="IMark63406968"/><text:alphabetical-index-mark-start text:id="IMark73603384"/><text:span text:style-name="T60">flight</text:span><text:alphabetical-index-mark-end text:id="IMark73603384"/><text:alphabetical-index-mark-end text:id="IMark63406968"/><text:span text:style-name="T60">, you will pr</text:span><text:alphabetical-index-mark-start text:id="IMark74688952"/><text:span text:style-name="T60">es</text:span><text:alphabetical-index-mark-end text:id="IMark74688952"/><text:span text:style-name="T60">s </text:span><text:span text:style-name="T21">[</text:span><text:alphabetical-index-mark-start text:id="IMark74191736"/><text:alphabetical-index-mark-start text:id="IMark52498744"/><text:span text:style-name="T21">ITM</text:span><text:alphabetical-index-mark-end text:id="IMark52498744"/><text:alphabetical-index-mark-end text:id="IMark74191736"/><text:span text:style-name="T21">]</text:span><text:span text:style-name="T60">, enter the </text:span><text:alphabetical-index-mark-start text:id="IMark80391992"/><text:span text:style-name="T60">string</text:span><text:alphabetical-index-mark-end text:id="IMark80391992"/><text:span text:style-name="T60"> </text:span><text:span text:style-name="T47">‘</text:span><text:alphabetical-index-mark-start text:id="IMark37803992"/><text:span text:style-name="T47">tgt_</text:span><text:alphabetical-index-mark-start text:id="IMark52715928"/><text:span text:style-name="T47">hdg</text:span><text:alphabetical-index-mark-end text:id="IMark52715928"/><text:alphabetical-index-mark-end text:id="IMark37803992"/><text:span text:style-name="T47">’</text:span><text:span text:style-name="T60"> and later use </text:span><text:span text:style-name="T21">[</text:span><text:alphabetical-index-mark-start text:id="IMark52427256"/><text:alphabetical-index-mark-start text:id="IMark76954584"/><text:span text:style-name="T21">VAL</text:span><text:alphabetical-index-mark-end text:id="IMark76954584"/><text:alphabetical-index-mark-end text:id="IMark52427256"/><text:span text:style-name="T21">]</text:span><text:span text:style-name="T60"> (see below) to enter the actual heading you want.</text:span></text:p>
      <text:p text:style-name="P18"/>
      <text:p text:style-name="P39">Always remember that <text:span text:style-name="T12">[</text:span><text:alphabetical-index-mark-start text:id="IMark75181976"/><text:alphabetical-index-mark-start text:id="IMark63027160"/><text:span text:style-name="T12">ITM</text:span><text:alphabetical-index-mark-end text:id="IMark63027160"/><text:alphabetical-index-mark-end text:id="IMark75181976"/><text:span text:style-name="T12">]</text:span> and <text:span text:style-name="T12">[</text:span><text:alphabetical-index-mark-start text:id="IMark74429800"/><text:alphabetical-index-mark-start text:id="IMark78080472"/><text:span text:style-name="T12">VAL</text:span><text:alphabetical-index-mark-end text:id="IMark78080472"/><text:alphabetical-index-mark-end text:id="IMark74429800"/><text:span text:style-name="T12">]</text:span> work together. You need to enter <text:alphabetical-index-mark-start text:id="IMark75675592"/><text:alphabetical-index-mark-start text:id="IMark76492008"/>valu<text:alphabetical-index-mark-start text:id="IMark77849016"/>e<text:alphabetical-index-mark-end text:id="IMark76492008"/><text:alphabetical-index-mark-end text:id="IMark75675592"/>s<text:alphabetical-index-mark-end text:id="IMark77849016"/> using both <text:alphabetical-index-mark-start text:id="IMark63103608"/><text:alphabetical-index-mark-start text:id="IMark74098952"/>function<text:alphabetical-index-mark-end text:id="IMark74098952"/><text:alphabetical-index-mark-end text:id="IMark63103608"/>s in order to alter a fact.</text:p>
      <text:p text:style-name="P18"/>
      <text:p text:style-name="P18"/>
      <text:h text:style-name="Heading_20_3" text:outline-level="3"><text:bookmark-start text:name="__RefHeading___Toc1095_964193841"/>5.2.10. [<text:alphabetical-index-mark-start text:id="IMark74184664"/><text:alphabetical-index-mark-start text:id="IMark73532248"/>VAL<text:alphabetical-index-mark-end text:id="IMark73532248"/><text:alphabetical-index-mark-end text:id="IMark74184664"/>]<text:bookmark-end text:name="__RefHeading___Toc1095_964193841"/></text:h>
      <text:p text:style-name="P18"/>
      <text:p text:style-name="P18"><text:alphabetical-index-mark-start text:id="IMark75386328"/><text:alphabetical-index-mark-start text:id="IMark80746856"/>Value<text:alphabetical-index-mark-end text:id="IMark80746856"/><text:alphabetical-index-mark-end text:id="IMark75386328"/>. <text:span text:style-name="T61">After entering the name of a fact that you want to operate with directly using [</text:span><text:alphabetical-index-mark-start text:id="IMark74096888"/><text:alphabetical-index-mark-start text:id="IMark75155928"/><text:span text:style-name="T61">ITM</text:span><text:alphabetical-index-mark-end text:id="IMark75155928"/><text:alphabetical-index-mark-end text:id="IMark74096888"/><text:span text:style-name="T61">], you need to give that fact a </text:span><text:alphabetical-index-mark-start text:id="IMark64324600"/><text:alphabetical-index-mark-start text:id="IMark38204840"/><text:span text:style-name="T61">Value</text:span><text:alphabetical-index-mark-end text:id="IMark38204840"/><text:alphabetical-index-mark-end text:id="IMark64324600"/><text:span text:style-name="T61">. This is what [</text:span><text:alphabetical-index-mark-start text:id="IMark75929224"/><text:alphabetical-index-mark-start text:id="IMark77330760"/><text:span text:style-name="T61">VAL</text:span><text:alphabetical-index-mark-end text:id="IMark77330760"/><text:alphabetical-index-mark-end text:id="IMark75929224"/><text:span text:style-name="T61">] is for. </text:span></text:p>
      <text:p text:style-name="P18"><text:soft-page-break/></text:p>
      <text:p text:style-name="P40">Once the <text:alphabetical-index-mark-start text:id="IMark74258376"/>dialog<text:alphabetical-index-mark-end text:id="IMark74258376"/> opens, you need to enter a <text:alphabetical-index-mark-start text:id="IMark38205512"/>number<text:alphabetical-index-mark-end text:id="IMark38205512"/>. Following with the <text:alphabetical-index-mark-start text:id="IMark63406968"/>example<text:alphabetical-index-mark-end text:id="IMark63406968"/> pr<text:alphabetical-index-mark-start text:id="IMark73603384"/>es<text:alphabetical-index-mark-end text:id="IMark73603384"/>ented in <text:span text:style-name="T12">[5.2.9.]</text:span>, once you entered <text:span text:style-name="T44">‘</text:span><text:alphabetical-index-mark-start text:id="IMark74688952"/><text:span text:style-name="T44">tgt_</text:span><text:alphabetical-index-mark-start text:id="IMark73784744"/><text:span text:style-name="T44">hdg</text:span><text:alphabetical-index-mark-end text:id="IMark73784744"/><text:alphabetical-index-mark-end text:id="IMark74688952"/><text:span text:style-name="T44">’</text:span>, if you want your <text:alphabetical-index-mark-start text:id="IMark74191736"/>ship<text:alphabetical-index-mark-end text:id="IMark74191736"/> to turn to a 90 deg heading, you should pr<text:alphabetical-index-mark-start text:id="IMark52498744"/>es<text:alphabetical-index-mark-end text:id="IMark52498744"/>s <text:span text:style-name="T12">[</text:span><text:alphabetical-index-mark-start text:id="IMark75296424"/><text:alphabetical-index-mark-start text:id="IMark78340808"/><text:span text:style-name="T12">VAL</text:span><text:alphabetical-index-mark-end text:id="IMark78340808"/><text:alphabetical-index-mark-end text:id="IMark75296424"/><text:span text:style-name="T12">]</text:span> and enter <text:span text:style-name="T44">‘90’</text:span>.</text:p>
      <text:p text:style-name="P18"/>
      <text:p text:style-name="P18"/>
      <text:h text:style-name="Heading_20_3" text:outline-level="3"><text:bookmark-start text:name="__RefHeading___Toc1097_964193841"/>5.2.11. [<text:alphabetical-index-mark-start text:id="IMark52209976"/><text:alphabetical-index-mark-start text:id="IMark75660968"/>EXE<text:alphabetical-index-mark-end text:id="IMark75660968"/><text:alphabetical-index-mark-end text:id="IMark52209976"/>]<text:bookmark-end text:name="__RefHeading___Toc1097_964193841"/></text:h>
      <text:p text:style-name="P18"/>
      <text:p text:style-name="P18"><text:alphabetical-index-mark-start text:id="IMark75181976"/>Execute<text:alphabetical-index-mark-end text:id="IMark75181976"/>. <text:span text:style-name="T62">This is used to actually </text:span><text:alphabetical-index-mark-start text:id="IMark63027160"/><text:alphabetical-index-mark-start text:id="IMark75719224"/><text:span text:style-name="T62">send</text:span><text:alphabetical-index-mark-end text:id="IMark75719224"/><text:alphabetical-index-mark-end text:id="IMark63027160"/><text:span text:style-name="T62"> </text:span><text:alphabetical-index-mark-start text:id="IMark74518488"/><text:span text:style-name="T62">data</text:span><text:alphabetical-index-mark-end text:id="IMark74518488"/><text:span text:style-name="T62"> to the </text:span><text:alphabetical-index-mark-start text:id="IMark80883624"/><text:alphabetical-index-mark-start text:id="IMark74429800"/><text:span text:style-name="T62">AIE</text:span><text:alphabetical-index-mark-end text:id="IMark74429800"/><text:alphabetical-index-mark-end text:id="IMark80883624"/><text:span text:style-name="T62">. Whenever yo use, for </text:span><text:alphabetical-index-mark-start text:id="IMark78080472"/><text:span text:style-name="T62">example</text:span><text:alphabetical-index-mark-end text:id="IMark78080472"/><text:span text:style-name="T62">, </text:span><text:span text:style-name="T22">[</text:span><text:alphabetical-index-mark-start text:id="IMark80838296"/><text:alphabetical-index-mark-start text:id="IMark74098952"/><text:span text:style-name="T22">ITM</text:span><text:alphabetical-index-mark-end text:id="IMark74098952"/><text:alphabetical-index-mark-end text:id="IMark80838296"/><text:span text:style-name="T22">]</text:span><text:span text:style-name="T62"> and </text:span><text:span text:style-name="T22">[</text:span><text:alphabetical-index-mark-start text:id="IMark63103608"/><text:alphabetical-index-mark-start text:id="IMark77849016"/><text:span text:style-name="T22">VAL</text:span><text:alphabetical-index-mark-end text:id="IMark77849016"/><text:alphabetical-index-mark-end text:id="IMark63103608"/><text:span text:style-name="T22">]</text:span><text:span text:style-name="T62">, that fact – changing </text:span><text:alphabetical-index-mark-start text:id="IMark75675592"/><text:span text:style-name="T62">data</text:span><text:alphabetical-index-mark-end text:id="IMark75675592"/><text:span text:style-name="T62"> is not sent away to the </text:span><text:alphabetical-index-mark-start text:id="IMark76492008"/><text:alphabetical-index-mark-start text:id="IMark76878008"/><text:span text:style-name="T62">AIE</text:span><text:alphabetical-index-mark-end text:id="IMark76878008"/><text:alphabetical-index-mark-end text:id="IMark76492008"/><text:span text:style-name="T62"> right away but is kept in a </text:span><text:alphabetical-index-mark-start text:id="IMark75615208"/><text:span text:style-name="T62">buffer</text:span><text:alphabetical-index-mark-end text:id="IMark75615208"/><text:span text:style-name="T62">.</text:span></text:p>
      <text:p text:style-name="P18"/>
      <text:p text:style-name="P41">This giv<text:alphabetical-index-mark-start text:id="IMark74096888"/>es<text:alphabetical-index-mark-end text:id="IMark74096888"/> you time to enter <text:alphabetical-index-mark-start text:id="IMark75155928"/>data<text:alphabetical-index-mark-end text:id="IMark75155928"/> correctly without doing things in a hurry and confirming your intentions by pr<text:alphabetical-index-mark-start text:id="IMark76023192"/>es<text:alphabetical-index-mark-end text:id="IMark76023192"/>sing <text:span text:style-name="T12">[</text:span><text:alphabetical-index-mark-start text:id="IMark64324600"/><text:alphabetical-index-mark-start text:id="IMark38204840"/><text:span text:style-name="T12">EXE</text:span><text:alphabetical-index-mark-end text:id="IMark38204840"/><text:alphabetical-index-mark-end text:id="IMark64324600"/><text:span text:style-name="T12">]</text:span>. This <text:alphabetical-index-mark-start text:id="IMark52878632"/><text:alphabetical-index-mark-start text:id="IMark75929224"/>send<text:alphabetical-index-mark-end text:id="IMark75929224"/><text:alphabetical-index-mark-end text:id="IMark52878632"/>s the <text:alphabetical-index-mark-start text:id="IMark77330760"/>data<text:alphabetical-index-mark-end text:id="IMark77330760"/> and effectively clears the <text:alphabetical-index-mark-start text:id="IMark79504008"/>buffer<text:alphabetical-index-mark-end text:id="IMark79504008"/>.</text:p>
      <text:p text:style-name="P41"/>
      <text:p text:style-name="P41">Bear in mind that whenever you pr<text:alphabetical-index-mark-start text:id="IMark38205512"/>es<text:alphabetical-index-mark-end text:id="IMark38205512"/>s <text:span text:style-name="T12">[</text:span><text:alphabetical-index-mark-start text:id="IMark74258376"/><text:alphabetical-index-mark-start text:id="IMark80391992"/><text:span text:style-name="T12">EXE</text:span><text:alphabetical-index-mark-end text:id="IMark80391992"/><text:alphabetical-index-mark-end text:id="IMark74258376"/><text:span text:style-name="T12">]</text:span> you are <text:alphabetical-index-mark-start text:id="IMark73575592"/><text:alphabetical-index-mark-start text:id="IMark76084328"/>send<text:alphabetical-index-mark-end text:id="IMark76084328"/><text:alphabetical-index-mark-end text:id="IMark73575592"/>ing something to the <text:alphabetical-index-mark-start text:id="IMark76206568"/><text:alphabetical-index-mark-start text:id="IMark74688952"/>AIE<text:alphabetical-index-mark-end text:id="IMark74688952"/><text:alphabetical-index-mark-end text:id="IMark76206568"/>. What that something is depends on what is in the <text:alphabetical-index-mark-start text:id="IMark73784744"/>buffer<text:alphabetical-index-mark-end text:id="IMark73784744"/> at the time. So don’t pr<text:alphabetical-index-mark-start text:id="IMark37803992"/>es<text:alphabetical-index-mark-end text:id="IMark37803992"/>s <text:span text:style-name="T12">[</text:span><text:alphabetical-index-mark-start text:id="IMark52498744"/><text:alphabetical-index-mark-start text:id="IMark74191736"/><text:span text:style-name="T12">EXE</text:span><text:alphabetical-index-mark-end text:id="IMark74191736"/><text:alphabetical-index-mark-end text:id="IMark52498744"/><text:span text:style-name="T12">]</text:span> unl<text:alphabetical-index-mark-start text:id="IMark52715928"/>es<text:alphabetical-index-mark-end text:id="IMark52715928"/>s you mean it.</text:p>
      <text:p text:style-name="P41"/>
      <text:p text:style-name="P61">Also take into account that there might be some <text:alphabetical-index-mark-start text:id="IMark78267752"/>latency<text:alphabetical-index-mark-end text:id="IMark78267752"/> experienced whenever <text:alphabetical-index-mark-start text:id="IMark72232296"/>data<text:alphabetical-index-mark-end text:id="IMark72232296"/> is sent between <text:alphabetical-index-mark-start text:id="IMark75660968"/>module<text:alphabetical-index-mark-end text:id="IMark75660968"/>s. This might happen for several reasons like the hardware resources of your <text:alphabetical-index-mark-start text:id="IMark52209976"/>system<text:alphabetical-index-mark-end text:id="IMark52209976"/>, the size of the <text:alphabetical-index-mark-start text:id="IMark76485400"/><text:alphabetical-index-mark-start text:id="IMark79054648"/>KB<text:alphabetical-index-mark-end text:id="IMark79054648"/><text:alphabetical-index-mark-end text:id="IMark76485400"/>, the kind of tasks that are being performed by the CPU at the time, etc.</text:p>
      <text:p text:style-name="P61"/>
      <text:p text:style-name="P62"/>
      <text:h text:style-name="Heading_20_2" text:outline-level="2"><text:bookmark-start text:name="__RefHeading___Toc1099_964193841"/>5.3. <text:alphabetical-index-mark-start text:id="IMark75719224"/><text:alphabetical-index-mark-start text:id="IMark80883624"/>Procedur<text:alphabetical-index-mark-start text:id="IMark74429800"/>e<text:alphabetical-index-mark-end text:id="IMark80883624"/><text:alphabetical-index-mark-end text:id="IMark75719224"/>s<text:bookmark-end text:name="__RefHeading___Toc1099_964193841"/><text:alphabetical-index-mark-end text:id="IMark74429800"/></text:h>
      <text:p text:style-name="P22"/>
      <text:p text:style-name="P22">Th<text:alphabetical-index-mark-start text:id="IMark80838296"/>es<text:alphabetical-index-mark-end text:id="IMark80838296"/>e are some <text:alphabetical-index-mark-start text:id="IMark74098952"/><text:alphabetical-index-mark-start text:id="IMark75493144"/>procedur<text:alphabetical-index-mark-start text:id="IMark73532248"/>e<text:alphabetical-index-mark-end text:id="IMark75493144"/><text:alphabetical-index-mark-end text:id="IMark74098952"/>s<text:alphabetical-index-mark-end text:id="IMark73532248"/> that should be performed using the <text:alphabetical-index-mark-start text:id="IMark74184664"/><text:alphabetical-index-mark-start text:id="IMark63103608"/>function<text:alphabetical-index-mark-end text:id="IMark63103608"/><text:alphabetical-index-mark-end text:id="IMark74184664"/>s d<text:alphabetical-index-mark-start text:id="IMark77849016"/>es<text:alphabetical-index-mark-end text:id="IMark77849016"/>cribed in <text:span text:style-name="T12">[5.2.]</text:span><text:span text:style-name="T26">. </text:span><text:span text:style-name="T33">In all these cases it is important to consider that depending on the kind of computer </text:span><text:alphabetical-index-mark-start text:id="IMark75945080"/><text:span text:style-name="T33">system</text:span><text:alphabetical-index-mark-end text:id="IMark75945080"/><text:span text:style-name="T33"> in which you are running your </text:span><text:alphabetical-index-mark-start text:id="IMark75674920"/><text:span text:style-name="T33">OSFS</text:span><text:alphabetical-index-mark-end text:id="IMark75674920"/><text:span text:style-name="T33"> </text:span><text:alphabetical-index-mark-start text:id="IMark75675592"/><text:span text:style-name="T33">session</text:span><text:alphabetical-index-mark-end text:id="IMark75675592"/><text:span text:style-name="T33">, you might experience some </text:span><text:alphabetical-index-mark-start text:id="IMark76492008"/><text:span text:style-name="T33">latency</text:span><text:alphabetical-index-mark-end text:id="IMark76492008"/><text:span text:style-name="T33"> whenever </text:span><text:alphabetical-index-mark-start text:id="IMark76878008"/><text:span text:style-name="T33">data</text:span><text:alphabetical-index-mark-end text:id="IMark76878008"/><text:span text:style-name="T33"> is sent between the </text:span><text:alphabetical-index-mark-start text:id="IMark75615208"/><text:span text:style-name="T33">MFD</text:span><text:alphabetical-index-mark-end text:id="IMark75615208"/><text:span text:style-name="T33"> and the </text:span><text:alphabetical-index-mark-start text:id="IMark75386328"/><text:span text:style-name="T33">AIE</text:span><text:alphabetical-index-mark-end text:id="IMark75386328"/><text:span text:style-name="T33">.</text:span></text:p>
      <text:p text:style-name="P63"/>
      <text:h text:style-name="P85" text:outline-level="3"><text:bookmark-start text:name="__RefHeading___Toc1101_964193841"/>5.<text:span text:style-name="T37">3</text:span>.1. <text:alphabetical-index-mark-start text:id="IMark75296424"/><text:alphabetical-index-mark-start text:id="IMark80391992"/><text:span text:style-name="T36">C</text:span>onnect<text:alphabetical-index-mark-end text:id="IMark80391992"/><text:alphabetical-index-mark-end text:id="IMark75296424"/> to a <text:alphabetical-index-mark-start text:id="IMark78340808"/><text:alphabetical-index-mark-start text:id="IMark37803992"/>data<text:alphabetical-index-mark-end text:id="IMark37803992"/>base<text:alphabetical-index-mark-end text:id="IMark78340808"/>.<text:bookmark-end text:name="__RefHeading___Toc1101_964193841"/></text:h>
      <text:p text:style-name="P22"/>
      <text:p text:style-name="P43">The <text:alphabetical-index-mark-start text:id="IMark74688952"/>AIE<text:alphabetical-index-mark-end text:id="IMark74688952"/> onboard <text:alphabetical-index-mark-start text:id="IMark73575592"/>DGIIIAI<text:alphabetical-index-mark-end text:id="IMark73575592"/> starts working the moment the <text:alphabetical-index-mark-start text:id="IMark76084328"/>ship<text:alphabetical-index-mark-end text:id="IMark76084328"/> is <text:alphabetical-index-mark-start text:id="IMark77369000"/>load<text:alphabetical-index-mark-end text:id="IMark77369000"/>ed into <text:alphabetical-index-mark-start text:id="IMark67418616"/>OSFS<text:alphabetical-index-mark-end text:id="IMark67418616"/>’ <text:alphabetical-index-mark-start text:id="IMark76467592"/>session<text:alphabetical-index-mark-end text:id="IMark76467592"/>. <text:soft-page-break/>However, if you call <text:alphabetical-index-mark-start text:id="IMark52498744"/><text:alphabetical-index-mark-start text:id="IMark74191736"/>SQLC<text:alphabetical-index-mark-end text:id="IMark74191736"/><text:alphabetical-index-mark-end text:id="IMark52498744"/>, in order to <text:alphabetical-index-mark-start text:id="IMark52427256"/>interact<text:alphabetical-index-mark-end text:id="IMark52427256"/> with the <text:alphabetical-index-mark-start text:id="IMark63237448"/><text:alphabetical-index-mark-start text:id="IMark52715928"/>KB<text:alphabetical-index-mark-end text:id="IMark52715928"/><text:alphabetical-index-mark-end text:id="IMark63237448"/> you need to <text:alphabetical-index-mark-start text:id="IMark76954584"/>connect<text:alphabetical-index-mark-end text:id="IMark76954584"/> to the <text:alphabetical-index-mark-start text:id="IMark74689624"/><text:alphabetical-index-mark-start text:id="IMark80539880"/>data<text:alphabetical-index-mark-end text:id="IMark80539880"/>base<text:alphabetical-index-mark-end text:id="IMark74689624"/>. Thus, you should perform <text:alphabetical-index-mark-start text:id="IMark79054648"/>procedure<text:alphabetical-index-mark-end text:id="IMark79054648"/> <text:span text:style-name="T12">[5.3.1.]</text:span> when you <text:alphabetical-index-mark-start text:id="IMark76485400"/>load<text:alphabetical-index-mark-end text:id="IMark76485400"/> the <text:alphabetical-index-mark-start text:id="IMark52209976"/>MFD<text:alphabetical-index-mark-end text:id="IMark52209976"/> for the first time and after you want to re<text:alphabetical-index-mark-start text:id="IMark75660968"/>connect<text:alphabetical-index-mark-end text:id="IMark75660968"/> to the <text:alphabetical-index-mark-start text:id="IMark72232296"/><text:alphabetical-index-mark-start text:id="IMark78267752"/>KB<text:alphabetical-index-mark-end text:id="IMark78267752"/><text:alphabetical-index-mark-end text:id="IMark72232296"/> if you have performed <text:span text:style-name="T12">[5.3.2.]</text:span>.</text:p>
      <text:p text:style-name="P22"/>
      <text:p text:style-name="P22"/>
      <text:p text:style-name="P22"><text:span text:style-name="T12">5.</text:span><text:span text:style-name="T16">3</text:span><text:span text:style-name="T12">.</text:span><text:span text:style-name="T16">1.</text:span><text:span text:style-name="T12">1.</text:span> Pr<text:alphabetical-index-mark-start text:id="IMark74518488"/>es<text:alphabetical-index-mark-end text:id="IMark74518488"/>s <text:span text:style-name="T12">[</text:span><text:alphabetical-index-mark-start text:id="IMark74737112"/><text:alphabetical-index-mark-start text:id="IMark78080472"/><text:span text:style-name="T12">DB</text:span><text:alphabetical-index-mark-end text:id="IMark78080472"/><text:alphabetical-index-mark-end text:id="IMark74737112"/><text:span text:style-name="T12">]</text:span> and wait for the <text:alphabetical-index-mark-start text:id="IMark77984088"/>dialog<text:alphabetical-index-mark-end text:id="IMark77984088"/> <text:alphabetical-index-mark-start text:id="IMark77849016"/>box<text:alphabetical-index-mark-end text:id="IMark77849016"/> to open.</text:p>
      <text:p text:style-name="P22"/>
      <text:p text:style-name="P22"/>
      <text:p text:style-name="P22"><text:span text:style-name="T12">5.</text:span><text:span text:style-name="T16">3.1.2.</text:span> On the <text:alphabetical-index-mark-start text:id="IMark75674920"/>dialog<text:alphabetical-index-mark-end text:id="IMark75674920"/> <text:alphabetical-index-mark-start text:id="IMark52609368"/>box<text:alphabetical-index-mark-end text:id="IMark52609368"/> write ‘<text:alphabetical-index-mark-start text:id="IMark79476264"/><text:alphabetical-index-mark-start text:id="IMark75675592"/>DGIIIAI<text:alphabetical-index-mark-end text:id="IMark75675592"/><text:alphabetical-index-mark-end text:id="IMark79476264"/>’ to <text:alphabetical-index-mark-start text:id="IMark64324600"/><text:alphabetical-index-mark-start text:id="IMark38204840"/>connect<text:alphabetical-index-mark-end text:id="IMark38204840"/><text:alphabetical-index-mark-end text:id="IMark64324600"/> to the <text:alphabetical-index-mark-start text:id="IMark76492008"/><text:alphabetical-index-mark-start text:id="IMark76710904"/>DGIIIAI<text:alphabetical-index-mark-end text:id="IMark76710904"/><text:alphabetical-index-mark-end text:id="IMark76492008"/>.db <text:alphabetical-index-mark-start text:id="IMark76069032"/><text:alphabetical-index-mark-start text:id="IMark76878008"/>data<text:alphabetical-index-mark-end text:id="IMark76878008"/>base<text:alphabetical-index-mark-end text:id="IMark76069032"/> or ‘<text:alphabetical-index-mark-start text:id="IMark77330760"/><text:alphabetical-index-mark-start text:id="IMark79504008"/><text:alphabetical-index-mark-start text:id="IMark75615208"/><text:alphabetical-index-mark-start text:id="IMark52878632"/>SQLC<text:alphabetical-index-mark-end text:id="IMark52878632"/><text:alphabetical-index-mark-end text:id="IMark75615208"/><text:alphabetical-index-mark-end text:id="IMark79504008"/><text:alphabetical-index-mark-end text:id="IMark77330760"/>’ to <text:alphabetical-index-mark-start text:id="IMark75929224"/><text:alphabetical-index-mark-start text:id="IMark75386328"/>connect<text:alphabetical-index-mark-end text:id="IMark75386328"/><text:alphabetical-index-mark-end text:id="IMark75929224"/> to <text:alphabetical-index-mark-start text:id="IMark77293416"/><text:alphabetical-index-mark-start text:id="IMark73603384"/><text:alphabetical-index-mark-start text:id="IMark63406968"/><text:alphabetical-index-mark-start text:id="IMark52993192"/>SQLC<text:alphabetical-index-mark-end text:id="IMark52993192"/><text:alphabetical-index-mark-end text:id="IMark63406968"/><text:alphabetical-index-mark-end text:id="IMark73603384"/><text:alphabetical-index-mark-end text:id="IMark77293416"/> <text:alphabetical-index-mark-start text:id="IMark38205512"/><text:alphabetical-index-mark-start text:id="IMark74258376"/>data<text:alphabetical-index-mark-end text:id="IMark74258376"/>base<text:alphabetical-index-mark-end text:id="IMark38205512"/>.</text:p>
      <text:p text:style-name="P21"/>
      <text:p text:style-name="P21"/>
      <text:p text:style-name="P21"><text:span text:style-name="T15">5.3.1.3.</text:span><text:span text:style-name="T36"> P</text:span>r<text:alphabetical-index-mark-start text:id="IMark79054648"/>es<text:alphabetical-index-mark-end text:id="IMark79054648"/>s <text:span text:style-name="T12">[</text:span><text:alphabetical-index-mark-start text:id="IMark74689624"/><text:alphabetical-index-mark-start text:id="IMark80539880"/><text:span text:style-name="T12">CON</text:span><text:alphabetical-index-mark-end text:id="IMark80539880"/><text:alphabetical-index-mark-end text:id="IMark74689624"/><text:span text:style-name="T12">] </text:span><text:span text:style-name="T27">to </text:span><text:alphabetical-index-mark-start text:id="IMark76954584"/><text:alphabetical-index-mark-start text:id="IMark63237448"/><text:span text:style-name="T27">connect</text:span><text:alphabetical-index-mark-end text:id="IMark63237448"/><text:alphabetical-index-mark-end text:id="IMark76954584"/><text:span text:style-name="T27">.</text:span></text:p>
      <text:p text:style-name="P22"/>
      <text:p text:style-name="P22"/>
      <text:p text:style-name="P22">After calling this <text:alphabetical-index-mark-start text:id="IMark75660968"/><text:alphabetical-index-mark-start text:id="IMark52209976"/>MFD<text:alphabetical-index-mark-end text:id="IMark52209976"/><text:alphabetical-index-mark-end text:id="IMark75660968"/> for the first time in your <text:alphabetical-index-mark-start text:id="IMark76485400"/><text:alphabetical-index-mark-start text:id="IMark75181976"/>Orbiter<text:alphabetical-index-mark-end text:id="IMark75181976"/><text:alphabetical-index-mark-end text:id="IMark76485400"/> <text:alphabetical-index-mark-start text:id="IMark63027160"/>s<text:alphabetical-index-mark-start text:id="IMark52491320"/>es<text:alphabetical-index-mark-end text:id="IMark52491320"/>sion<text:alphabetical-index-mark-end text:id="IMark63027160"/>, you should <text:alphabetical-index-mark-start text:id="IMark75719224"/><text:alphabetical-index-mark-start text:id="IMark73518664"/>connect<text:alphabetical-index-mark-end text:id="IMark73518664"/><text:alphabetical-index-mark-end text:id="IMark75719224"/> to <text:alphabetical-index-mark-start text:id="IMark80883624"/><text:alphabetical-index-mark-start text:id="IMark74429800"/>DGIIIAI<text:alphabetical-index-mark-end text:id="IMark74429800"/><text:alphabetical-index-mark-end text:id="IMark80883624"/>.db with this <text:alphabetical-index-mark-start text:id="IMark74184664"/><text:alphabetical-index-mark-start text:id="IMark63103608"/>procedure<text:alphabetical-index-mark-end text:id="IMark63103608"/><text:alphabetical-index-mark-end text:id="IMark74184664"/>.</text:p>
      <text:p text:style-name="P22"/>
      <text:p text:style-name="P22">If you want to <text:alphabetical-index-mark-start text:id="IMark74518488"/>switch<text:alphabetical-index-mark-end text:id="IMark74518488"/> <text:alphabetical-index-mark-start text:id="IMark80838296"/><text:alphabetical-index-mark-start text:id="IMark78263432"/>data<text:alphabetical-index-mark-end text:id="IMark78263432"/>bas<text:alphabetical-index-mark-start text:id="IMark74737112"/>e<text:alphabetical-index-mark-end text:id="IMark80838296"/>s<text:alphabetical-index-mark-end text:id="IMark74737112"/>, first <text:alphabetical-index-mark-start text:id="IMark78080472"/><text:alphabetical-index-mark-start text:id="IMark76777432"/>dis<text:alphabetical-index-mark-start text:id="IMark77984088"/><text:alphabetical-index-mark-start text:id="IMark77849016"/>connect<text:alphabetical-index-mark-end text:id="IMark77849016"/><text:alphabetical-index-mark-end text:id="IMark77984088"/><text:alphabetical-index-mark-end text:id="IMark76777432"/><text:alphabetical-index-mark-end text:id="IMark78080472"/> from the current <text:alphabetical-index-mark-start text:id="IMark80746856"/><text:alphabetical-index-mark-start text:id="IMark75945080"/>data<text:alphabetical-index-mark-end text:id="IMark75945080"/>base<text:alphabetical-index-mark-end text:id="IMark80746856"/> you are <text:alphabetical-index-mark-start text:id="IMark76023192"/><text:alphabetical-index-mark-start text:id="IMark74096888"/>connect<text:alphabetical-index-mark-end text:id="IMark74096888"/><text:alphabetical-index-mark-end text:id="IMark76023192"/>ed to following <text:span text:style-name="T12">[</text:span><text:span text:style-name="T16">5.3.2.</text:span><text:span text:style-name="T12">]</text:span> and then perform <text:span text:style-name="T12">[5.</text:span><text:span text:style-name="T16">3</text:span><text:span text:style-name="T12">.1.]</text:span><text:span text:style-name="T26">.</text:span></text:p>
      <text:p text:style-name="P64"/>
      <text:p text:style-name="P64"/>
      <text:h text:style-name="Heading_20_3" text:outline-level="3"><text:bookmark-start text:name="__RefHeading___Toc1103_964193841"/><text:span text:style-name="T12">5.3.2.</text:span><text:span text:style-name="T26"> </text:span><text:alphabetical-index-mark-start text:id="IMark75615208"/><text:alphabetical-index-mark-start text:id="IMark76069032"/><text:span text:style-name="T12">Dis</text:span><text:alphabetical-index-mark-start text:id="IMark76878008"/><text:alphabetical-index-mark-start text:id="IMark76492008"/><text:span text:style-name="T12">connect</text:span><text:bookmark-end text:name="__RefHeading___Toc1103_964193841"/><text:alphabetical-index-mark-end text:id="IMark76492008"/><text:alphabetical-index-mark-end text:id="IMark76878008"/><text:alphabetical-index-mark-end text:id="IMark76069032"/><text:alphabetical-index-mark-end text:id="IMark75615208"/></text:h>
      <text:p text:style-name="P65"/>
      <text:p text:style-name="P65"/>
      <text:p text:style-name="P23"><text:span text:style-name="T12">5.3.2.1.</text:span><text:span text:style-name="T26"> Pr</text:span><text:alphabetical-index-mark-start text:id="IMark76206568"/><text:span text:style-name="T26">es</text:span><text:alphabetical-index-mark-end text:id="IMark76206568"/><text:span text:style-name="T26">s </text:span><text:span text:style-name="T12">[</text:span><text:alphabetical-index-mark-start text:id="IMark80391992"/><text:alphabetical-index-mark-start text:id="IMark76951368"/><text:span text:style-name="T12">DIS</text:span><text:alphabetical-index-mark-end text:id="IMark76951368"/><text:alphabetical-index-mark-end text:id="IMark80391992"/><text:span text:style-name="T12">]</text:span><text:span text:style-name="T26">.</text:span></text:p>
      <text:p text:style-name="P65"/>
      <text:p text:style-name="P65"/>
      <text:p text:style-name="P23"><text:span text:style-name="T12">5.3.2.2.</text:span><text:span text:style-name="T26"> Wait until all pending </text:span><text:alphabetical-index-mark-start text:id="IMark76084328"/><text:alphabetical-index-mark-start text:id="IMark73664584"/><text:span text:style-name="T26">DB</text:span><text:alphabetical-index-mark-end text:id="IMark73664584"/><text:alphabetical-index-mark-end text:id="IMark76084328"/><text:span text:style-name="T26"> </text:span><text:alphabetical-index-mark-start text:id="IMark74688952"/><text:span text:style-name="T26">operation</text:span><text:alphabetical-index-mark-end text:id="IMark74688952"/><text:span text:style-name="T26">s are finished. This might take a second or so. </text:span><text:span text:style-name="T33"><text:s/></text:span></text:p>
      <text:p text:style-name="P65"/>
      <text:p text:style-name="P65"/>
      <text:p text:style-name="P23"><text:soft-page-break/><text:span text:style-name="T26">Before leaving a </text:span><text:alphabetical-index-mark-start text:id="IMark75660968"/><text:alphabetical-index-mark-start text:id="IMark52209976"/><text:span text:style-name="T26">data</text:span><text:alphabetical-index-mark-end text:id="IMark52209976"/><text:span text:style-name="T26">base</text:span><text:alphabetical-index-mark-end text:id="IMark75660968"/><text:span text:style-name="T26"> it is recommendable to </text:span><text:alphabetical-index-mark-start text:id="IMark73532248"/><text:alphabetical-index-mark-start text:id="IMark75493144"/><text:span text:style-name="T26">dis</text:span><text:alphabetical-index-mark-start text:id="IMark74098952"/><text:alphabetical-index-mark-start text:id="IMark76023192"/><text:span text:style-name="T26">connect</text:span><text:alphabetical-index-mark-end text:id="IMark76023192"/><text:alphabetical-index-mark-end text:id="IMark74098952"/><text:alphabetical-index-mark-end text:id="IMark75493144"/><text:alphabetical-index-mark-end text:id="IMark73532248"/><text:span text:style-name="T26"> or close it. Otherwise </text:span><text:alphabetical-index-mark-start text:id="IMark74096888"/><text:span text:style-name="T26">Sqlite3</text:span><text:alphabetical-index-mark-end text:id="IMark74096888"/><text:span text:style-name="T26"> might leave some </text:span><text:alphabetical-index-mark-start text:id="IMark80746856"/><text:alphabetical-index-mark-start text:id="IMark75945080"/><text:span text:style-name="T26">connect</text:span><text:alphabetical-index-mark-end text:id="IMark75945080"/><text:alphabetical-index-mark-end text:id="IMark80746856"/><text:span text:style-name="T26">ions open and when you finish your </text:span><text:alphabetical-index-mark-start text:id="IMark78080472"/><text:span text:style-name="T26">OSFS</text:span><text:alphabetical-index-mark-end text:id="IMark78080472"/><text:span text:style-name="T26"> </text:span><text:alphabetical-index-mark-start text:id="IMark76777432"/><text:span text:style-name="T26">s</text:span><text:alphabetical-index-mark-start text:id="IMark77984088"/><text:span text:style-name="T26">es</text:span><text:alphabetical-index-mark-end text:id="IMark77984088"/><text:span text:style-name="T26">sion</text:span><text:alphabetical-index-mark-end text:id="IMark76777432"/><text:span text:style-name="T26"> things might </text:span><text:alphabetical-index-mark-start text:id="IMark77849016"/><text:span text:style-name="T26">crash</text:span><text:alphabetical-index-mark-end text:id="IMark77849016"/><text:span text:style-name="T26"> or even </text:span><text:alphabetical-index-mark-start text:id="IMark74737112"/><text:span text:style-name="T26">data</text:span><text:alphabetical-index-mark-end text:id="IMark74737112"/><text:span text:style-name="T26"> might get </text:span><text:alphabetical-index-mark-start text:id="IMark80838296"/><text:span text:style-name="T26">corrupted</text:span><text:alphabetical-index-mark-end text:id="IMark80838296"/><text:span text:style-name="T26">.</text:span></text:p>
      <text:p text:style-name="P65"/>
      <text:p text:style-name="P24"><text:span text:style-name="T26">After </text:span><text:alphabetical-index-mark-start text:id="IMark75674920"/><text:alphabetical-index-mark-start text:id="IMark73784744"/><text:alphabetical-index-mark-start text:id="IMark52715928"/><text:span text:style-name="T26">dis</text:span><text:alphabetical-index-mark-start text:id="IMark52427256"/><text:alphabetical-index-mark-start text:id="IMark76206568"/><text:span text:style-name="T26">connect</text:span><text:alphabetical-index-mark-end text:id="IMark76206568"/><text:alphabetical-index-mark-end text:id="IMark52427256"/><text:alphabetical-index-mark-end text:id="IMark52715928"/><text:alphabetical-index-mark-end text:id="IMark73784744"/><text:span text:style-name="T26">ion</text:span><text:alphabetical-index-mark-end text:id="IMark75674920"/><text:span text:style-name="T26">, you will have to perform </text:span><text:span text:style-name="T12">[5.3.1.]</text:span><text:span text:style-name="T26"> to </text:span><text:alphabetical-index-mark-start text:id="IMark79054648"/><text:alphabetical-index-mark-start text:id="IMark52498744"/><text:span text:style-name="T26">connect</text:span><text:alphabetical-index-mark-end text:id="IMark52498744"/><text:alphabetical-index-mark-end text:id="IMark79054648"/><text:span text:style-name="T26"> to a </text:span><text:alphabetical-index-mark-start text:id="IMark74689624"/><text:alphabetical-index-mark-start text:id="IMark80391992"/><text:span text:style-name="T26">data</text:span><text:alphabetical-index-mark-end text:id="IMark80391992"/><text:span text:style-name="T26">base</text:span><text:alphabetical-index-mark-end text:id="IMark74689624"/><text:span text:style-name="T26"> again.</text:span></text:p>
      <text:p text:style-name="P66"/>
      <text:p text:style-name="P66"/>
      <text:h text:style-name="Heading_20_3" text:outline-level="3"><text:bookmark-start text:name="__RefHeading___Toc1105_964193841"/>5.3.3. <text:alphabetical-index-mark-start text:id="IMark74429800"/><text:alphabetical-index-mark-start text:id="IMark75719224"/>Send<text:alphabetical-index-mark-end text:id="IMark75719224"/><text:alphabetical-index-mark-end text:id="IMark74429800"/> a raw <text:alphabetical-index-mark-start text:id="IMark52491320"/><text:alphabetical-index-mark-start text:id="IMark63027160"/>SQL<text:alphabetical-index-mark-end text:id="IMark63027160"/><text:alphabetical-index-mark-end text:id="IMark52491320"/> <text:alphabetical-index-mark-start text:id="IMark75181976"/>query<text:bookmark-end text:name="__RefHeading___Toc1105_964193841"/><text:alphabetical-index-mark-end text:id="IMark75181976"/></text:h>
      <text:p text:style-name="P67"/>
      <text:p text:style-name="P67"/>
      <text:p text:style-name="P25"><text:span text:style-name="T12">5.3.3.1.</text:span><text:span text:style-name="T26"> Pr</text:span><text:alphabetical-index-mark-start text:id="IMark75155928"/><text:span text:style-name="T26">es</text:span><text:alphabetical-index-mark-end text:id="IMark75155928"/><text:span text:style-name="T26">s </text:span><text:span text:style-name="T12">[</text:span><text:alphabetical-index-mark-start text:id="IMark75660968"/><text:alphabetical-index-mark-start text:id="IMark37803992"/><text:span text:style-name="T12">SQL</text:span><text:alphabetical-index-mark-end text:id="IMark37803992"/><text:alphabetical-index-mark-end text:id="IMark75660968"/><text:span text:style-name="T12">]</text:span><text:span text:style-name="T26"> and wait for the </text:span><text:alphabetical-index-mark-start text:id="IMark78340808"/><text:span text:style-name="T26">dialog</text:span><text:alphabetical-index-mark-end text:id="IMark78340808"/><text:span text:style-name="T26"> </text:span><text:alphabetical-index-mark-start text:id="IMark74258376"/><text:span text:style-name="T26">box</text:span><text:alphabetical-index-mark-end text:id="IMark74258376"/><text:span text:style-name="T26"> to open.</text:span></text:p>
      <text:p text:style-name="P67"/>
      <text:p text:style-name="P67"/>
      <text:p text:style-name="P25"><text:span text:style-name="T12">5.3.3.2.</text:span><text:span text:style-name="T26"> Write a full </text:span><text:alphabetical-index-mark-start text:id="IMark52878632"/><text:alphabetical-index-mark-start text:id="IMark76777432"/><text:span text:style-name="T26">SQL</text:span><text:alphabetical-index-mark-end text:id="IMark76777432"/><text:alphabetical-index-mark-end text:id="IMark52878632"/><text:span text:style-name="T26"> </text:span><text:alphabetical-index-mark-start text:id="IMark76710904"/><text:span text:style-name="T26">query</text:span><text:alphabetical-index-mark-end text:id="IMark76710904"/><text:span text:style-name="T26"> on the </text:span><text:alphabetical-index-mark-start text:id="IMark64324600"/><text:span text:style-name="T26">dialog</text:span><text:alphabetical-index-mark-end text:id="IMark64324600"/><text:span text:style-name="T26">.</text:span></text:p>
      <text:p text:style-name="P67"/>
      <text:p text:style-name="P67"/>
      <text:p text:style-name="P25"><text:span text:style-name="T12">5.3.3.3.</text:span><text:span text:style-name="T26"> Pr</text:span><text:alphabetical-index-mark-start text:id="IMark74191736"/><text:span text:style-name="T26">es</text:span><text:alphabetical-index-mark-end text:id="IMark74191736"/><text:span text:style-name="T26">s </text:span><text:span text:style-name="T12">[</text:span><text:alphabetical-index-mark-start text:id="IMark73784744"/><text:alphabetical-index-mark-start text:id="IMark52715928"/><text:span text:style-name="T12">EXE</text:span><text:alphabetical-index-mark-end text:id="IMark52715928"/><text:alphabetical-index-mark-end text:id="IMark73784744"/><text:span text:style-name="T12">]</text:span><text:span text:style-name="T26">.</text:span></text:p>
      <text:p text:style-name="P67"/>
      <text:p text:style-name="P67"/>
      <text:h text:style-name="Heading_20_3" text:outline-level="3"><text:bookmark-start text:name="__RefHeading___Toc3402_1164564522"/>5.3.4. <text:alphabetical-index-mark-start text:id="IMark74689624"/>Activate<text:alphabetical-index-mark-end text:id="IMark74689624"/> a mode using [<text:alphabetical-index-mark-start text:id="IMark73664584"/>MON<text:alphabetical-index-mark-end text:id="IMark73664584"/>].<text:bookmark-end text:name="__RefHeading___Toc3402_1164564522"/></text:h>
      <text:p text:style-name="P68"/>
      <text:p text:style-name="P44"><text:span text:style-name="T26">There are various ways to </text:span><text:alphabetical-index-mark-start text:id="IMark63103608"/><text:span text:style-name="T26">activate</text:span><text:alphabetical-index-mark-end text:id="IMark63103608"/><text:span text:style-name="T26"> a mode, but for </text:span><text:alphabetical-index-mark-start text:id="IMark80883624"/><text:span text:style-name="T26">convenience</text:span><text:alphabetical-index-mark-end text:id="IMark80883624"/><text:span text:style-name="T26"> and </text:span><text:alphabetical-index-mark-start text:id="IMark74688952"/><text:span text:style-name="T26">efficiency</text:span><text:alphabetical-index-mark-end text:id="IMark74688952"/><text:span text:style-name="T26">, you have the </text:span><text:span text:style-name="T12">[</text:span><text:alphabetical-index-mark-start text:id="IMark52491320"/><text:span text:style-name="T12">MON</text:span><text:alphabetical-index-mark-end text:id="IMark52491320"/><text:span text:style-name="T12">]</text:span><text:span text:style-name="T26"> </text:span><text:alphabetical-index-mark-start text:id="IMark75181976"/><text:span text:style-name="T26">function</text:span><text:alphabetical-index-mark-end text:id="IMark75181976"/><text:span text:style-name="T26">.</text:span></text:p>
      <text:p text:style-name="P68"/>
      <text:p text:style-name="P68"/>
      <text:p text:style-name="P45"><text:span text:style-name="T12">5.3.4.1.</text:span><text:span text:style-name="T26"> Press </text:span><text:span text:style-name="T12">[</text:span><text:alphabetical-index-mark-start text:id="IMark73603384"/><text:span text:style-name="T12">MON</text:span><text:alphabetical-index-mark-end text:id="IMark73603384"/><text:span text:style-name="T12">]</text:span><text:span text:style-name="T26">.</text:span></text:p>
      <text:p text:style-name="P72"/>
      <text:p text:style-name="P72"/>
      <text:p text:style-name="P45"><text:span text:style-name="T12">5.3.4.2.</text:span><text:span text:style-name="T26"> Once the </text:span><text:alphabetical-index-mark-start text:id="IMark77849016"/><text:span text:style-name="T26">dialog</text:span><text:alphabetical-index-mark-end text:id="IMark77849016"/><text:span text:style-name="T26"> appears, enter the name of the mode without the </text:span><text:span text:style-name="T49">‘</text:span><text:alphabetical-index-mark-start text:id="IMark38204840"/><text:span text:style-name="T49">mode_</text:span><text:alphabetical-index-mark-end text:id="IMark38204840"/><text:span text:style-name="T49">’</text:span><text:span text:style-name="T26"> sub</text:span><text:alphabetical-index-mark-start text:id="IMark76069032"/><text:span text:style-name="T26">string</text:span><text:alphabetical-index-mark-end text:id="IMark76069032"/><text:span text:style-name="T26">. For </text:span><text:alphabetical-index-mark-start text:id="IMark52878632"/><text:span text:style-name="T26">example</text:span><text:alphabetical-index-mark-end text:id="IMark52878632"/><text:span text:style-name="T26">, if you want to </text:span><text:alphabetical-index-mark-start text:id="IMark76777432"/><text:span text:style-name="T26">activate</text:span><text:alphabetical-index-mark-end text:id="IMark76777432"/><text:span text:style-name="T26"> </text:span><text:span text:style-name="T49">‘</text:span><text:alphabetical-index-mark-start text:id="IMark74737112"/><text:span text:style-name="T49">mode_</text:span><text:alphabetical-index-mark-end text:id="IMark74737112"/><text:alphabetical-index-mark-start text:id="IMark75615208"/><text:span text:style-name="T49">wpt</text:span><text:alphabetical-index-mark-end text:id="IMark75615208"/><text:span text:style-name="T49">’</text:span><text:span text:style-name="T26"> you would just </text:span><text:alphabetical-index-mark-start text:id="IMark76710904"/><text:span text:style-name="T26">input</text:span><text:alphabetical-index-mark-end text:id="IMark76710904"/><text:span text:style-name="T26"> </text:span><text:span text:style-name="T49">‘</text:span><text:alphabetical-index-mark-start text:id="IMark76878008"/><text:span text:style-name="T49">wpt</text:span><text:alphabetical-index-mark-end text:id="IMark76878008"/><text:span text:style-name="T49">’</text:span><text:span text:style-name="T26">.</text:span></text:p>
      <text:p text:style-name="P72"><text:soft-page-break/></text:p>
      <text:p text:style-name="P72"/>
      <text:p text:style-name="P45"><text:span text:style-name="T12">5.3.4.3.</text:span><text:span text:style-name="T26"> Press </text:span><text:span text:style-name="T12">[</text:span><text:alphabetical-index-mark-start text:id="IMark76084328"/><text:span text:style-name="T12">EXE</text:span><text:alphabetical-index-mark-end text:id="IMark76084328"/><text:span text:style-name="T12">]</text:span><text:span text:style-name="T26">.</text:span></text:p>
      <text:p text:style-name="P72"/>
      <text:p text:style-name="P72"/>
      <text:h text:style-name="P86" text:outline-level="3"><text:bookmark-start text:name="__RefHeading___Toc3432_1164564522"/>5.3.<text:span text:style-name="T63">5</text:span>. <text:alphabetical-index-mark-start text:id="IMark74518488"/><text:span text:style-name="T63">De</text:span><text:alphabetical-index-mark-start text:id="IMark73532248"/><text:span text:style-name="T63">a</text:span>ctivate<text:alphabetical-index-mark-end text:id="IMark73532248"/><text:alphabetical-index-mark-end text:id="IMark74518488"/> a mode using [<text:alphabetical-index-mark-start text:id="IMark75493144"/>MO<text:span text:style-name="T63">F</text:span><text:alphabetical-index-mark-end text:id="IMark75493144"/>].<text:bookmark-end text:name="__RefHeading___Toc3432_1164564522"/></text:h>
      <text:p text:style-name="P69"/>
      <text:p text:style-name="P53"><text:span text:style-name="T26">There are various ways to </text:span><text:alphabetical-index-mark-start text:id="IMark38205512"/><text:span text:style-name="T28">de</text:span><text:alphabetical-index-mark-start text:id="IMark76023192"/><text:span text:style-name="T26">activate</text:span><text:alphabetical-index-mark-end text:id="IMark76023192"/><text:alphabetical-index-mark-end text:id="IMark38205512"/><text:span text:style-name="T26"> a mode, but for </text:span><text:alphabetical-index-mark-start text:id="IMark75660968"/><text:span text:style-name="T26">convenience</text:span><text:alphabetical-index-mark-end text:id="IMark75660968"/><text:span text:style-name="T26"> and </text:span><text:alphabetical-index-mark-start text:id="IMark77293416"/><text:span text:style-name="T26">efficiency</text:span><text:alphabetical-index-mark-end text:id="IMark77293416"/><text:span text:style-name="T26">, you have the </text:span><text:span text:style-name="T12">[</text:span><text:alphabetical-index-mark-start text:id="IMark74096888"/><text:span text:style-name="T12">MO</text:span><text:span text:style-name="T23">F</text:span><text:alphabetical-index-mark-end text:id="IMark74096888"/><text:span text:style-name="T12">]</text:span><text:span text:style-name="T26"> </text:span><text:alphabetical-index-mark-start text:id="IMark37803992"/><text:span text:style-name="T26">function</text:span><text:alphabetical-index-mark-end text:id="IMark37803992"/><text:span text:style-name="T26">.</text:span></text:p>
      <text:p text:style-name="P69"/>
      <text:p text:style-name="P69"/>
      <text:p text:style-name="P56"><text:span text:style-name="T12">5.3.</text:span><text:span text:style-name="T23">5</text:span><text:span text:style-name="T12">.1.</text:span><text:span text:style-name="T26"> Press </text:span><text:span text:style-name="T12">[</text:span><text:alphabetical-index-mark-start text:id="IMark75296424"/><text:span text:style-name="T12">MO</text:span><text:span text:style-name="T23">F</text:span><text:alphabetical-index-mark-end text:id="IMark75296424"/><text:span text:style-name="T12">]</text:span><text:span text:style-name="T26">.</text:span></text:p>
      <text:p text:style-name="P73"/>
      <text:p text:style-name="P73"/>
      <text:p text:style-name="P56"><text:span text:style-name="T12">5.3.</text:span><text:span text:style-name="T23">5</text:span><text:span text:style-name="T12">.2.</text:span><text:span text:style-name="T26"> Once the </text:span><text:alphabetical-index-mark-start text:id="IMark73784744"/><text:span text:style-name="T26">dialog</text:span><text:alphabetical-index-mark-end text:id="IMark73784744"/><text:span text:style-name="T26"> appears, enter the name of the mode without the </text:span><text:span text:style-name="T49">‘</text:span><text:alphabetical-index-mark-start text:id="IMark52715928"/><text:span text:style-name="T49">mode_</text:span><text:alphabetical-index-mark-end text:id="IMark52715928"/><text:span text:style-name="T49">’</text:span><text:span text:style-name="T26"> sub</text:span><text:alphabetical-index-mark-start text:id="IMark76954584"/><text:span text:style-name="T26">string</text:span><text:alphabetical-index-mark-end text:id="IMark76954584"/><text:span text:style-name="T26">. For </text:span><text:alphabetical-index-mark-start text:id="IMark76710904"/><text:span text:style-name="T26">example</text:span><text:alphabetical-index-mark-end text:id="IMark76710904"/><text:span text:style-name="T26">, if you want to </text:span><text:alphabetical-index-mark-start text:id="IMark73575592"/><text:span text:style-name="T28">de</text:span><text:alphabetical-index-mark-start text:id="IMark52498744"/><text:span text:style-name="T26">activate</text:span><text:alphabetical-index-mark-end text:id="IMark52498744"/><text:alphabetical-index-mark-end text:id="IMark73575592"/><text:span text:style-name="T26"> </text:span><text:span text:style-name="T49">‘</text:span><text:alphabetical-index-mark-start text:id="IMark79054648"/><text:span text:style-name="T49">mode_</text:span><text:alphabetical-index-mark-end text:id="IMark79054648"/><text:alphabetical-index-mark-start text:id="IMark76878008"/><text:span text:style-name="T49">wpt</text:span><text:alphabetical-index-mark-end text:id="IMark76878008"/><text:span text:style-name="T49">’</text:span><text:span text:style-name="T26"> you would just </text:span><text:alphabetical-index-mark-start text:id="IMark78267752"/><text:span text:style-name="T26">input</text:span><text:alphabetical-index-mark-end text:id="IMark78267752"/><text:span text:style-name="T26"> </text:span><text:span text:style-name="T49">‘</text:span><text:alphabetical-index-mark-start text:id="IMark77369000"/><text:span text:style-name="T49">wpt</text:span><text:alphabetical-index-mark-end text:id="IMark77369000"/><text:span text:style-name="T49">’</text:span><text:span text:style-name="T26">.</text:span></text:p>
      <text:p text:style-name="P73"/>
      <text:p text:style-name="P73"/>
      <text:p text:style-name="P73"><text:span text:style-name="T12">5.3.</text:span><text:span text:style-name="T23">5</text:span><text:span text:style-name="T12">.3.</text:span> Press <text:span text:style-name="T12">[</text:span><text:alphabetical-index-mark-start text:id="IMark74258376"/><text:span text:style-name="T12">EXE</text:span><text:alphabetical-index-mark-end text:id="IMark74258376"/><text:span text:style-name="T12">]</text:span>.</text:p>
      <text:p text:style-name="P65"/>
      <text:p text:style-name="P8"/>
      <text:h text:style-name="P87" text:outline-level="3"><text:bookmark-start text:name="__RefHeading___Toc3434_1164564522"/>5.3.<text:span text:style-name="T64">6</text:span>. <text:alphabetical-index-mark-start text:id="IMark75879464"/><text:span text:style-name="T64">Load</text:span><text:alphabetical-index-mark-end text:id="IMark75879464"/><text:span text:style-name="T64"> an AI </text:span><text:alphabetical-index-mark-start text:id="IMark76492008"/><text:span text:style-name="T64">program</text:span><text:alphabetical-index-mark-end text:id="IMark76492008"/> <text:span text:style-name="T65">to </text:span><text:alphabetical-index-mark-start text:id="IMark52609368"/><text:span text:style-name="T48">sde_rules</text:span><text:alphabetical-index-mark-end text:id="IMark52609368"/><text:span text:style-name="T65"> </text:span>using [<text:alphabetical-index-mark-start text:id="IMark79476264"/><text:span text:style-name="T64">PON</text:span><text:alphabetical-index-mark-end text:id="IMark79476264"/>].<text:bookmark-end text:name="__RefHeading___Toc3434_1164564522"/></text:h>
      <text:p text:style-name="P70"/>
      <text:p text:style-name="P54"><text:span text:style-name="T26">There are various ways to </text:span><text:alphabetical-index-mark-start text:id="IMark76069032"/><text:span text:style-name="T29">load</text:span><text:alphabetical-index-mark-end text:id="IMark76069032"/><text:span text:style-name="T29"> a </text:span><text:alphabetical-index-mark-start text:id="IMark76898216"/><text:span text:style-name="T29">program</text:span><text:alphabetical-index-mark-end text:id="IMark76898216"/><text:span text:style-name="T26">, but for </text:span><text:alphabetical-index-mark-start text:id="IMark52427256"/><text:span text:style-name="T26">convenience</text:span><text:alphabetical-index-mark-end text:id="IMark52427256"/><text:span text:style-name="T26"> and </text:span><text:alphabetical-index-mark-start text:id="IMark52878632"/><text:span text:style-name="T26">efficiency</text:span><text:alphabetical-index-mark-end text:id="IMark52878632"/><text:span text:style-name="T26">, you have the </text:span><text:span text:style-name="T12">[</text:span><text:alphabetical-index-mark-start text:id="IMark76206568"/><text:span text:style-name="T24">P</text:span><text:span text:style-name="T12">ON</text:span><text:alphabetical-index-mark-end text:id="IMark76206568"/><text:span text:style-name="T12">]</text:span><text:span text:style-name="T26"> </text:span><text:alphabetical-index-mark-start text:id="IMark75296424"/><text:span text:style-name="T26">function</text:span><text:alphabetical-index-mark-end text:id="IMark75296424"/><text:span text:style-name="T26">.</text:span></text:p>
      <text:p text:style-name="P70"/>
      <text:p text:style-name="P57"><text:span text:style-name="T12">5.3.</text:span><text:span text:style-name="T24">6</text:span><text:span text:style-name="T12">.1.</text:span><text:span text:style-name="T26"> Press </text:span><text:span text:style-name="T12">[</text:span><text:alphabetical-index-mark-start text:id="IMark76084328"/><text:span text:style-name="T24">P</text:span><text:span text:style-name="T12">ON</text:span><text:alphabetical-index-mark-end text:id="IMark76084328"/><text:span text:style-name="T12">]</text:span><text:span text:style-name="T26">.</text:span></text:p>
      <text:p text:style-name="P74"/>
      <text:p text:style-name="P74"/>
      <text:p text:style-name="P57"><text:span text:style-name="T12">5.3.</text:span><text:span text:style-name="T24">6</text:span><text:span text:style-name="T12">.2.</text:span><text:span text:style-name="T26"> Once the </text:span><text:alphabetical-index-mark-start text:id="IMark74518488"/><text:span text:style-name="T26">dialog</text:span><text:alphabetical-index-mark-end text:id="IMark74518488"/><text:span text:style-name="T26"> appears, enter the name of the </text:span><text:alphabetical-index-mark-start text:id="IMark73532248"/><text:span text:style-name="T29">program</text:span><text:alphabetical-index-mark-end text:id="IMark73532248"/><text:span text:style-name="T26"> without the </text:span><text:span text:style-name="T49">‘</text:span><text:alphabetical-index-mark-start text:id="IMark74098952"/><text:span text:style-name="T50">prg</text:span><text:alphabetical-index-mark-end text:id="IMark74098952"/><text:span text:style-name="T49">’</text:span><text:span text:style-name="T26"> sub</text:span><text:alphabetical-index-mark-start text:id="IMark78267752"/><text:span text:style-name="T26">string</text:span><text:alphabetical-index-mark-end text:id="IMark78267752"/><text:span text:style-name="T26">. For </text:span><text:soft-page-break/><text:alphabetical-index-mark-start text:id="IMark75493144"/><text:span text:style-name="T26">example</text:span><text:alphabetical-index-mark-end text:id="IMark75493144"/><text:span text:style-name="T26">, if you want to </text:span><text:alphabetical-index-mark-start text:id="IMark75155928"/><text:span text:style-name="T30">load</text:span><text:alphabetical-index-mark-end text:id="IMark75155928"/><text:span text:style-name="T26"> </text:span><text:span text:style-name="T49">‘</text:span><text:alphabetical-index-mark-start text:id="IMark75181976"/><text:span text:style-name="T50">prg</text:span><text:alphabetical-index-mark-end text:id="IMark75181976"/><text:span text:style-name="T50">43.2</text:span><text:span text:style-name="T49">’</text:span><text:span text:style-name="T26"> </text:span><text:span text:style-name="T30">from </text:span><text:alphabetical-index-mark-start text:id="IMark77369000"/><text:span text:style-name="T51">sde_</text:span><text:alphabetical-index-mark-start text:id="IMark52993192"/><text:span text:style-name="T51">prg</text:span><text:alphabetical-index-mark-end text:id="IMark52993192"/><text:span text:style-name="T51">_rules</text:span><text:alphabetical-index-mark-end text:id="IMark77369000"/><text:span text:style-name="T30"> to </text:span><text:alphabetical-index-mark-start text:id="IMark78340808"/><text:span text:style-name="T51">sde_rules</text:span><text:alphabetical-index-mark-end text:id="IMark78340808"/><text:span text:style-name="T30"> </text:span><text:span text:style-name="T26">you would just </text:span><text:alphabetical-index-mark-start text:id="IMark38205512"/><text:span text:style-name="T26">input</text:span><text:alphabetical-index-mark-end text:id="IMark38205512"/><text:span text:style-name="T26"> </text:span><text:span text:style-name="T49">‘</text:span><text:span text:style-name="T50">43.2</text:span><text:span text:style-name="T49">’</text:span><text:span text:style-name="T26">.</text:span></text:p>
      <text:p text:style-name="P74"/>
      <text:p text:style-name="P74"/>
      <text:p text:style-name="P57"><text:span text:style-name="T12">5.3.</text:span><text:span text:style-name="T24">6</text:span><text:span text:style-name="T12">.3.</text:span><text:span text:style-name="T26"> Press </text:span><text:span text:style-name="T12">[</text:span><text:alphabetical-index-mark-start text:id="IMark76206568"/><text:span text:style-name="T12">EXE</text:span><text:alphabetical-index-mark-end text:id="IMark76206568"/><text:span text:style-name="T12">]</text:span><text:span text:style-name="T26">.</text:span></text:p>
      <text:p text:style-name="P57"><text:span text:style-name="T26"/></text:p>
      <text:p text:style-name="P57"><text:span text:style-name="T26"/></text:p>
      <text:h text:style-name="P88" text:outline-level="3"><text:bookmark-start text:name="__RefHeading___Toc3436_1164564522"/>5.3.<text:span text:style-name="T66">7</text:span>. <text:alphabetical-index-mark-start text:id="IMark74688952"/><text:span text:style-name="T66">Un</text:span><text:alphabetical-index-mark-start text:id="IMark73575592"/><text:span text:style-name="T66">load</text:span><text:alphabetical-index-mark-end text:id="IMark73575592"/><text:alphabetical-index-mark-end text:id="IMark74688952"/><text:span text:style-name="T66"> an AI </text:span><text:alphabetical-index-mark-start text:id="IMark52498744"/><text:span text:style-name="T66">program</text:span><text:alphabetical-index-mark-end text:id="IMark52498744"/> <text:span text:style-name="T66">from </text:span><text:alphabetical-index-mark-start text:id="IMark52209976"/><text:span text:style-name="T48">sde_rules</text:span><text:alphabetical-index-mark-end text:id="IMark52209976"/><text:span text:style-name="T65"> </text:span>using [<text:alphabetical-index-mark-start text:id="IMark76485400"/><text:span text:style-name="T64">POF</text:span><text:alphabetical-index-mark-end text:id="IMark76485400"/>].<text:bookmark-end text:name="__RefHeading___Toc3436_1164564522"/></text:h>
      <text:p text:style-name="P71"/>
      <text:p text:style-name="P55"><text:span text:style-name="T26">There are various ways to </text:span><text:alphabetical-index-mark-start text:id="IMark80746856"/><text:span text:style-name="T29">load</text:span><text:alphabetical-index-mark-end text:id="IMark80746856"/><text:span text:style-name="T29"> a </text:span><text:alphabetical-index-mark-start text:id="IMark75945080"/><text:span text:style-name="T29">program</text:span><text:alphabetical-index-mark-end text:id="IMark75945080"/><text:span text:style-name="T26">, but for </text:span><text:alphabetical-index-mark-start text:id="IMark76023192"/><text:span text:style-name="T26">convenience</text:span><text:alphabetical-index-mark-end text:id="IMark76023192"/><text:span text:style-name="T26"> and </text:span><text:alphabetical-index-mark-start text:id="IMark75660968"/><text:span text:style-name="T26">efficiency</text:span><text:alphabetical-index-mark-end text:id="IMark75660968"/><text:span text:style-name="T26">, you have the </text:span><text:span text:style-name="T12">[</text:span><text:alphabetical-index-mark-start text:id="IMark73603384"/><text:span text:style-name="T24">P</text:span><text:span text:style-name="T12">O</text:span><text:span text:style-name="T25">F</text:span><text:alphabetical-index-mark-end text:id="IMark73603384"/><text:span text:style-name="T12">]</text:span><text:span text:style-name="T26"> </text:span><text:alphabetical-index-mark-start text:id="IMark74518488"/><text:span text:style-name="T26">function</text:span><text:alphabetical-index-mark-end text:id="IMark74518488"/><text:span text:style-name="T26">.</text:span></text:p>
      <text:p text:style-name="P71"/>
      <text:p text:style-name="P58"><text:span text:style-name="T12">5.3.</text:span><text:span text:style-name="T25">7</text:span><text:span text:style-name="T12">.1.</text:span><text:span text:style-name="T26"> Press </text:span><text:span text:style-name="T12">[</text:span><text:alphabetical-index-mark-start text:id="IMark76492008"/><text:span text:style-name="T24">P</text:span><text:span text:style-name="T12">O</text:span><text:span text:style-name="T25">F</text:span><text:alphabetical-index-mark-end text:id="IMark76492008"/><text:span text:style-name="T12">]</text:span><text:span text:style-name="T26">.</text:span></text:p>
      <text:p text:style-name="P75"/>
      <text:p text:style-name="P75"/>
      <text:p text:style-name="P58"><text:span text:style-name="T12">5.3.</text:span><text:span text:style-name="T25">7</text:span><text:span text:style-name="T12">.2.</text:span><text:span text:style-name="T26"> Once the </text:span><text:alphabetical-index-mark-start text:id="IMark74737112"/><text:span text:style-name="T26">dialog</text:span><text:alphabetical-index-mark-end text:id="IMark74737112"/><text:span text:style-name="T26"> appears, enter the name of the </text:span><text:alphabetical-index-mark-start text:id="IMark76467592"/><text:span text:style-name="T29">program</text:span><text:alphabetical-index-mark-end text:id="IMark76467592"/><text:span text:style-name="T26"> without the </text:span><text:span text:style-name="T49">‘</text:span><text:alphabetical-index-mark-start text:id="IMark52427256"/><text:span text:style-name="T50">prg</text:span><text:alphabetical-index-mark-end text:id="IMark52427256"/><text:span text:style-name="T49">’</text:span><text:span text:style-name="T26"> sub</text:span><text:alphabetical-index-mark-start text:id="IMark75615208"/><text:span text:style-name="T26">string</text:span><text:alphabetical-index-mark-end text:id="IMark75615208"/><text:span text:style-name="T26">. For </text:span><text:alphabetical-index-mark-start text:id="IMark52878632"/><text:span text:style-name="T26">example</text:span><text:alphabetical-index-mark-end text:id="IMark52878632"/><text:span text:style-name="T26">, if you want to </text:span><text:alphabetical-index-mark-start text:id="IMark63237448"/><text:span text:style-name="T30">un</text:span><text:alphabetical-index-mark-start text:id="IMark72232296"/><text:span text:style-name="T30">load</text:span><text:alphabetical-index-mark-end text:id="IMark72232296"/><text:alphabetical-index-mark-end text:id="IMark63237448"/><text:span text:style-name="T26"> </text:span><text:span text:style-name="T49">‘</text:span><text:alphabetical-index-mark-start text:id="IMark80391992"/><text:span text:style-name="T50">prg</text:span><text:alphabetical-index-mark-end text:id="IMark80391992"/><text:span text:style-name="T50">43.2</text:span><text:span text:style-name="T49">’</text:span><text:span text:style-name="T26"> </text:span><text:span text:style-name="T30">from </text:span><text:alphabetical-index-mark-start text:id="IMark74689624"/><text:span text:style-name="T51">sde_rules</text:span><text:alphabetical-index-mark-end text:id="IMark74689624"/><text:span text:style-name="T30"> </text:span><text:span text:style-name="T26">you would just </text:span><text:alphabetical-index-mark-start text:id="IMark73664584"/><text:span text:style-name="T26">input</text:span><text:alphabetical-index-mark-end text:id="IMark73664584"/><text:span text:style-name="T26"> </text:span><text:span text:style-name="T49">‘</text:span><text:span text:style-name="T50">43.2</text:span><text:span text:style-name="T49">’</text:span><text:span text:style-name="T26">. </text:span><text:span text:style-name="T30">Note that the </text:span><text:alphabetical-index-mark-start text:id="IMark74184664"/><text:span text:style-name="T30">record</text:span><text:alphabetical-index-mark-end text:id="IMark74184664"/><text:span text:style-name="T30">s of the </text:span><text:alphabetical-index-mark-start text:id="IMark73784744"/><text:span text:style-name="T30">program</text:span><text:alphabetical-index-mark-end text:id="IMark73784744"/><text:span text:style-name="T30"> are not </text:span><text:alphabetical-index-mark-start text:id="IMark74286440"/><text:span text:style-name="T30">delete</text:span><text:alphabetical-index-mark-end text:id="IMark74286440"/><text:span text:style-name="T30">d from </text:span><text:alphabetical-index-mark-start text:id="IMark75296424"/><text:span text:style-name="T51">sde_</text:span><text:alphabetical-index-mark-start text:id="IMark73387320"/><text:span text:style-name="T51">prg</text:span><text:alphabetical-index-mark-end text:id="IMark73387320"/><text:span text:style-name="T51">_rules</text:span><text:alphabetical-index-mark-end text:id="IMark75296424"/><text:span text:style-name="T30"> when you </text:span><text:alphabetical-index-mark-start text:id="IMark52542584"/><text:span text:style-name="T30">execute</text:span><text:alphabetical-index-mark-end text:id="IMark52542584"/><text:span text:style-name="T30"> this </text:span><text:alphabetical-index-mark-start text:id="IMark76206568"/><text:span text:style-name="T30">procedure</text:span><text:alphabetical-index-mark-end text:id="IMark76206568"/><text:span text:style-name="T30">.</text:span></text:p>
      <text:p text:style-name="P75"/>
      <text:p text:style-name="P75"/>
      <text:p text:style-name="P58"><text:span text:style-name="T12">5.3.</text:span><text:span text:style-name="T25">7</text:span><text:span text:style-name="T12">.3.</text:span><text:span text:style-name="T26"> Press </text:span><text:span text:style-name="T12">[</text:span><text:alphabetical-index-mark-start text:id="IMark77369000"/><text:span text:style-name="T12">EXE</text:span><text:alphabetical-index-mark-end text:id="IMark77369000"/><text:span text:style-name="T12">]</text:span><text:span text:style-name="T26">.</text:span></text:p>
      <text:p text:style-name="P58"><text:span text:style-name="T26"/></text:p>
      <text:p text:style-name="P58"><text:span text:style-name="T26"/></text:p>
      <text:h text:style-name="Heading_20_3" text:outline-level="3"><text:bookmark-start text:name="__RefHeading___Toc3438_1164564522"/>5.3.8. Alter a fact <text:alphabetical-index-mark-start text:id="IMark75719224"/>record<text:alphabetical-index-mark-end text:id="IMark75719224"/>’s <text:alphabetical-index-mark-start text:id="IMark76710904"/>Value<text:alphabetical-index-mark-end text:id="IMark76710904"/> <text:alphabetical-index-mark-start text:id="IMark80883624"/>field<text:alphabetical-index-mark-end text:id="IMark80883624"/> in <text:alphabetical-index-mark-start text:id="IMark78263432"/><text:span text:style-name="T44">sde_facts</text:span><text:alphabetical-index-mark-end text:id="IMark78263432"/><text:span text:style-name="T44">.</text:span><text:bookmark-end text:name="__RefHeading___Toc3438_1164564522"/></text:h>
      <text:p text:style-name="P59"><text:span text:style-name="T26"/></text:p>
      <text:p text:style-name="P59"><text:span text:style-name="T26">This method allows to change the </text:span><text:alphabetical-index-mark-start text:id="IMark52209976"/><text:span text:style-name="T26">contents</text:span><text:alphabetical-index-mark-end text:id="IMark52209976"/><text:span text:style-name="T26"> of the </text:span><text:alphabetical-index-mark-start text:id="IMark52878632"/><text:span text:style-name="T26">Value</text:span><text:alphabetical-index-mark-end text:id="IMark52878632"/><text:span text:style-name="T26"> </text:span><text:alphabetical-index-mark-start text:id="IMark79054648"/><text:span text:style-name="T26">field</text:span><text:alphabetical-index-mark-end text:id="IMark79054648"/><text:span text:style-name="T26"> of any existing </text:span><text:alphabetical-index-mark-start text:id="IMark79141944"/><text:span text:style-name="T26">record</text:span><text:alphabetical-index-mark-end text:id="IMark79141944"/><text:span text:style-name="T26"> in </text:span><text:alphabetical-index-mark-start text:id="IMark76485400"/><text:span text:style-name="T26">sde_facts</text:span><text:alphabetical-index-mark-end text:id="IMark76485400"/><text:span text:style-name="T26">.</text:span></text:p>
      <text:p text:style-name="P59"><text:span text:style-name="T26"/></text:p>
      <text:p text:style-name="P59"><text:span text:style-name="T12">5.3.8.1.</text:span><text:span text:style-name="T26"> Press </text:span><text:span text:style-name="T12">[</text:span><text:alphabetical-index-mark-start text:id="IMark74098952"/><text:span text:style-name="T12">ITM</text:span><text:alphabetical-index-mark-end text:id="IMark74098952"/><text:span text:style-name="T12">]</text:span><text:span text:style-name="T26">.</text:span></text:p>
      <text:p text:style-name="P59"><text:span text:style-name="T26"/></text:p>
      <text:p text:style-name="P59"><text:span text:style-name="T26"/></text:p>
      <text:p text:style-name="P59"><text:span text:style-name="T12">5.3.8.2.</text:span><text:span text:style-name="T26"> In the </text:span><text:alphabetical-index-mark-start text:id="IMark74518488"/><text:span text:style-name="T26">dialog</text:span><text:alphabetical-index-mark-end text:id="IMark74518488"/><text:span text:style-name="T26"> </text:span><text:alphabetical-index-mark-start text:id="IMark75155928"/><text:span text:style-name="T26">box</text:span><text:alphabetical-index-mark-end text:id="IMark75155928"/><text:span text:style-name="T26">, enter the name of the </text:span><text:alphabetical-index-mark-start text:id="IMark73387320"/><text:span text:style-name="T49">Item</text:span><text:alphabetical-index-mark-end text:id="IMark73387320"/><text:span text:style-name="T26"> to change (the </text:span><text:alphabetical-index-mark-start text:id="IMark77849016"/><text:span text:style-name="T26">string</text:span><text:alphabetical-index-mark-end text:id="IMark77849016"/><text:span text:style-name="T26"> contained in </text:span><text:alphabetical-index-mark-start text:id="IMark75296424"/><text:span text:style-name="T49">sde_rules</text:span><text:alphabetical-index-mark-end text:id="IMark75296424"/><text:span text:style-name="T49">. </text:span><text:soft-page-break/><text:alphabetical-index-mark-start text:id="IMark37803992"/><text:span text:style-name="T49">Item</text:span><text:alphabetical-index-mark-end text:id="IMark37803992"/><text:span text:style-name="T26">). For </text:span><text:alphabetical-index-mark-start text:id="IMark75181976"/><text:span text:style-name="T26">example</text:span><text:alphabetical-index-mark-end text:id="IMark75181976"/><text:span text:style-name="T26">, if you want to set </text:span><text:alphabetical-index-mark-start text:id="IMark52542584"/><text:alphabetical-index-mark-start text:id="IMark75879464"/><text:span text:style-name="T49">mode_</text:span><text:alphabetical-index-mark-end text:id="IMark75879464"/><text:alphabetical-index-mark-start text:id="IMark76295832"/><text:span text:style-name="T49">hato</text:span><text:alphabetical-index-mark-end text:id="IMark76295832"/><text:alphabetical-index-mark-end text:id="IMark52542584"/><text:span text:style-name="T26"> on using this method, enter </text:span><text:span text:style-name="T49">‘</text:span><text:alphabetical-index-mark-start text:id="IMark76206568"/><text:alphabetical-index-mark-start text:id="IMark52609368"/><text:span text:style-name="T49">mode_</text:span><text:alphabetical-index-mark-end text:id="IMark52609368"/><text:alphabetical-index-mark-start text:id="IMark75675592"/><text:span text:style-name="T49">hato</text:span><text:alphabetical-index-mark-end text:id="IMark75675592"/><text:alphabetical-index-mark-end text:id="IMark76206568"/><text:span text:style-name="T49">’</text:span><text:span text:style-name="T56">.</text:span></text:p>
      <text:p text:style-name="P76"><text:span text:style-name="T26"/></text:p>
      <text:p text:style-name="P76"><text:span text:style-name="T26"/></text:p>
      <text:p text:style-name="P76"><text:span text:style-name="T12">5.3.8.3.</text:span><text:span text:style-name="T26"> Press </text:span><text:span text:style-name="T12">[</text:span><text:alphabetical-index-mark-start text:id="IMark75615208"/><text:span text:style-name="T12">VAL</text:span><text:alphabetical-index-mark-end text:id="IMark75615208"/><text:span text:style-name="T12">]</text:span><text:span text:style-name="T26">.</text:span></text:p>
      <text:p text:style-name="P76"><text:span text:style-name="T26"/></text:p>
      <text:p text:style-name="P76"><text:span text:style-name="T26"/></text:p>
      <text:p text:style-name="P77"><text:span text:style-name="T12">5.3.8.4.</text:span><text:span text:style-name="T26"> In the </text:span><text:alphabetical-index-mark-start text:id="IMark76485400"/><text:span text:style-name="T26">dialog</text:span><text:alphabetical-index-mark-end text:id="IMark76485400"/><text:span text:style-name="T26"> </text:span><text:alphabetical-index-mark-start text:id="IMark75945080"/><text:span text:style-name="T26">box</text:span><text:alphabetical-index-mark-end text:id="IMark75945080"/><text:span text:style-name="T26">, enter the </text:span><text:alphabetical-index-mark-start text:id="IMark78080472"/><text:span text:style-name="T49">Value</text:span><text:alphabetical-index-mark-end text:id="IMark78080472"/><text:span text:style-name="T26">. For </text:span><text:alphabetical-index-mark-start text:id="IMark74689624"/><text:span text:style-name="T26">example</text:span><text:alphabetical-index-mark-end text:id="IMark74689624"/><text:span text:style-name="T26">, to set </text:span><text:alphabetical-index-mark-start text:id="IMark75929224"/><text:alphabetical-index-mark-start text:id="IMark73664584"/><text:span text:style-name="T49">mode_</text:span><text:alphabetical-index-mark-end text:id="IMark73664584"/><text:alphabetical-index-mark-start text:id="IMark76023192"/><text:span text:style-name="T49">hato</text:span><text:alphabetical-index-mark-end text:id="IMark76023192"/><text:alphabetical-index-mark-end text:id="IMark75929224"/><text:span text:style-name="T26"> on and </text:span><text:alphabetical-index-mark-start text:id="IMark74258376"/><text:span text:style-name="T26">activate</text:span><text:alphabetical-index-mark-end text:id="IMark74258376"/><text:span text:style-name="T26"> it using this method, enter </text:span><text:span text:style-name="T49">1</text:span><text:span text:style-name="T26">. </text:span><text:span text:style-name="T31">In some cases you might want to enter this </text:span><text:alphabetical-index-mark-start text:id="IMark75660968"/><text:span text:style-name="T31">value</text:span><text:alphabetical-index-mark-end text:id="IMark75660968"/><text:span text:style-name="T31"> as an </text:span><text:alphabetical-index-mark-start text:id="IMark79504008"/><text:span text:style-name="T31">integer</text:span><text:alphabetical-index-mark-end text:id="IMark79504008"/><text:span text:style-name="T31"> and in other cases as a </text:span><text:alphabetical-index-mark-start text:id="IMark77330760"/><text:span text:style-name="T31">real</text:span><text:alphabetical-index-mark-end text:id="IMark77330760"/><text:span text:style-name="T31"> </text:span><text:alphabetical-index-mark-start text:id="IMark74098952"/><text:span text:style-name="T31">number</text:span><text:alphabetical-index-mark-end text:id="IMark74098952"/><text:span text:style-name="T31">. It is indistinct if you enter </text:span><text:span text:style-name="T52">1</text:span><text:span text:style-name="T31"> or </text:span><text:span text:style-name="T52">1.00</text:span><text:span text:style-name="T31"> in the case of modes because they operate </text:span><text:span text:style-name="T32">as </text:span><text:alphabetical-index-mark-start text:id="IMark78267752"/><text:span text:style-name="T32">real</text:span><text:alphabetical-index-mark-end text:id="IMark78267752"/><text:span text:style-name="T32"> </text:span><text:alphabetical-index-mark-start text:id="IMark74096888"/><text:span text:style-name="T32">number</text:span><text:alphabetical-index-mark-end text:id="IMark74096888"/><text:span text:style-name="T32">s that </text:span><text:span text:style-name="T31">implicitly a</text:span><text:span text:style-name="T32">re</text:span><text:span text:style-name="T31"> </text:span><text:alphabetical-index-mark-start text:id="IMark80838296"/><text:span text:style-name="T31">Boolean</text:span><text:alphabetical-index-mark-end text:id="IMark80838296"/><text:span text:style-name="T31">.</text:span></text:p>
      <text:p text:style-name="P77"><text:span text:style-name="T26"/></text:p>
      <text:p text:style-name="P77"><text:span text:style-name="T26"/></text:p>
      <text:p text:style-name="P77"><text:span text:style-name="T12">5.3.8.5.</text:span><text:span text:style-name="T26"> Press </text:span><text:span text:style-name="T12">[</text:span><text:alphabetical-index-mark-start text:id="IMark52427256"/><text:span text:style-name="T12">EXE</text:span><text:alphabetical-index-mark-end text:id="IMark52427256"/><text:span text:style-name="T12">]</text:span><text:span text:style-name="T26">.</text:span></text:p>
      <text:h text:style-name="P84" text:outline-level="1"><text:bookmark-start text:name="__RefHeading___Toc72872_673741182"/>6. Sourc<text:alphabetical-index-mark-start text:id="IMark76878008"/>es<text:bookmark-end text:name="__RefHeading___Toc72872_673741182"/><text:alphabetical-index-mark-end text:id="IMark76878008"/></text:h>
      <text:p text:style-name="P14"/>
      <text:p text:style-name="P15"><text:span text:style-name="T38">6.1. </text:span><text:alphabetical-index-mark-start text:id="IMark80746856"/><text:alphabetical-index-mark-start text:id="IMark77293416"/>Edronkin<text:alphabetical-index-mark-end text:id="IMark77293416"/><text:alphabetical-index-mark-end text:id="IMark80746856"/>, P. (2019). <text:alphabetical-index-mark-start text:id="IMark79141944"/><text:alphabetical-index-mark-start text:id="IMark75386328"/>DGIIIAI<text:alphabetical-index-mark-end text:id="IMark75386328"/><text:alphabetical-index-mark-end text:id="IMark79141944"/> - Intelligent Delta Glider. [online] <text:alphabetical-index-mark-start text:id="IMark73532248"/><text:alphabetical-index-mark-start text:id="IMark76212408"/>DGIIIAI<text:alphabetical-index-mark-end text:id="IMark76212408"/><text:alphabetical-index-mark-end text:id="IMark73532248"/>. Available at: https://p<text:alphabetical-index-mark-start text:id="IMark74184664"/>es<text:alphabetical-index-mark-end text:id="IMark74184664"/>choenberg.github.io/<text:alphabetical-index-mark-start text:id="IMark73603384"/><text:alphabetical-index-mark-start text:id="IMark75493144"/>DGIIIAI<text:alphabetical-index-mark-end text:id="IMark75493144"/><text:alphabetical-index-mark-end text:id="IMark73603384"/>/ [Acc<text:alphabetical-index-mark-start text:id="IMark76485400"/>es<text:alphabetical-index-mark-end text:id="IMark76485400"/>sed 26 Aug. 2019].</text:p>
      <text:p text:style-name="P15"/>
      <text:p text:style-name="P15"><text:span text:style-name="T38">6.2. </text:span>Sqlite.org. (2000). SQLite Home Page. [online] Available at: https://www.<text:alphabetical-index-mark-start text:id="IMark64324600"/><text:alphabetical-index-mark-start text:id="IMark74286440"/>sql<text:alphabetical-index-mark-end text:id="IMark74286440"/><text:alphabetical-index-mark-end text:id="IMark64324600"/>ite.org/index.html [Acc<text:alphabetical-index-mark-start text:id="IMark78080472"/>es<text:alphabetical-index-mark-end text:id="IMark78080472"/>sed 26 Aug. 2019].</text:p>
      <text:p text:style-name="P15"/>
      <text:p text:style-name="P15"><text:span text:style-name="T38">6.3. </text:span><text:alphabetical-index-mark-start text:id="IMark79476264"/><text:alphabetical-index-mark-start text:id="IMark74518488"/>Schweiger<text:alphabetical-index-mark-end text:id="IMark74518488"/><text:alphabetical-index-mark-end text:id="IMark79476264"/>, M. (2000). <text:alphabetical-index-mark-start text:id="IMark73664584"/><text:alphabetical-index-mark-start text:id="IMark80539880"/>Orbiter<text:alphabetical-index-mark-end text:id="IMark80539880"/><text:alphabetical-index-mark-end text:id="IMark73664584"/> 2016 <text:alphabetical-index-mark-start text:id="IMark75929224"/><text:alphabetical-index-mark-start text:id="IMark76023192"/>Space<text:alphabetical-index-mark-end text:id="IMark76023192"/><text:alphabetical-index-mark-end text:id="IMark75929224"/> <text:alphabetical-index-mark-start text:id="IMark52993192"/><text:alphabetical-index-mark-start text:id="IMark75155928"/>Flight<text:alphabetical-index-mark-end text:id="IMark75155928"/><text:alphabetical-index-mark-end text:id="IMark52993192"/> <text:alphabetical-index-mark-start text:id="IMark74258376"/><text:alphabetical-index-mark-start text:id="IMark76492008"/>Simulator<text:alphabetical-index-mark-end text:id="IMark76492008"/><text:alphabetical-index-mark-end text:id="IMark74258376"/>. [online] Orbit.medphys.ucl.ac.uk. Available at: http://orbit.medphys.ucl.ac.uk/ [Acc<text:alphabetical-index-mark-start text:id="IMark67418616"/>es<text:alphabetical-index-mark-end text:id="IMark67418616"/>sed 26 Aug. 2019].</text:p>
      <text:p text:style-name="P9"/>
      <text:p text:style-name="P8"/>
      <text:p text:style-name="P8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Text_20_body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84" text:outline-level="1">7. Alphabetical Index</text:h>
          </text:index-title>
          <text:p text:style-name="P80"/>
          <text:p text:style-name="P80">A</text:p>
          <text:p text:style-name="P78"/>
          <text:p text:style-name="P78">abbreviation<text:tab/>6</text:p>
          <text:p text:style-name="P78">activate<text:tab/>4, 11, 15p., 18</text:p>
          <text:p text:style-name="P78">Activate<text:tab/>4, 15</text:p>
          <text:p text:style-name="P78">activation<text:tab/>1, 11</text:p>
          <text:p text:style-name="P78">AI<text:tab/>1</text:p>
          <text:p text:style-name="P78">AIE<text:tab/>3, 5, 7pp., 11pp.</text:p>
          <text:p text:style-name="P78">artificial<text:tab/>1, 5</text:p>
          <text:p text:style-name="P80"/>
          <text:p text:style-name="P80"/>
          <text:p text:style-name="P80">B</text:p>
          <text:p text:style-name="P78"/>
          <text:p text:style-name="P78">base<text:tab/>1</text:p>
          <text:p text:style-name="P78">behavior<text:tab/>1</text:p>
          <text:p text:style-name="P78">Boolean<text:tab/>18</text:p>
          <text:p text:style-name="P78">box<text:tab/>14p., 17p.</text:p>
          <text:p text:style-name="P78">buffer<text:tab/>13</text:p>
          <text:p text:style-name="P78">button<text:tab/>5, 11</text:p>
          <text:p text:style-name="P80"/>
          <text:p text:style-name="P80"/>
          <text:p text:style-name="P80">C</text:p>
          <text:p text:style-name="P78"/>
          <text:p text:style-name="P78">C++<text:tab/>7</text:p>
          <text:p text:style-name="P78">code<text:tab/>5</text:p>
          <text:p text:style-name="P78">compatibility<text:tab/>7</text:p>
          <text:p text:style-name="P78">compatible<text:tab/>2p., 7, 9</text:p>
          <text:p text:style-name="P78"><text:soft-page-break/>complex<text:tab/>7</text:p>
          <text:p text:style-name="P78">CON<text:tab/>3, 10, 14</text:p>
          <text:p text:style-name="P78">condition<text:tab/>1, 3, 6</text:p>
          <text:p text:style-name="P78">connect<text:tab/>4p., 10, 14p.</text:p>
          <text:p text:style-name="P78">Connect<text:tab/>3, 10, 13</text:p>
          <text:p text:style-name="P78">contents<text:tab/>5, 17</text:p>
          <text:p text:style-name="P78">Contents<text:tab/>3</text:p>
          <text:p text:style-name="P78">contribute<text:tab/>2</text:p>
          <text:p text:style-name="P78">CONTRIBUTING<text:tab/>2</text:p>
          <text:p text:style-name="P78">control<text:tab/>1, 12</text:p>
          <text:p text:style-name="P78">Control<text:tab/>1</text:p>
          <text:p text:style-name="P78">convenience<text:tab/>9, 15pp.</text:p>
          <text:p text:style-name="P78">COPYING<text:tab/>2</text:p>
          <text:p text:style-name="P78">corrupted<text:tab/>15</text:p>
          <text:p text:style-name="P78">crash<text:tab/>15</text:p>
          <text:p text:style-name="P78">crs<text:tab/>11</text:p>
          <text:p text:style-name="P80"/>
          <text:p text:style-name="P80"/>
          <text:p text:style-name="P80">D</text:p>
          <text:p text:style-name="P78"/>
          <text:p text:style-name="P78">data<text:tab/>1, 3, 5, 7pp., 13pp.</text:p>
          <text:p text:style-name="P78">Data<text:tab/>10</text:p>
          <text:p text:style-name="P78">database<text:tab/>1, 3, 5, 7pp., 13pp.</text:p>
          <text:p text:style-name="P78">Database<text:tab/>10</text:p>
          <text:p text:style-name="P78">DB<text:tab/>3, 10, 14</text:p>
          <text:p text:style-name="P78">DBMS<text:tab/>3, 7p.</text:p>
          <text:p text:style-name="P78">deactivate<text:tab/>11, 16</text:p>
          <text:p text:style-name="P78">Deactivate<text:tab/>4, 16</text:p>
          <text:p text:style-name="P78">deactivation<text:tab/>1, 11</text:p>
          <text:p text:style-name="P78">delete<text:tab/>17</text:p>
          <text:p text:style-name="P78"><text:soft-page-break/>develop<text:tab/>2p., 6p.</text:p>
          <text:p text:style-name="P78">Develop<text:tab/>3, 7</text:p>
          <text:p text:style-name="P78">developer<text:tab/>2</text:p>
          <text:p text:style-name="P78">DGIIIAI<text:tab/>1p., 5pp., 13p., 19</text:p>
          <text:p text:style-name="P78">dialog<text:tab/>10pp.</text:p>
          <text:p text:style-name="P78">DIS<text:tab/>3, 10, 14</text:p>
          <text:p text:style-name="P78">disconnect<text:tab/>5, 14p.</text:p>
          <text:p text:style-name="P78">Disconnect<text:tab/>4, 10, 14</text:p>
          <text:p text:style-name="P78">disconnection<text:tab/>15</text:p>
          <text:p text:style-name="P78">display<text:tab/>1</text:p>
          <text:p text:style-name="P78">document<text:tab/>5p., 9</text:p>
          <text:p text:style-name="P80"/>
          <text:p text:style-name="P80"/>
          <text:p text:style-name="P80">E</text:p>
          <text:p text:style-name="P78"/>
          <text:p text:style-name="P78">Edronkin<text:tab/>1, 19</text:p>
          <text:p text:style-name="P78">efficiency<text:tab/>15pp.</text:p>
          <text:p text:style-name="P78">embedded<text:tab/>5</text:p>
          <text:p text:style-name="P78">engine<text:tab/>1, 5</text:p>
          <text:p text:style-name="P78">es<text:tab/>1p., 5pp., 19</text:p>
          <text:p text:style-name="P78">example<text:tab/>11pp., 15pp.</text:p>
          <text:p text:style-name="P78">EXE<text:tab/>3, 13, 15pp.</text:p>
          <text:p text:style-name="P78">execute<text:tab/>1, 17</text:p>
          <text:p text:style-name="P78">Execute<text:tab/>10, 13</text:p>
          <text:p text:style-name="P78">expert<text:tab/>1, 5, 9</text:p>
          <text:p text:style-name="P78">Expert<text:tab/>3, 9</text:p>
          <text:p text:style-name="P80"/>
          <text:p text:style-name="P80"/>
          <text:p text:style-name="P80">F</text:p>
          <text:p text:style-name="P78"/>
          <text:p text:style-name="P78"><text:soft-page-break/>field<text:tab/>4p., 9, 17</text:p>
          <text:p text:style-name="P78">file<text:tab/>2, 5pp., 9p.</text:p>
          <text:p text:style-name="P78">flat<text:tab/>7</text:p>
          <text:p text:style-name="P78">flight<text:tab/>1, 12</text:p>
          <text:p text:style-name="P78">Flight<text:tab/>1, 19</text:p>
          <text:p text:style-name="P78">format<text:tab/>2</text:p>
          <text:p text:style-name="P78">function<text:tab/>1, 3, 8pp., 15pp.</text:p>
          <text:p text:style-name="P78">Function<text:tab/>3, 10</text:p>
          <text:p text:style-name="P80"/>
          <text:p text:style-name="P80"/>
          <text:p text:style-name="P80">H</text:p>
          <text:p text:style-name="P78"/>
          <text:p text:style-name="P78">hato<text:tab/>18</text:p>
          <text:p text:style-name="P78">hdg<text:tab/>12p.</text:p>
          <text:p text:style-name="P80"/>
          <text:p text:style-name="P80"/>
          <text:p text:style-name="P80">I</text:p>
          <text:p text:style-name="P78"/>
          <text:p text:style-name="P78">improve<text:tab/>7</text:p>
          <text:p text:style-name="P78">input<text:tab/>5, 11p., 15pp.</text:p>
          <text:p text:style-name="P78">install<text:tab/>2, 5p., 10</text:p>
          <text:p text:style-name="P78">Install<text:tab/>3, 10</text:p>
          <text:p text:style-name="P78">installation<text:tab/>5p.</text:p>
          <text:p text:style-name="P78">Installation<text:tab/>3, 10</text:p>
          <text:p text:style-name="P78">integer<text:tab/>18</text:p>
          <text:p text:style-name="P78">intelligence<text:tab/>1, 5</text:p>
          <text:p text:style-name="P78">interact<text:tab/>8, 14</text:p>
          <text:p text:style-name="P78">interface<text:tab/>1, 5, 7pp.</text:p>
          <text:p text:style-name="P78">Item<text:tab/>5, 9, 11p., 17p.</text:p>
          <text:p text:style-name="P78">ITM<text:tab/>3, 12p., 17</text:p>
          <text:p text:style-name="P80"><text:soft-page-break/></text:p>
          <text:p text:style-name="P80"/>
          <text:p text:style-name="P80">K</text:p>
          <text:p text:style-name="P78"/>
          <text:p text:style-name="P78">KB<text:tab/>5, 13p.</text:p>
          <text:p text:style-name="P78">knowledge<text:tab/>1pp., 5</text:p>
          <text:p text:style-name="P80"/>
          <text:p text:style-name="P80"/>
          <text:p text:style-name="P80">L</text:p>
          <text:p text:style-name="P78"/>
          <text:p text:style-name="P78">lat<text:tab/>1</text:p>
          <text:p text:style-name="P78">latency<text:tab/>13</text:p>
          <text:p text:style-name="P78">layer<text:tab/>7</text:p>
          <text:p text:style-name="P78">license<text:tab/>2</text:p>
          <text:p text:style-name="P78">License<text:tab/>2p.</text:p>
          <text:p text:style-name="P78">load<text:tab/>4, 9, 12pp., 16p.</text:p>
          <text:p text:style-name="P78">Load<text:tab/>4, 16</text:p>
          <text:p text:style-name="P80"/>
          <text:p text:style-name="P80"/>
          <text:p text:style-name="P80">M</text:p>
          <text:p text:style-name="P78"/>
          <text:p text:style-name="P78">manage<text:tab/>7, 9</text:p>
          <text:p text:style-name="P78">management<text:tab/>7</text:p>
          <text:p text:style-name="P78">manual<text:tab/>12</text:p>
          <text:p text:style-name="P78">MariaDB<text:tab/>7</text:p>
          <text:p text:style-name="P78">MFD<text:tab/>1pp., 5, 7pp., 13p.</text:p>
          <text:p text:style-name="P78">mode_<text:tab/>11, 15p., 18</text:p>
          <text:p text:style-name="P78">mode_crs<text:tab/>11</text:p>
          <text:p text:style-name="P78">mode_hato<text:tab/>18</text:p>
          <text:p text:style-name="P78">mode%<text:tab/>9</text:p>
          <text:p text:style-name="P78"><text:soft-page-break/>module<text:tab/>2p., 5, 7pp., 13</text:p>
          <text:p text:style-name="P78">MOF<text:tab/>3p., 11, 16</text:p>
          <text:p text:style-name="P78">MON<text:tab/>3p., 11p., 15</text:p>
          <text:p text:style-name="P78">multi<text:tab/>1</text:p>
          <text:p text:style-name="P78">MySQL<text:tab/>7</text:p>
          <text:p text:style-name="P80"/>
          <text:p text:style-name="P80"/>
          <text:p text:style-name="P80">N</text:p>
          <text:p text:style-name="P78"/>
          <text:p text:style-name="P78">number<text:tab/>1, 5, 12p., 18</text:p>
          <text:p text:style-name="P80"/>
          <text:p text:style-name="P80"/>
          <text:p text:style-name="P80">O</text:p>
          <text:p text:style-name="P78"/>
          <text:p text:style-name="P78">ODBC<text:tab/>7</text:p>
          <text:p text:style-name="P78">operation<text:tab/>5, 12, 14</text:p>
          <text:p text:style-name="P78">Operation<text:tab/>5</text:p>
          <text:p text:style-name="P78">Orbit<text:tab/>2</text:p>
          <text:p text:style-name="P78">Orbiter<text:tab/>1p., 5, 7, 14, 19</text:p>
          <text:p text:style-name="P78">orcid<text:tab/>1</text:p>
          <text:p text:style-name="P78">OSFS<text:tab/>2, 5, 7pp., 13, 15</text:p>
          <text:p text:style-name="P80"/>
          <text:p text:style-name="P80"/>
          <text:p text:style-name="P80">P</text:p>
          <text:p text:style-name="P78"/>
          <text:p text:style-name="P78">parameter<text:tab/>1</text:p>
          <text:p text:style-name="P78">passing<text:tab/>1</text:p>
          <text:p text:style-name="P78">plug<text:tab/>10</text:p>
          <text:p text:style-name="P78">POF<text:tab/>3p., 11p., 17</text:p>
          <text:p text:style-name="P78">PON<text:tab/>3p., 11p., 16</text:p>
          <text:p text:style-name="P78"><text:soft-page-break/>PostgreS<text:tab/>7</text:p>
          <text:p text:style-name="P78">PostgreSQL<text:tab/>7</text:p>
          <text:p text:style-name="P78">prg<text:tab/>12, 16p.</text:p>
          <text:p text:style-name="P78">procedure<text:tab/>7, 13p., 17</text:p>
          <text:p text:style-name="P78">Procedure<text:tab/>3, 13</text:p>
          <text:p text:style-name="P78">program<text:tab/>1, 4, 9, 12, 16p.</text:p>
          <text:p text:style-name="P78">Program<text:tab/>11p.</text:p>
          <text:p text:style-name="P78">project<text:tab/>2, 5pp., 9</text:p>
          <text:p text:style-name="P80"/>
          <text:p text:style-name="P80"/>
          <text:p text:style-name="P80">Q</text:p>
          <text:p text:style-name="P78"/>
          <text:p text:style-name="P78">query<text:tab/>4, 11, 15</text:p>
          <text:p text:style-name="P80"/>
          <text:p text:style-name="P80"/>
          <text:p text:style-name="P80">R</text:p>
          <text:p text:style-name="P78"/>
          <text:p text:style-name="P78">RDBMS<text:tab/>3, 7p.</text:p>
          <text:p text:style-name="P78">README<text:tab/>2</text:p>
          <text:p text:style-name="P78">real<text:tab/>8, 18</text:p>
          <text:p text:style-name="P78">record<text:tab/>4p., 17</text:p>
          <text:p text:style-name="P78">relational<text:tab/>1, 7p.</text:p>
          <text:p text:style-name="P80"/>
          <text:p text:style-name="P80"/>
          <text:p text:style-name="P80">S</text:p>
          <text:p text:style-name="P78"/>
          <text:p text:style-name="P78">Schweiger<text:tab/>2, 19</text:p>
          <text:p text:style-name="P78">sde_facts<text:tab/>4p., 11, 17</text:p>
          <text:p text:style-name="P78">sde_prg_rules<text:tab/>12, 17</text:p>
          <text:p text:style-name="P78">sde_rules<text:tab/>4p., 12, 16p.</text:p>
          <text:p text:style-name="P78"><text:soft-page-break/>section<text:tab/>6</text:p>
          <text:p text:style-name="P78">send<text:tab/>1, 5, 9, 11, 13</text:p>
          <text:p text:style-name="P78">Send<text:tab/>4, 15</text:p>
          <text:p text:style-name="P78">session<text:tab/>1, 7, 9, 13pp.</text:p>
          <text:p text:style-name="P78">setting<text:tab/>2</text:p>
          <text:p text:style-name="P78">ship<text:tab/>1p., 5, 7, 12p.</text:p>
          <text:p text:style-name="P78">simulation<text:tab/>1</text:p>
          <text:p text:style-name="P78">Simulator<text:tab/>1, 19</text:p>
          <text:p text:style-name="P78">snippet<text:tab/>1</text:p>
          <text:p text:style-name="P78">space<text:tab/>1, 5</text:p>
          <text:p text:style-name="P78">Space<text:tab/>1, 19</text:p>
          <text:p text:style-name="P78">speed<text:tab/>7</text:p>
          <text:p text:style-name="P78">sql<text:tab/>19</text:p>
          <text:p text:style-name="P78">Sql<text:tab/>2</text:p>
          <text:p text:style-name="P78">SQL<text:tab/>1, 3p., 7pp., 11, 15</text:p>
          <text:p text:style-name="P78">SQLC<text:tab/>1, 3, 5pp., 14</text:p>
          <text:p text:style-name="P78">Sqlite3<text:tab/>2, 7, 9, 15</text:p>
          <text:p text:style-name="P78">storage<text:tab/>7</text:p>
          <text:p text:style-name="P78">string<text:tab/>11p., 15pp.</text:p>
          <text:p text:style-name="P78">switch<text:tab/>10, 14</text:p>
          <text:p text:style-name="P78">system<text:tab/>1pp., 5, 7pp., 13</text:p>
          <text:p text:style-name="P80"/>
          <text:p text:style-name="P80"/>
          <text:p text:style-name="P80">T</text:p>
          <text:p text:style-name="P78"/>
          <text:p text:style-name="P78">table<text:tab/>5, 8, 12</text:p>
          <text:p text:style-name="P78">Table<text:tab/>3</text:p>
          <text:p text:style-name="P78">target<text:tab/>12</text:p>
          <text:p text:style-name="P78">tgt_hdg<text:tab/>12p.</text:p>
          <text:p text:style-name="P80"/>
          <text:p text:style-name="P80"><text:soft-page-break/></text:p>
          <text:p text:style-name="P80">U</text:p>
          <text:p text:style-name="P78"/>
          <text:p text:style-name="P78">unload<text:tab/>9, 12, 17</text:p>
          <text:p text:style-name="P78">Unload<text:tab/>4, 17</text:p>
          <text:p text:style-name="P78">UPDATE<text:tab/>11</text:p>
          <text:p text:style-name="P80"/>
          <text:p text:style-name="P80"/>
          <text:p text:style-name="P80">V</text:p>
          <text:p text:style-name="P78"/>
          <text:p text:style-name="P78">VAL<text:tab/>3, 12p., 18</text:p>
          <text:p text:style-name="P78">value<text:tab/>5, 12, 18</text:p>
          <text:p text:style-name="P78">Value<text:tab/>4p., 9, 11p., 17p.</text:p>
          <text:p text:style-name="P78">volume<text:tab/>7</text:p>
          <text:p text:style-name="P80"/>
          <text:p text:style-name="P80"/>
          <text:p text:style-name="P80">W</text:p>
          <text:p text:style-name="P78"/>
          <text:p text:style-name="P78">window<text:tab/>10</text:p>
          <text:p text:style-name="P78">wpt<text:tab/>15p.</text:p>
        </text:index-body>
      </text:alphabetical-index>
      <text:p text:style-name="P8"/>
      <text:p text:style-name="P8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00:54:42.370066800</dc:date>
    <meta:editing-duration>P2DT19H17M52S</meta:editing-duration>
    <meta:editing-cycles>84</meta:editing-cycles>
    <meta:generator>LibreOffice/5.1.6.2$Linux_X86_64 LibreOffice_project/10m0$Build-2</meta:generator>
    <meta:document-statistic meta:table-count="0" meta:image-count="0" meta:object-count="0" meta:page-count="28" meta:paragraph-count="377" meta:word-count="3432" meta:character-count="19251" meta:non-whitespace-character-count="16189"/>
  </office:meta>
</office:document-meta>
</file>